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3" table:default-cell-style-name="ce1"/>
        <table:table-column table:style-name="co3" table:number-columns-repeated="24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Default"/>
          <table:table-cell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27">
            <text:p>27</text:p>
          </table:table-cell>
          <table:table-cell table:style-name="ce1"/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NCATENATE(&quot;(&quot;;[.A2];&quot;,&quot;;[.$C$1];&quot;)&quot;)" office:value-type="string" office:string-value="(1,1)">
            <text:p>(1,1)</text:p>
          </table:table-cell>
          <table:table-cell/>
          <table:table-cell table:formula="of:=CONCATENATE(&quot;(&quot;;[.A2];&quot;,&quot;;[.$E$1];&quot;)&quot;)" office:value-type="string" office:string-value="(1,2)">
            <text:p>(1,2)</text:p>
          </table:table-cell>
          <table:table-cell office:value-type="float" office:value="1">
            <text:p>1</text:p>
          </table:table-cell>
          <table:table-cell table:formula="of:=CONCATENATE(&quot;(&quot;;[.A2];&quot;,&quot;;[.$G$1];&quot;)&quot;)" office:value-type="string" office:string-value="(1,3)">
            <text:p>(1,3)</text:p>
          </table:table-cell>
          <table:table-cell/>
          <table:table-cell table:formula="of:=CONCATENATE(&quot;(&quot;;[.A2];&quot;,&quot;;[.$I$1];&quot;)&quot;)" office:value-type="string" office:string-value="(1,4)">
            <text:p>(1,4)</text:p>
          </table:table-cell>
          <table:table-cell/>
          <table:table-cell table:formula="of:=CONCATENATE(&quot;(&quot;;[.A2];&quot;,&quot;;[.$K$1];&quot;)&quot;)" office:value-type="string" office:string-value="(1,5)">
            <text:p>(1,5)</text:p>
          </table:table-cell>
          <table:table-cell/>
          <table:table-cell table:formula="of:=CONCATENATE(&quot;(&quot;;[.A2];&quot;,&quot;;[.$M$1];&quot;)&quot;)" office:value-type="string" office:string-value="(1,6)">
            <text:p>(1,6)</text:p>
          </table:table-cell>
          <table:table-cell office:value-type="float" office:value="1">
            <text:p>1</text:p>
          </table:table-cell>
          <table:table-cell table:formula="of:=CONCATENATE(&quot;(&quot;;[.A2];&quot;,&quot;;[.$O$1];&quot;)&quot;)" office:value-type="string" office:string-value="(1,7)">
            <text:p>(1,7)</text:p>
          </table:table-cell>
          <table:table-cell/>
          <table:table-cell table:formula="of:=CONCATENATE(&quot;(&quot;;[.A2];&quot;,&quot;;[.$Q$1];&quot;)&quot;)" office:value-type="string" office:string-value="(1,8)">
            <text:p>(1,8)</text:p>
          </table:table-cell>
          <table:table-cell office:value-type="float" office:value="1">
            <text:p>1</text:p>
          </table:table-cell>
          <table:table-cell table:formula="of:=CONCATENATE(&quot;(&quot;;[.A2];&quot;,&quot;;[.$S$1];&quot;)&quot;)" office:value-type="string" office:string-value="(1,9)">
            <text:p>(1,9)</text:p>
          </table:table-cell>
          <table:table-cell office:value-type="float" office:value="1">
            <text:p>1</text:p>
          </table:table-cell>
          <table:table-cell table:formula="of:=CONCATENATE(&quot;(&quot;;[.A2];&quot;,&quot;;[.$U$1];&quot;)&quot;)" office:value-type="string" office:string-value="(1,10)">
            <text:p>(1,10)</text:p>
          </table:table-cell>
          <table:table-cell/>
          <table:table-cell table:formula="of:=CONCATENATE(&quot;(&quot;;[.A2];&quot;,&quot;;[.$W$1];&quot;)&quot;)" office:value-type="string" office:string-value="(1,11)">
            <text:p>(1,11)</text:p>
          </table:table-cell>
          <table:table-cell office:value-type="float" office:value="1">
            <text:p>1</text:p>
          </table:table-cell>
          <table:table-cell table:formula="of:=CONCATENATE(&quot;(&quot;;[.A2];&quot;,&quot;;[.$Y$1];&quot;)&quot;)" office:value-type="string" office:string-value="(1,12)">
            <text:p>(1,12)</text:p>
          </table:table-cell>
          <table:table-cell office:value-type="float" office:value="1">
            <text:p>1</text:p>
          </table:table-cell>
          <table:table-cell table:formula="of:=CONCATENATE(&quot;(&quot;;[.A2];&quot;,&quot;;[.$AA$1];&quot;)&quot;)" office:value-type="string" office:string-value="(1,13)">
            <text:p>(1,13)</text:p>
          </table:table-cell>
          <table:table-cell office:value-type="float" office:value="1">
            <text:p>1</text:p>
          </table:table-cell>
          <table:table-cell table:formula="of:=CONCATENATE(&quot;(&quot;;[.A2];&quot;,&quot;;[.$AC$1];&quot;)&quot;)" office:value-type="string" office:string-value="(1,14)">
            <text:p>(1,14)</text:p>
          </table:table-cell>
          <table:table-cell/>
          <table:table-cell table:formula="of:=CONCATENATE(&quot;(&quot;;[.A2];&quot;,&quot;;[.$AE$1];&quot;)&quot;)" office:value-type="string" office:string-value="(1,15)">
            <text:p>(1,15)</text:p>
          </table:table-cell>
          <table:table-cell office:value-type="float" office:value="1">
            <text:p>1</text:p>
          </table:table-cell>
          <table:table-cell table:formula="of:=CONCATENATE(&quot;(&quot;;[.A2];&quot;,&quot;;[.$AG$1];&quot;)&quot;)" office:value-type="string" office:string-value="(1,16)">
            <text:p>(1,16)</text:p>
          </table:table-cell>
          <table:table-cell office:value-type="float" office:value="1">
            <text:p>1</text:p>
          </table:table-cell>
          <table:table-cell table:formula="of:=CONCATENATE(&quot;(&quot;;[.A2];&quot;,&quot;;[.$AI$1];&quot;)&quot;)" office:value-type="string" office:string-value="(1,17)">
            <text:p>(1,17)</text:p>
          </table:table-cell>
          <table:table-cell office:value-type="float" office:value="1">
            <text:p>1</text:p>
          </table:table-cell>
          <table:table-cell table:formula="of:=CONCATENATE(&quot;(&quot;;[.A2];&quot;,&quot;;[.$AK$1];&quot;)&quot;)" office:value-type="string" office:string-value="(1,18)">
            <text:p>(1,18)</text:p>
          </table:table-cell>
          <table:table-cell/>
          <table:table-cell table:formula="of:=CONCATENATE(&quot;(&quot;;[.A2];&quot;,&quot;;[.$AM$1];&quot;)&quot;)" office:value-type="string" office:string-value="(1,19)">
            <text:p>(1,19)</text:p>
          </table:table-cell>
          <table:table-cell office:value-type="float" office:value="1">
            <text:p>1</text:p>
          </table:table-cell>
          <table:table-cell table:formula="of:=CONCATENATE(&quot;(&quot;;[.A2];&quot;,&quot;;[.$AO$1];&quot;)&quot;)" office:value-type="string" office:string-value="(1,20)">
            <text:p>(1,20)</text:p>
          </table:table-cell>
          <table:table-cell/>
          <table:table-cell table:formula="of:=CONCATENATE(&quot;(&quot;;[.A2];&quot;,&quot;;[.$AQ$1];&quot;)&quot;)" office:value-type="string" office:string-value="(1,21)">
            <text:p>(1,21)</text:p>
          </table:table-cell>
          <table:table-cell/>
          <table:table-cell table:formula="of:=CONCATENATE(&quot;(&quot;;[.A2];&quot;,&quot;;[.$AS$1];&quot;)&quot;)" office:value-type="string" office:string-value="(1,22)">
            <text:p>(1,22)</text:p>
          </table:table-cell>
          <table:table-cell/>
          <table:table-cell table:formula="of:=CONCATENATE(&quot;(&quot;;[.A2];&quot;,&quot;;[.$AU$1];&quot;)&quot;)" office:value-type="string" office:string-value="(1,23)">
            <text:p>(1,23)</text:p>
          </table:table-cell>
          <table:table-cell office:value-type="float" office:value="1">
            <text:p>1</text:p>
          </table:table-cell>
          <table:table-cell table:formula="of:=CONCATENATE(&quot;(&quot;;[.A2];&quot;,&quot;;[.$AW$1];&quot;)&quot;)" office:value-type="string" office:string-value="(1,24)">
            <text:p>(1,24)</text:p>
          </table:table-cell>
          <table:table-cell office:value-type="float" office:value="1">
            <text:p>1</text:p>
          </table:table-cell>
          <table:table-cell table:formula="of:=CONCATENATE(&quot;(&quot;;[.A2];&quot;,&quot;;[.$AY$1];&quot;)&quot;)" office:value-type="string" office:string-value="(1,25)">
            <text:p>(1,25)</text:p>
          </table:table-cell>
          <table:table-cell/>
          <table:table-cell table:formula="of:=CONCATENATE(&quot;(&quot;;[.A2];&quot;,&quot;;[.$BA$1];&quot;)&quot;)" office:value-type="string" office:string-value="(1,26)">
            <text:p>(1,26)</text:p>
          </table:table-cell>
          <table:table-cell office:value-type="float" office:value="1">
            <text:p>1</text:p>
          </table:table-cell>
          <table:table-cell table:formula="of:=CONCATENATE(&quot;(&quot;;[.A2];&quot;,&quot;;[.$BC$1];&quot;)&quot;)" office:value-type="string" office:string-value="(1,27)">
            <text:p>(1,27)</text:p>
          </table:table-cell>
          <table:table-cell office:value-type="float" office:value="1">
            <text:p>1</text:p>
          </table:table-cell>
          <table:table-cell table:formula="of:=CONCATENATE(&quot;(&quot;;[.A2];&quot;,&quot;;[.$BE$1];&quot;)&quot;)" office:value-type="string" office:string-value="(1,28)">
            <text:p>(1,28)</text:p>
          </table:table-cell>
          <table:table-cell office:value-type="float" office:value="1">
            <text:p>1</text:p>
          </table:table-cell>
          <table:table-cell table:formula="of:=CONCATENATE(&quot;(&quot;;[.A2];&quot;,&quot;;[.$BG$1];&quot;)&quot;)" office:value-type="string" office:string-value="(1,29)">
            <text:p>(1,29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CONCATENATE(&quot;(&quot;;[.A3];&quot;,&quot;;[.$C$1];&quot;)&quot;)" office:value-type="string" office:string-value="(2,1)">
            <text:p>(2,1)</text:p>
          </table:table-cell>
          <table:table-cell office:value-type="float" office:value="1">
            <text:p>1</text:p>
          </table:table-cell>
          <table:table-cell table:formula="of:=CONCATENATE(&quot;(&quot;;[.A3];&quot;,&quot;;[.$E$1];&quot;)&quot;)" office:value-type="string" office:string-value="(2,2)">
            <text:p>(2,2)</text:p>
          </table:table-cell>
          <table:table-cell/>
          <table:table-cell table:formula="of:=CONCATENATE(&quot;(&quot;;[.A3];&quot;,&quot;;[.$G$1];&quot;)&quot;)" office:value-type="string" office:string-value="(2,3)">
            <text:p>(2,3)</text:p>
          </table:table-cell>
          <table:table-cell/>
          <table:table-cell table:formula="of:=CONCATENATE(&quot;(&quot;;[.A3];&quot;,&quot;;[.$I$1];&quot;)&quot;)" office:value-type="string" office:string-value="(2,4)">
            <text:p>(2,4)</text:p>
          </table:table-cell>
          <table:table-cell office:value-type="float" office:value="1">
            <text:p>1</text:p>
          </table:table-cell>
          <table:table-cell table:formula="of:=CONCATENATE(&quot;(&quot;;[.A3];&quot;,&quot;;[.$K$1];&quot;)&quot;)" office:value-type="string" office:string-value="(2,5)">
            <text:p>(2,5)</text:p>
          </table:table-cell>
          <table:table-cell/>
          <table:table-cell table:formula="of:=CONCATENATE(&quot;(&quot;;[.A3];&quot;,&quot;;[.$M$1];&quot;)&quot;)" office:value-type="string" office:string-value="(2,6)">
            <text:p>(2,6)</text:p>
          </table:table-cell>
          <table:table-cell office:value-type="float" office:value="1">
            <text:p>1</text:p>
          </table:table-cell>
          <table:table-cell table:formula="of:=CONCATENATE(&quot;(&quot;;[.A3];&quot;,&quot;;[.$O$1];&quot;)&quot;)" office:value-type="string" office:string-value="(2,7)">
            <text:p>(2,7)</text:p>
          </table:table-cell>
          <table:table-cell/>
          <table:table-cell table:formula="of:=CONCATENATE(&quot;(&quot;;[.A3];&quot;,&quot;;[.$Q$1];&quot;)&quot;)" office:value-type="string" office:string-value="(2,8)">
            <text:p>(2,8)</text:p>
          </table:table-cell>
          <table:table-cell office:value-type="float" office:value="1">
            <text:p>1</text:p>
          </table:table-cell>
          <table:table-cell table:formula="of:=CONCATENATE(&quot;(&quot;;[.A3];&quot;,&quot;;[.$S$1];&quot;)&quot;)" office:value-type="string" office:string-value="(2,9)">
            <text:p>(2,9)</text:p>
          </table:table-cell>
          <table:table-cell/>
          <table:table-cell table:formula="of:=CONCATENATE(&quot;(&quot;;[.A3];&quot;,&quot;;[.$U$1];&quot;)&quot;)" office:value-type="string" office:string-value="(2,10)">
            <text:p>(2,10)</text:p>
          </table:table-cell>
          <table:table-cell/>
          <table:table-cell table:formula="of:=CONCATENATE(&quot;(&quot;;[.A3];&quot;,&quot;;[.$W$1];&quot;)&quot;)" office:value-type="string" office:string-value="(2,11)">
            <text:p>(2,11)</text:p>
          </table:table-cell>
          <table:table-cell/>
          <table:table-cell table:formula="of:=CONCATENATE(&quot;(&quot;;[.A3];&quot;,&quot;;[.$Y$1];&quot;)&quot;)" office:value-type="string" office:string-value="(2,12)">
            <text:p>(2,12)</text:p>
          </table:table-cell>
          <table:table-cell/>
          <table:table-cell table:formula="of:=CONCATENATE(&quot;(&quot;;[.A3];&quot;,&quot;;[.$AA$1];&quot;)&quot;)" office:value-type="string" office:string-value="(2,13)">
            <text:p>(2,13)</text:p>
          </table:table-cell>
          <table:table-cell office:value-type="float" office:value="1">
            <text:p>1</text:p>
          </table:table-cell>
          <table:table-cell table:formula="of:=CONCATENATE(&quot;(&quot;;[.A3];&quot;,&quot;;[.$AC$1];&quot;)&quot;)" office:value-type="string" office:string-value="(2,14)">
            <text:p>(2,14)</text:p>
          </table:table-cell>
          <table:table-cell/>
          <table:table-cell table:formula="of:=CONCATENATE(&quot;(&quot;;[.A3];&quot;,&quot;;[.$AE$1];&quot;)&quot;)" office:value-type="string" office:string-value="(2,15)">
            <text:p>(2,15)</text:p>
          </table:table-cell>
          <table:table-cell office:value-type="float" office:value="1">
            <text:p>1</text:p>
          </table:table-cell>
          <table:table-cell table:formula="of:=CONCATENATE(&quot;(&quot;;[.A3];&quot;,&quot;;[.$AG$1];&quot;)&quot;)" office:value-type="string" office:string-value="(2,16)">
            <text:p>(2,16)</text:p>
          </table:table-cell>
          <table:table-cell office:value-type="float" office:value="1">
            <text:p>1</text:p>
          </table:table-cell>
          <table:table-cell table:formula="of:=CONCATENATE(&quot;(&quot;;[.A3];&quot;,&quot;;[.$AI$1];&quot;)&quot;)" office:value-type="string" office:string-value="(2,17)">
            <text:p>(2,17)</text:p>
          </table:table-cell>
          <table:table-cell office:value-type="float" office:value="1">
            <text:p>1</text:p>
          </table:table-cell>
          <table:table-cell table:formula="of:=CONCATENATE(&quot;(&quot;;[.A3];&quot;,&quot;;[.$AK$1];&quot;)&quot;)" office:value-type="string" office:string-value="(2,18)">
            <text:p>(2,18)</text:p>
          </table:table-cell>
          <table:table-cell/>
          <table:table-cell table:formula="of:=CONCATENATE(&quot;(&quot;;[.A3];&quot;,&quot;;[.$AM$1];&quot;)&quot;)" office:value-type="string" office:string-value="(2,19)">
            <text:p>(2,19)</text:p>
          </table:table-cell>
          <table:table-cell/>
          <table:table-cell table:formula="of:=CONCATENATE(&quot;(&quot;;[.A3];&quot;,&quot;;[.$AO$1];&quot;)&quot;)" office:value-type="string" office:string-value="(2,20)">
            <text:p>(2,20)</text:p>
          </table:table-cell>
          <table:table-cell/>
          <table:table-cell table:formula="of:=CONCATENATE(&quot;(&quot;;[.A3];&quot;,&quot;;[.$AQ$1];&quot;)&quot;)" office:value-type="string" office:string-value="(2,21)">
            <text:p>(2,21)</text:p>
          </table:table-cell>
          <table:table-cell/>
          <table:table-cell table:formula="of:=CONCATENATE(&quot;(&quot;;[.A3];&quot;,&quot;;[.$AS$1];&quot;)&quot;)" office:value-type="string" office:string-value="(2,22)">
            <text:p>(2,22)</text:p>
          </table:table-cell>
          <table:table-cell/>
          <table:table-cell table:formula="of:=CONCATENATE(&quot;(&quot;;[.A3];&quot;,&quot;;[.$AU$1];&quot;)&quot;)" office:value-type="string" office:string-value="(2,23)">
            <text:p>(2,23)</text:p>
          </table:table-cell>
          <table:table-cell/>
          <table:table-cell table:formula="of:=CONCATENATE(&quot;(&quot;;[.A3];&quot;,&quot;;[.$AW$1];&quot;)&quot;)" office:value-type="string" office:string-value="(2,24)">
            <text:p>(2,24)</text:p>
          </table:table-cell>
          <table:table-cell/>
          <table:table-cell table:formula="of:=CONCATENATE(&quot;(&quot;;[.A3];&quot;,&quot;;[.$AY$1];&quot;)&quot;)" office:value-type="string" office:string-value="(2,25)">
            <text:p>(2,25)</text:p>
          </table:table-cell>
          <table:table-cell/>
          <table:table-cell table:formula="of:=CONCATENATE(&quot;(&quot;;[.A3];&quot;,&quot;;[.$BA$1];&quot;)&quot;)" office:value-type="string" office:string-value="(2,26)">
            <text:p>(2,26)</text:p>
          </table:table-cell>
          <table:table-cell/>
          <table:table-cell table:formula="of:=CONCATENATE(&quot;(&quot;;[.A3];&quot;,&quot;;[.$BC$1];&quot;)&quot;)" office:value-type="string" office:string-value="(2,27)">
            <text:p>(2,27)</text:p>
          </table:table-cell>
          <table:table-cell/>
          <table:table-cell table:formula="of:=CONCATENATE(&quot;(&quot;;[.A3];&quot;,&quot;;[.$BE$1];&quot;)&quot;)" office:value-type="string" office:string-value="(2,28)">
            <text:p>(2,28)</text:p>
          </table:table-cell>
          <table:table-cell/>
          <table:table-cell table:formula="of:=CONCATENATE(&quot;(&quot;;[.A3];&quot;,&quot;;[.$BG$1];&quot;)&quot;)" office:value-type="string" office:string-value="(2,29)">
            <text:p>(2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(&quot;;[.A4];&quot;,&quot;;[.$C$1];&quot;)&quot;)" office:value-type="string" office:string-value="(3,1)">
            <text:p>(3,1)</text:p>
          </table:table-cell>
          <table:table-cell/>
          <table:table-cell table:formula="of:=CONCATENATE(&quot;(&quot;;[.A4];&quot;,&quot;;[.$E$1];&quot;)&quot;)" office:value-type="string" office:string-value="(3,2)">
            <text:p>(3,2)</text:p>
          </table:table-cell>
          <table:table-cell/>
          <table:table-cell table:formula="of:=CONCATENATE(&quot;(&quot;;[.A4];&quot;,&quot;;[.$G$1];&quot;)&quot;)" office:value-type="string" office:string-value="(3,3)">
            <text:p>(3,3)</text:p>
          </table:table-cell>
          <table:table-cell/>
          <table:table-cell table:formula="of:=CONCATENATE(&quot;(&quot;;[.A4];&quot;,&quot;;[.$I$1];&quot;)&quot;)" office:value-type="string" office:string-value="(3,4)">
            <text:p>(3,4)</text:p>
          </table:table-cell>
          <table:table-cell/>
          <table:table-cell table:formula="of:=CONCATENATE(&quot;(&quot;;[.A4];&quot;,&quot;;[.$K$1];&quot;)&quot;)" office:value-type="string" office:string-value="(3,5)">
            <text:p>(3,5)</text:p>
          </table:table-cell>
          <table:table-cell/>
          <table:table-cell table:formula="of:=CONCATENATE(&quot;(&quot;;[.A4];&quot;,&quot;;[.$M$1];&quot;)&quot;)" office:value-type="string" office:string-value="(3,6)">
            <text:p>(3,6)</text:p>
          </table:table-cell>
          <table:table-cell/>
          <table:table-cell table:formula="of:=CONCATENATE(&quot;(&quot;;[.A4];&quot;,&quot;;[.$O$1];&quot;)&quot;)" office:value-type="string" office:string-value="(3,7)">
            <text:p>(3,7)</text:p>
          </table:table-cell>
          <table:table-cell/>
          <table:table-cell table:formula="of:=CONCATENATE(&quot;(&quot;;[.A4];&quot;,&quot;;[.$Q$1];&quot;)&quot;)" office:value-type="string" office:string-value="(3,8)">
            <text:p>(3,8)</text:p>
          </table:table-cell>
          <table:table-cell/>
          <table:table-cell table:formula="of:=CONCATENATE(&quot;(&quot;;[.A4];&quot;,&quot;;[.$S$1];&quot;)&quot;)" office:value-type="string" office:string-value="(3,9)">
            <text:p>(3,9)</text:p>
          </table:table-cell>
          <table:table-cell/>
          <table:table-cell table:formula="of:=CONCATENATE(&quot;(&quot;;[.A4];&quot;,&quot;;[.$U$1];&quot;)&quot;)" office:value-type="string" office:string-value="(3,10)">
            <text:p>(3,10)</text:p>
          </table:table-cell>
          <table:table-cell/>
          <table:table-cell table:formula="of:=CONCATENATE(&quot;(&quot;;[.A4];&quot;,&quot;;[.$W$1];&quot;)&quot;)" office:value-type="string" office:string-value="(3,11)">
            <text:p>(3,11)</text:p>
          </table:table-cell>
          <table:table-cell/>
          <table:table-cell table:formula="of:=CONCATENATE(&quot;(&quot;;[.A4];&quot;,&quot;;[.$Y$1];&quot;)&quot;)" office:value-type="string" office:string-value="(3,12)">
            <text:p>(3,12)</text:p>
          </table:table-cell>
          <table:table-cell/>
          <table:table-cell table:formula="of:=CONCATENATE(&quot;(&quot;;[.A4];&quot;,&quot;;[.$AA$1];&quot;)&quot;)" office:value-type="string" office:string-value="(3,13)">
            <text:p>(3,13)</text:p>
          </table:table-cell>
          <table:table-cell office:value-type="float" office:value="1">
            <text:p>1</text:p>
          </table:table-cell>
          <table:table-cell table:formula="of:=CONCATENATE(&quot;(&quot;;[.A4];&quot;,&quot;;[.$AC$1];&quot;)&quot;)" office:value-type="string" office:string-value="(3,14)">
            <text:p>(3,14)</text:p>
          </table:table-cell>
          <table:table-cell/>
          <table:table-cell table:formula="of:=CONCATENATE(&quot;(&quot;;[.A4];&quot;,&quot;;[.$AE$1];&quot;)&quot;)" office:value-type="string" office:string-value="(3,15)">
            <text:p>(3,15)</text:p>
          </table:table-cell>
          <table:table-cell office:value-type="float" office:value="1">
            <text:p>1</text:p>
          </table:table-cell>
          <table:table-cell table:formula="of:=CONCATENATE(&quot;(&quot;;[.A4];&quot;,&quot;;[.$AG$1];&quot;)&quot;)" office:value-type="string" office:string-value="(3,16)">
            <text:p>(3,16)</text:p>
          </table:table-cell>
          <table:table-cell/>
          <table:table-cell table:formula="of:=CONCATENATE(&quot;(&quot;;[.A4];&quot;,&quot;;[.$AI$1];&quot;)&quot;)" office:value-type="string" office:string-value="(3,17)">
            <text:p>(3,17)</text:p>
          </table:table-cell>
          <table:table-cell/>
          <table:table-cell table:formula="of:=CONCATENATE(&quot;(&quot;;[.A4];&quot;,&quot;;[.$AK$1];&quot;)&quot;)" office:value-type="string" office:string-value="(3,18)">
            <text:p>(3,18)</text:p>
          </table:table-cell>
          <table:table-cell/>
          <table:table-cell table:formula="of:=CONCATENATE(&quot;(&quot;;[.A4];&quot;,&quot;;[.$AM$1];&quot;)&quot;)" office:value-type="string" office:string-value="(3,19)">
            <text:p>(3,19)</text:p>
          </table:table-cell>
          <table:table-cell/>
          <table:table-cell table:formula="of:=CONCATENATE(&quot;(&quot;;[.A4];&quot;,&quot;;[.$AO$1];&quot;)&quot;)" office:value-type="string" office:string-value="(3,20)">
            <text:p>(3,20)</text:p>
          </table:table-cell>
          <table:table-cell/>
          <table:table-cell table:formula="of:=CONCATENATE(&quot;(&quot;;[.A4];&quot;,&quot;;[.$AQ$1];&quot;)&quot;)" office:value-type="string" office:string-value="(3,21)">
            <text:p>(3,21)</text:p>
          </table:table-cell>
          <table:table-cell/>
          <table:table-cell table:formula="of:=CONCATENATE(&quot;(&quot;;[.A4];&quot;,&quot;;[.$AS$1];&quot;)&quot;)" office:value-type="string" office:string-value="(3,22)">
            <text:p>(3,22)</text:p>
          </table:table-cell>
          <table:table-cell/>
          <table:table-cell table:formula="of:=CONCATENATE(&quot;(&quot;;[.A4];&quot;,&quot;;[.$AU$1];&quot;)&quot;)" office:value-type="string" office:string-value="(3,23)">
            <text:p>(3,23)</text:p>
          </table:table-cell>
          <table:table-cell/>
          <table:table-cell table:formula="of:=CONCATENATE(&quot;(&quot;;[.A4];&quot;,&quot;;[.$AW$1];&quot;)&quot;)" office:value-type="string" office:string-value="(3,24)">
            <text:p>(3,24)</text:p>
          </table:table-cell>
          <table:table-cell/>
          <table:table-cell table:formula="of:=CONCATENATE(&quot;(&quot;;[.A4];&quot;,&quot;;[.$AY$1];&quot;)&quot;)" office:value-type="string" office:string-value="(3,25)">
            <text:p>(3,25)</text:p>
          </table:table-cell>
          <table:table-cell/>
          <table:table-cell table:formula="of:=CONCATENATE(&quot;(&quot;;[.A4];&quot;,&quot;;[.$BA$1];&quot;)&quot;)" office:value-type="string" office:string-value="(3,26)">
            <text:p>(3,26)</text:p>
          </table:table-cell>
          <table:table-cell/>
          <table:table-cell table:formula="of:=CONCATENATE(&quot;(&quot;;[.A4];&quot;,&quot;;[.$BC$1];&quot;)&quot;)" office:value-type="string" office:string-value="(3,27)">
            <text:p>(3,27)</text:p>
          </table:table-cell>
          <table:table-cell/>
          <table:table-cell table:formula="of:=CONCATENATE(&quot;(&quot;;[.A4];&quot;,&quot;;[.$BE$1];&quot;)&quot;)" office:value-type="string" office:string-value="(3,28)">
            <text:p>(3,28)</text:p>
          </table:table-cell>
          <table:table-cell/>
          <table:table-cell table:formula="of:=CONCATENATE(&quot;(&quot;;[.A4];&quot;,&quot;;[.$BG$1];&quot;)&quot;)" office:value-type="string" office:string-value="(3,29)">
            <text:p>(3,29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CONCATENATE(&quot;(&quot;;[.A5];&quot;,&quot;;[.$C$1];&quot;)&quot;)" office:value-type="string" office:string-value="(4,1)">
            <text:p>(4,1)</text:p>
          </table:table-cell>
          <table:table-cell/>
          <table:table-cell table:formula="of:=CONCATENATE(&quot;(&quot;;[.A5];&quot;,&quot;;[.$E$1];&quot;)&quot;)" office:value-type="string" office:string-value="(4,2)">
            <text:p>(4,2)</text:p>
          </table:table-cell>
          <table:table-cell office:value-type="float" office:value="1">
            <text:p>1</text:p>
          </table:table-cell>
          <table:table-cell table:formula="of:=CONCATENATE(&quot;(&quot;;[.A5];&quot;,&quot;;[.$G$1];&quot;)&quot;)" office:value-type="string" office:string-value="(4,3)">
            <text:p>(4,3)</text:p>
          </table:table-cell>
          <table:table-cell/>
          <table:table-cell table:formula="of:=CONCATENATE(&quot;(&quot;;[.A5];&quot;,&quot;;[.$I$1];&quot;)&quot;)" office:value-type="string" office:string-value="(4,4)">
            <text:p>(4,4)</text:p>
          </table:table-cell>
          <table:table-cell/>
          <table:table-cell table:formula="of:=CONCATENATE(&quot;(&quot;;[.A5];&quot;,&quot;;[.$K$1];&quot;)&quot;)" office:value-type="string" office:string-value="(4,5)">
            <text:p>(4,5)</text:p>
          </table:table-cell>
          <table:table-cell office:value-type="float" office:value="1">
            <text:p>1</text:p>
          </table:table-cell>
          <table:table-cell table:formula="of:=CONCATENATE(&quot;(&quot;;[.A5];&quot;,&quot;;[.$M$1];&quot;)&quot;)" office:value-type="string" office:string-value="(4,6)">
            <text:p>(4,6)</text:p>
          </table:table-cell>
          <table:table-cell/>
          <table:table-cell table:formula="of:=CONCATENATE(&quot;(&quot;;[.A5];&quot;,&quot;;[.$O$1];&quot;)&quot;)" office:value-type="string" office:string-value="(4,7)">
            <text:p>(4,7)</text:p>
          </table:table-cell>
          <table:table-cell/>
          <table:table-cell table:formula="of:=CONCATENATE(&quot;(&quot;;[.A5];&quot;,&quot;;[.$Q$1];&quot;)&quot;)" office:value-type="string" office:string-value="(4,8)">
            <text:p>(4,8)</text:p>
          </table:table-cell>
          <table:table-cell/>
          <table:table-cell table:formula="of:=CONCATENATE(&quot;(&quot;;[.A5];&quot;,&quot;;[.$S$1];&quot;)&quot;)" office:value-type="string" office:string-value="(4,9)">
            <text:p>(4,9)</text:p>
          </table:table-cell>
          <table:table-cell office:value-type="float" office:value="1">
            <text:p>1</text:p>
          </table:table-cell>
          <table:table-cell table:formula="of:=CONCATENATE(&quot;(&quot;;[.A5];&quot;,&quot;;[.$U$1];&quot;)&quot;)" office:value-type="string" office:string-value="(4,10)">
            <text:p>(4,10)</text:p>
          </table:table-cell>
          <table:table-cell/>
          <table:table-cell table:formula="of:=CONCATENATE(&quot;(&quot;;[.A5];&quot;,&quot;;[.$W$1];&quot;)&quot;)" office:value-type="string" office:string-value="(4,11)">
            <text:p>(4,11)</text:p>
          </table:table-cell>
          <table:table-cell office:value-type="float" office:value="1">
            <text:p>1</text:p>
          </table:table-cell>
          <table:table-cell table:formula="of:=CONCATENATE(&quot;(&quot;;[.A5];&quot;,&quot;;[.$Y$1];&quot;)&quot;)" office:value-type="string" office:string-value="(4,12)">
            <text:p>(4,12)</text:p>
          </table:table-cell>
          <table:table-cell/>
          <table:table-cell table:formula="of:=CONCATENATE(&quot;(&quot;;[.A5];&quot;,&quot;;[.$AA$1];&quot;)&quot;)" office:value-type="string" office:string-value="(4,13)">
            <text:p>(4,13)</text:p>
          </table:table-cell>
          <table:table-cell office:value-type="float" office:value="1">
            <text:p>1</text:p>
          </table:table-cell>
          <table:table-cell table:formula="of:=CONCATENATE(&quot;(&quot;;[.A5];&quot;,&quot;;[.$AC$1];&quot;)&quot;)" office:value-type="string" office:string-value="(4,14)">
            <text:p>(4,14)</text:p>
          </table:table-cell>
          <table:table-cell/>
          <table:table-cell table:formula="of:=CONCATENATE(&quot;(&quot;;[.A5];&quot;,&quot;;[.$AE$1];&quot;)&quot;)" office:value-type="string" office:string-value="(4,15)">
            <text:p>(4,15)</text:p>
          </table:table-cell>
          <table:table-cell/>
          <table:table-cell table:formula="of:=CONCATENATE(&quot;(&quot;;[.A5];&quot;,&quot;;[.$AG$1];&quot;)&quot;)" office:value-type="string" office:string-value="(4,16)">
            <text:p>(4,16)</text:p>
          </table:table-cell>
          <table:table-cell/>
          <table:table-cell table:formula="of:=CONCATENATE(&quot;(&quot;;[.A5];&quot;,&quot;;[.$AI$1];&quot;)&quot;)" office:value-type="string" office:string-value="(4,17)">
            <text:p>(4,17)</text:p>
          </table:table-cell>
          <table:table-cell/>
          <table:table-cell table:formula="of:=CONCATENATE(&quot;(&quot;;[.A5];&quot;,&quot;;[.$AK$1];&quot;)&quot;)" office:value-type="string" office:string-value="(4,18)">
            <text:p>(4,18)</text:p>
          </table:table-cell>
          <table:table-cell/>
          <table:table-cell table:formula="of:=CONCATENATE(&quot;(&quot;;[.A5];&quot;,&quot;;[.$AM$1];&quot;)&quot;)" office:value-type="string" office:string-value="(4,19)">
            <text:p>(4,19)</text:p>
          </table:table-cell>
          <table:table-cell/>
          <table:table-cell table:formula="of:=CONCATENATE(&quot;(&quot;;[.A5];&quot;,&quot;;[.$AO$1];&quot;)&quot;)" office:value-type="string" office:string-value="(4,20)">
            <text:p>(4,20)</text:p>
          </table:table-cell>
          <table:table-cell office:value-type="float" office:value="1">
            <text:p>1</text:p>
          </table:table-cell>
          <table:table-cell table:formula="of:=CONCATENATE(&quot;(&quot;;[.A5];&quot;,&quot;;[.$AQ$1];&quot;)&quot;)" office:value-type="string" office:string-value="(4,21)">
            <text:p>(4,21)</text:p>
          </table:table-cell>
          <table:table-cell/>
          <table:table-cell table:formula="of:=CONCATENATE(&quot;(&quot;;[.A5];&quot;,&quot;;[.$AS$1];&quot;)&quot;)" office:value-type="string" office:string-value="(4,22)">
            <text:p>(4,22)</text:p>
          </table:table-cell>
          <table:table-cell/>
          <table:table-cell table:formula="of:=CONCATENATE(&quot;(&quot;;[.A5];&quot;,&quot;;[.$AU$1];&quot;)&quot;)" office:value-type="string" office:string-value="(4,23)">
            <text:p>(4,23)</text:p>
          </table:table-cell>
          <table:table-cell/>
          <table:table-cell table:formula="of:=CONCATENATE(&quot;(&quot;;[.A5];&quot;,&quot;;[.$AW$1];&quot;)&quot;)" office:value-type="string" office:string-value="(4,24)">
            <text:p>(4,24)</text:p>
          </table:table-cell>
          <table:table-cell/>
          <table:table-cell table:formula="of:=CONCATENATE(&quot;(&quot;;[.A5];&quot;,&quot;;[.$AY$1];&quot;)&quot;)" office:value-type="string" office:string-value="(4,25)">
            <text:p>(4,25)</text:p>
          </table:table-cell>
          <table:table-cell/>
          <table:table-cell table:formula="of:=CONCATENATE(&quot;(&quot;;[.A5];&quot;,&quot;;[.$BA$1];&quot;)&quot;)" office:value-type="string" office:string-value="(4,26)">
            <text:p>(4,26)</text:p>
          </table:table-cell>
          <table:table-cell/>
          <table:table-cell table:formula="of:=CONCATENATE(&quot;(&quot;;[.A5];&quot;,&quot;;[.$BC$1];&quot;)&quot;)" office:value-type="string" office:string-value="(4,27)">
            <text:p>(4,27)</text:p>
          </table:table-cell>
          <table:table-cell/>
          <table:table-cell table:formula="of:=CONCATENATE(&quot;(&quot;;[.A5];&quot;,&quot;;[.$BE$1];&quot;)&quot;)" office:value-type="string" office:string-value="(4,28)">
            <text:p>(4,28)</text:p>
          </table:table-cell>
          <table:table-cell/>
          <table:table-cell table:formula="of:=CONCATENATE(&quot;(&quot;;[.A5];&quot;,&quot;;[.$BG$1];&quot;)&quot;)" office:value-type="string" office:string-value="(4,29)">
            <text:p>(4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NCATENATE(&quot;(&quot;;[.A6];&quot;,&quot;;[.$C$1];&quot;)&quot;)" office:value-type="string" office:string-value="(5,1)">
            <text:p>(5,1)</text:p>
          </table:table-cell>
          <table:table-cell/>
          <table:table-cell table:formula="of:=CONCATENATE(&quot;(&quot;;[.A6];&quot;,&quot;;[.$E$1];&quot;)&quot;)" office:value-type="string" office:string-value="(5,2)">
            <text:p>(5,2)</text:p>
          </table:table-cell>
          <table:table-cell/>
          <table:table-cell table:formula="of:=CONCATENATE(&quot;(&quot;;[.A6];&quot;,&quot;;[.$G$1];&quot;)&quot;)" office:value-type="string" office:string-value="(5,3)">
            <text:p>(5,3)</text:p>
          </table:table-cell>
          <table:table-cell/>
          <table:table-cell table:formula="of:=CONCATENATE(&quot;(&quot;;[.A6];&quot;,&quot;;[.$I$1];&quot;)&quot;)" office:value-type="string" office:string-value="(5,4)">
            <text:p>(5,4)</text:p>
          </table:table-cell>
          <table:table-cell office:value-type="float" office:value="1">
            <text:p>1</text:p>
          </table:table-cell>
          <table:table-cell table:formula="of:=CONCATENATE(&quot;(&quot;;[.A6];&quot;,&quot;;[.$K$1];&quot;)&quot;)" office:value-type="string" office:string-value="(5,5)">
            <text:p>(5,5)</text:p>
          </table:table-cell>
          <table:table-cell/>
          <table:table-cell table:formula="of:=CONCATENATE(&quot;(&quot;;[.A6];&quot;,&quot;;[.$M$1];&quot;)&quot;)" office:value-type="string" office:string-value="(5,6)">
            <text:p>(5,6)</text:p>
          </table:table-cell>
          <table:table-cell/>
          <table:table-cell table:formula="of:=CONCATENATE(&quot;(&quot;;[.A6];&quot;,&quot;;[.$O$1];&quot;)&quot;)" office:value-type="string" office:string-value="(5,7)">
            <text:p>(5,7)</text:p>
          </table:table-cell>
          <table:table-cell office:value-type="float" office:value="1">
            <text:p>1</text:p>
          </table:table-cell>
          <table:table-cell table:formula="of:=CONCATENATE(&quot;(&quot;;[.A6];&quot;,&quot;;[.$Q$1];&quot;)&quot;)" office:value-type="string" office:string-value="(5,8)">
            <text:p>(5,8)</text:p>
          </table:table-cell>
          <table:table-cell/>
          <table:table-cell table:formula="of:=CONCATENATE(&quot;(&quot;;[.A6];&quot;,&quot;;[.$S$1];&quot;)&quot;)" office:value-type="string" office:string-value="(5,9)">
            <text:p>(5,9)</text:p>
          </table:table-cell>
          <table:table-cell office:value-type="float" office:value="1">
            <text:p>1</text:p>
          </table:table-cell>
          <table:table-cell table:formula="of:=CONCATENATE(&quot;(&quot;;[.A6];&quot;,&quot;;[.$U$1];&quot;)&quot;)" office:value-type="string" office:string-value="(5,10)">
            <text:p>(5,10)</text:p>
          </table:table-cell>
          <table:table-cell office:value-type="float" office:value="1">
            <text:p>1</text:p>
          </table:table-cell>
          <table:table-cell table:formula="of:=CONCATENATE(&quot;(&quot;;[.A6];&quot;,&quot;;[.$W$1];&quot;)&quot;)" office:value-type="string" office:string-value="(5,11)">
            <text:p>(5,11)</text:p>
          </table:table-cell>
          <table:table-cell office:value-type="float" office:value="1">
            <text:p>1</text:p>
          </table:table-cell>
          <table:table-cell table:formula="of:=CONCATENATE(&quot;(&quot;;[.A6];&quot;,&quot;;[.$Y$1];&quot;)&quot;)" office:value-type="string" office:string-value="(5,12)">
            <text:p>(5,12)</text:p>
          </table:table-cell>
          <table:table-cell/>
          <table:table-cell table:formula="of:=CONCATENATE(&quot;(&quot;;[.A6];&quot;,&quot;;[.$AA$1];&quot;)&quot;)" office:value-type="string" office:string-value="(5,13)">
            <text:p>(5,13)</text:p>
          </table:table-cell>
          <table:table-cell/>
          <table:table-cell table:formula="of:=CONCATENATE(&quot;(&quot;;[.A6];&quot;,&quot;;[.$AC$1];&quot;)&quot;)" office:value-type="string" office:string-value="(5,14)">
            <text:p>(5,14)</text:p>
          </table:table-cell>
          <table:table-cell/>
          <table:table-cell table:formula="of:=CONCATENATE(&quot;(&quot;;[.A6];&quot;,&quot;;[.$AE$1];&quot;)&quot;)" office:value-type="string" office:string-value="(5,15)">
            <text:p>(5,15)</text:p>
          </table:table-cell>
          <table:table-cell office:value-type="float" office:value="1">
            <text:p>1</text:p>
          </table:table-cell>
          <table:table-cell table:formula="of:=CONCATENATE(&quot;(&quot;;[.A6];&quot;,&quot;;[.$AG$1];&quot;)&quot;)" office:value-type="string" office:string-value="(5,16)">
            <text:p>(5,16)</text:p>
          </table:table-cell>
          <table:table-cell/>
          <table:table-cell table:formula="of:=CONCATENATE(&quot;(&quot;;[.A6];&quot;,&quot;;[.$AI$1];&quot;)&quot;)" office:value-type="string" office:string-value="(5,17)">
            <text:p>(5,17)</text:p>
          </table:table-cell>
          <table:table-cell office:value-type="float" office:value="1">
            <text:p>1</text:p>
          </table:table-cell>
          <table:table-cell table:formula="of:=CONCATENATE(&quot;(&quot;;[.A6];&quot;,&quot;;[.$AK$1];&quot;)&quot;)" office:value-type="string" office:string-value="(5,18)">
            <text:p>(5,18)</text:p>
          </table:table-cell>
          <table:table-cell/>
          <table:table-cell table:formula="of:=CONCATENATE(&quot;(&quot;;[.A6];&quot;,&quot;;[.$AM$1];&quot;)&quot;)" office:value-type="string" office:string-value="(5,19)">
            <text:p>(5,19)</text:p>
          </table:table-cell>
          <table:table-cell office:value-type="float" office:value="1">
            <text:p>1</text:p>
          </table:table-cell>
          <table:table-cell table:formula="of:=CONCATENATE(&quot;(&quot;;[.A6];&quot;,&quot;;[.$AO$1];&quot;)&quot;)" office:value-type="string" office:string-value="(5,20)">
            <text:p>(5,20)</text:p>
          </table:table-cell>
          <table:table-cell office:value-type="float" office:value="1">
            <text:p>1</text:p>
          </table:table-cell>
          <table:table-cell table:formula="of:=CONCATENATE(&quot;(&quot;;[.A6];&quot;,&quot;;[.$AQ$1];&quot;)&quot;)" office:value-type="string" office:string-value="(5,21)">
            <text:p>(5,21)</text:p>
          </table:table-cell>
          <table:table-cell office:value-type="float" office:value="1">
            <text:p>1</text:p>
          </table:table-cell>
          <table:table-cell table:formula="of:=CONCATENATE(&quot;(&quot;;[.A6];&quot;,&quot;;[.$AS$1];&quot;)&quot;)" office:value-type="string" office:string-value="(5,22)">
            <text:p>(5,22)</text:p>
          </table:table-cell>
          <table:table-cell/>
          <table:table-cell table:formula="of:=CONCATENATE(&quot;(&quot;;[.A6];&quot;,&quot;;[.$AU$1];&quot;)&quot;)" office:value-type="string" office:string-value="(5,23)">
            <text:p>(5,23)</text:p>
          </table:table-cell>
          <table:table-cell office:value-type="float" office:value="1">
            <text:p>1</text:p>
          </table:table-cell>
          <table:table-cell table:formula="of:=CONCATENATE(&quot;(&quot;;[.A6];&quot;,&quot;;[.$AW$1];&quot;)&quot;)" office:value-type="string" office:string-value="(5,24)">
            <text:p>(5,24)</text:p>
          </table:table-cell>
          <table:table-cell/>
          <table:table-cell table:formula="of:=CONCATENATE(&quot;(&quot;;[.A6];&quot;,&quot;;[.$AY$1];&quot;)&quot;)" office:value-type="string" office:string-value="(5,25)">
            <text:p>(5,25)</text:p>
          </table:table-cell>
          <table:table-cell office:value-type="float" office:value="1">
            <text:p>1</text:p>
          </table:table-cell>
          <table:table-cell table:formula="of:=CONCATENATE(&quot;(&quot;;[.A6];&quot;,&quot;;[.$BA$1];&quot;)&quot;)" office:value-type="string" office:string-value="(5,26)">
            <text:p>(5,26)</text:p>
          </table:table-cell>
          <table:table-cell office:value-type="float" office:value="1">
            <text:p>1</text:p>
          </table:table-cell>
          <table:table-cell table:formula="of:=CONCATENATE(&quot;(&quot;;[.A6];&quot;,&quot;;[.$BC$1];&quot;)&quot;)" office:value-type="string" office:string-value="(5,27)">
            <text:p>(5,27)</text:p>
          </table:table-cell>
          <table:table-cell/>
          <table:table-cell table:formula="of:=CONCATENATE(&quot;(&quot;;[.A6];&quot;,&quot;;[.$BE$1];&quot;)&quot;)" office:value-type="string" office:string-value="(5,28)">
            <text:p>(5,28)</text:p>
          </table:table-cell>
          <table:table-cell office:value-type="float" office:value="1">
            <text:p>1</text:p>
          </table:table-cell>
          <table:table-cell table:formula="of:=CONCATENATE(&quot;(&quot;;[.A6];&quot;,&quot;;[.$BG$1];&quot;)&quot;)" office:value-type="string" office:string-value="(5,29)">
            <text:p>(5,29)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CONCATENATE(&quot;(&quot;;[.A7];&quot;,&quot;;[.$C$1];&quot;)&quot;)" office:value-type="string" office:string-value="(6,1)">
            <text:p>(6,1)</text:p>
          </table:table-cell>
          <table:table-cell office:value-type="float" office:value="1">
            <text:p>1</text:p>
          </table:table-cell>
          <table:table-cell table:formula="of:=CONCATENATE(&quot;(&quot;;[.A7];&quot;,&quot;;[.$E$1];&quot;)&quot;)" office:value-type="string" office:string-value="(6,2)">
            <text:p>(6,2)</text:p>
          </table:table-cell>
          <table:table-cell office:value-type="float" office:value="1">
            <text:p>1</text:p>
          </table:table-cell>
          <table:table-cell table:formula="of:=CONCATENATE(&quot;(&quot;;[.A7];&quot;,&quot;;[.$G$1];&quot;)&quot;)" office:value-type="string" office:string-value="(6,3)">
            <text:p>(6,3)</text:p>
          </table:table-cell>
          <table:table-cell/>
          <table:table-cell table:formula="of:=CONCATENATE(&quot;(&quot;;[.A7];&quot;,&quot;;[.$I$1];&quot;)&quot;)" office:value-type="string" office:string-value="(6,4)">
            <text:p>(6,4)</text:p>
          </table:table-cell>
          <table:table-cell/>
          <table:table-cell table:formula="of:=CONCATENATE(&quot;(&quot;;[.A7];&quot;,&quot;;[.$K$1];&quot;)&quot;)" office:value-type="string" office:string-value="(6,5)">
            <text:p>(6,5)</text:p>
          </table:table-cell>
          <table:table-cell/>
          <table:table-cell table:formula="of:=CONCATENATE(&quot;(&quot;;[.A7];&quot;,&quot;;[.$M$1];&quot;)&quot;)" office:value-type="string" office:string-value="(6,6)">
            <text:p>(6,6)</text:p>
          </table:table-cell>
          <table:table-cell/>
          <table:table-cell table:formula="of:=CONCATENATE(&quot;(&quot;;[.A7];&quot;,&quot;;[.$O$1];&quot;)&quot;)" office:value-type="string" office:string-value="(6,7)">
            <text:p>(6,7)</text:p>
          </table:table-cell>
          <table:table-cell/>
          <table:table-cell table:formula="of:=CONCATENATE(&quot;(&quot;;[.A7];&quot;,&quot;;[.$Q$1];&quot;)&quot;)" office:value-type="string" office:string-value="(6,8)">
            <text:p>(6,8)</text:p>
          </table:table-cell>
          <table:table-cell office:value-type="float" office:value="1">
            <text:p>1</text:p>
          </table:table-cell>
          <table:table-cell table:formula="of:=CONCATENATE(&quot;(&quot;;[.A7];&quot;,&quot;;[.$S$1];&quot;)&quot;)" office:value-type="string" office:string-value="(6,9)">
            <text:p>(6,9)</text:p>
          </table:table-cell>
          <table:table-cell/>
          <table:table-cell table:formula="of:=CONCATENATE(&quot;(&quot;;[.A7];&quot;,&quot;;[.$U$1];&quot;)&quot;)" office:value-type="string" office:string-value="(6,10)">
            <text:p>(6,10)</text:p>
          </table:table-cell>
          <table:table-cell/>
          <table:table-cell table:formula="of:=CONCATENATE(&quot;(&quot;;[.A7];&quot;,&quot;;[.$W$1];&quot;)&quot;)" office:value-type="string" office:string-value="(6,11)">
            <text:p>(6,11)</text:p>
          </table:table-cell>
          <table:table-cell/>
          <table:table-cell table:formula="of:=CONCATENATE(&quot;(&quot;;[.A7];&quot;,&quot;;[.$Y$1];&quot;)&quot;)" office:value-type="string" office:string-value="(6,12)">
            <text:p>(6,12)</text:p>
          </table:table-cell>
          <table:table-cell/>
          <table:table-cell table:formula="of:=CONCATENATE(&quot;(&quot;;[.A7];&quot;,&quot;;[.$AA$1];&quot;)&quot;)" office:value-type="string" office:string-value="(6,13)">
            <text:p>(6,13)</text:p>
          </table:table-cell>
          <table:table-cell office:value-type="float" office:value="1">
            <text:p>1</text:p>
          </table:table-cell>
          <table:table-cell table:formula="of:=CONCATENATE(&quot;(&quot;;[.A7];&quot;,&quot;;[.$AC$1];&quot;)&quot;)" office:value-type="string" office:string-value="(6,14)">
            <text:p>(6,14)</text:p>
          </table:table-cell>
          <table:table-cell/>
          <table:table-cell table:formula="of:=CONCATENATE(&quot;(&quot;;[.A7];&quot;,&quot;;[.$AE$1];&quot;)&quot;)" office:value-type="string" office:string-value="(6,15)">
            <text:p>(6,15)</text:p>
          </table:table-cell>
          <table:table-cell office:value-type="float" office:value="1">
            <text:p>1</text:p>
          </table:table-cell>
          <table:table-cell table:formula="of:=CONCATENATE(&quot;(&quot;;[.A7];&quot;,&quot;;[.$AG$1];&quot;)&quot;)" office:value-type="string" office:string-value="(6,16)">
            <text:p>(6,16)</text:p>
          </table:table-cell>
          <table:table-cell/>
          <table:table-cell table:formula="of:=CONCATENATE(&quot;(&quot;;[.A7];&quot;,&quot;;[.$AI$1];&quot;)&quot;)" office:value-type="string" office:string-value="(6,17)">
            <text:p>(6,17)</text:p>
          </table:table-cell>
          <table:table-cell/>
          <table:table-cell table:formula="of:=CONCATENATE(&quot;(&quot;;[.A7];&quot;,&quot;;[.$AK$1];&quot;)&quot;)" office:value-type="string" office:string-value="(6,18)">
            <text:p>(6,18)</text:p>
          </table:table-cell>
          <table:table-cell/>
          <table:table-cell table:formula="of:=CONCATENATE(&quot;(&quot;;[.A7];&quot;,&quot;;[.$AM$1];&quot;)&quot;)" office:value-type="string" office:string-value="(6,19)">
            <text:p>(6,19)</text:p>
          </table:table-cell>
          <table:table-cell office:value-type="float" office:value="1">
            <text:p>1</text:p>
          </table:table-cell>
          <table:table-cell table:formula="of:=CONCATENATE(&quot;(&quot;;[.A7];&quot;,&quot;;[.$AO$1];&quot;)&quot;)" office:value-type="string" office:string-value="(6,20)">
            <text:p>(6,20)</text:p>
          </table:table-cell>
          <table:table-cell/>
          <table:table-cell table:formula="of:=CONCATENATE(&quot;(&quot;;[.A7];&quot;,&quot;;[.$AQ$1];&quot;)&quot;)" office:value-type="string" office:string-value="(6,21)">
            <text:p>(6,21)</text:p>
          </table:table-cell>
          <table:table-cell/>
          <table:table-cell table:formula="of:=CONCATENATE(&quot;(&quot;;[.A7];&quot;,&quot;;[.$AS$1];&quot;)&quot;)" office:value-type="string" office:string-value="(6,22)">
            <text:p>(6,22)</text:p>
          </table:table-cell>
          <table:table-cell/>
          <table:table-cell table:formula="of:=CONCATENATE(&quot;(&quot;;[.A7];&quot;,&quot;;[.$AU$1];&quot;)&quot;)" office:value-type="string" office:string-value="(6,23)">
            <text:p>(6,23)</text:p>
          </table:table-cell>
          <table:table-cell/>
          <table:table-cell table:formula="of:=CONCATENATE(&quot;(&quot;;[.A7];&quot;,&quot;;[.$AW$1];&quot;)&quot;)" office:value-type="string" office:string-value="(6,24)">
            <text:p>(6,24)</text:p>
          </table:table-cell>
          <table:table-cell/>
          <table:table-cell table:formula="of:=CONCATENATE(&quot;(&quot;;[.A7];&quot;,&quot;;[.$AY$1];&quot;)&quot;)" office:value-type="string" office:string-value="(6,25)">
            <text:p>(6,25)</text:p>
          </table:table-cell>
          <table:table-cell/>
          <table:table-cell table:formula="of:=CONCATENATE(&quot;(&quot;;[.A7];&quot;,&quot;;[.$BA$1];&quot;)&quot;)" office:value-type="string" office:string-value="(6,26)">
            <text:p>(6,26)</text:p>
          </table:table-cell>
          <table:table-cell/>
          <table:table-cell table:formula="of:=CONCATENATE(&quot;(&quot;;[.A7];&quot;,&quot;;[.$BC$1];&quot;)&quot;)" office:value-type="string" office:string-value="(6,27)">
            <text:p>(6,27)</text:p>
          </table:table-cell>
          <table:table-cell/>
          <table:table-cell table:formula="of:=CONCATENATE(&quot;(&quot;;[.A7];&quot;,&quot;;[.$BE$1];&quot;)&quot;)" office:value-type="string" office:string-value="(6,28)">
            <text:p>(6,28)</text:p>
          </table:table-cell>
          <table:table-cell/>
          <table:table-cell table:formula="of:=CONCATENATE(&quot;(&quot;;[.A7];&quot;,&quot;;[.$BG$1];&quot;)&quot;)" office:value-type="string" office:string-value="(6,29)">
            <text:p>(6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ONCATENATE(&quot;(&quot;;[.A8];&quot;,&quot;;[.$C$1];&quot;)&quot;)" office:value-type="string" office:string-value="(7,1)">
            <text:p>(7,1)</text:p>
          </table:table-cell>
          <table:table-cell/>
          <table:table-cell table:formula="of:=CONCATENATE(&quot;(&quot;;[.A8];&quot;,&quot;;[.$E$1];&quot;)&quot;)" office:value-type="string" office:string-value="(7,2)">
            <text:p>(7,2)</text:p>
          </table:table-cell>
          <table:table-cell/>
          <table:table-cell table:formula="of:=CONCATENATE(&quot;(&quot;;[.A8];&quot;,&quot;;[.$G$1];&quot;)&quot;)" office:value-type="string" office:string-value="(7,3)">
            <text:p>(7,3)</text:p>
          </table:table-cell>
          <table:table-cell/>
          <table:table-cell table:formula="of:=CONCATENATE(&quot;(&quot;;[.A8];&quot;,&quot;;[.$I$1];&quot;)&quot;)" office:value-type="string" office:string-value="(7,4)">
            <text:p>(7,4)</text:p>
          </table:table-cell>
          <table:table-cell/>
          <table:table-cell table:formula="of:=CONCATENATE(&quot;(&quot;;[.A8];&quot;,&quot;;[.$K$1];&quot;)&quot;)" office:value-type="string" office:string-value="(7,5)">
            <text:p>(7,5)</text:p>
          </table:table-cell>
          <table:table-cell office:value-type="float" office:value="1">
            <text:p>1</text:p>
          </table:table-cell>
          <table:table-cell table:formula="of:=CONCATENATE(&quot;(&quot;;[.A8];&quot;,&quot;;[.$M$1];&quot;)&quot;)" office:value-type="string" office:string-value="(7,6)">
            <text:p>(7,6)</text:p>
          </table:table-cell>
          <table:table-cell/>
          <table:table-cell table:formula="of:=CONCATENATE(&quot;(&quot;;[.A8];&quot;,&quot;;[.$O$1];&quot;)&quot;)" office:value-type="string" office:string-value="(7,7)">
            <text:p>(7,7)</text:p>
          </table:table-cell>
          <table:table-cell/>
          <table:table-cell table:formula="of:=CONCATENATE(&quot;(&quot;;[.A8];&quot;,&quot;;[.$Q$1];&quot;)&quot;)" office:value-type="string" office:string-value="(7,8)">
            <text:p>(7,8)</text:p>
          </table:table-cell>
          <table:table-cell office:value-type="float" office:value="1">
            <text:p>1</text:p>
          </table:table-cell>
          <table:table-cell table:formula="of:=CONCATENATE(&quot;(&quot;;[.A8];&quot;,&quot;;[.$S$1];&quot;)&quot;)" office:value-type="string" office:string-value="(7,9)">
            <text:p>(7,9)</text:p>
          </table:table-cell>
          <table:table-cell/>
          <table:table-cell table:formula="of:=CONCATENATE(&quot;(&quot;;[.A8];&quot;,&quot;;[.$U$1];&quot;)&quot;)" office:value-type="string" office:string-value="(7,10)">
            <text:p>(7,10)</text:p>
          </table:table-cell>
          <table:table-cell/>
          <table:table-cell table:formula="of:=CONCATENATE(&quot;(&quot;;[.A8];&quot;,&quot;;[.$W$1];&quot;)&quot;)" office:value-type="string" office:string-value="(7,11)">
            <text:p>(7,11)</text:p>
          </table:table-cell>
          <table:table-cell office:value-type="float" office:value="1">
            <text:p>1</text:p>
          </table:table-cell>
          <table:table-cell table:formula="of:=CONCATENATE(&quot;(&quot;;[.A8];&quot;,&quot;;[.$Y$1];&quot;)&quot;)" office:value-type="string" office:string-value="(7,12)">
            <text:p>(7,12)</text:p>
          </table:table-cell>
          <table:table-cell/>
          <table:table-cell table:formula="of:=CONCATENATE(&quot;(&quot;;[.A8];&quot;,&quot;;[.$AA$1];&quot;)&quot;)" office:value-type="string" office:string-value="(7,13)">
            <text:p>(7,13)</text:p>
          </table:table-cell>
          <table:table-cell/>
          <table:table-cell table:formula="of:=CONCATENATE(&quot;(&quot;;[.A8];&quot;,&quot;;[.$AC$1];&quot;)&quot;)" office:value-type="string" office:string-value="(7,14)">
            <text:p>(7,14)</text:p>
          </table:table-cell>
          <table:table-cell office:value-type="float" office:value="1">
            <text:p>1</text:p>
          </table:table-cell>
          <table:table-cell table:formula="of:=CONCATENATE(&quot;(&quot;;[.A8];&quot;,&quot;;[.$AE$1];&quot;)&quot;)" office:value-type="string" office:string-value="(7,15)">
            <text:p>(7,15)</text:p>
          </table:table-cell>
          <table:table-cell/>
          <table:table-cell table:formula="of:=CONCATENATE(&quot;(&quot;;[.A8];&quot;,&quot;;[.$AG$1];&quot;)&quot;)" office:value-type="string" office:string-value="(7,16)">
            <text:p>(7,16)</text:p>
          </table:table-cell>
          <table:table-cell/>
          <table:table-cell table:formula="of:=CONCATENATE(&quot;(&quot;;[.A8];&quot;,&quot;;[.$AI$1];&quot;)&quot;)" office:value-type="string" office:string-value="(7,17)">
            <text:p>(7,17)</text:p>
          </table:table-cell>
          <table:table-cell/>
          <table:table-cell table:formula="of:=CONCATENATE(&quot;(&quot;;[.A8];&quot;,&quot;;[.$AK$1];&quot;)&quot;)" office:value-type="string" office:string-value="(7,18)">
            <text:p>(7,18)</text:p>
          </table:table-cell>
          <table:table-cell/>
          <table:table-cell table:formula="of:=CONCATENATE(&quot;(&quot;;[.A8];&quot;,&quot;;[.$AM$1];&quot;)&quot;)" office:value-type="string" office:string-value="(7,19)">
            <text:p>(7,19)</text:p>
          </table:table-cell>
          <table:table-cell/>
          <table:table-cell table:formula="of:=CONCATENATE(&quot;(&quot;;[.A8];&quot;,&quot;;[.$AO$1];&quot;)&quot;)" office:value-type="string" office:string-value="(7,20)">
            <text:p>(7,20)</text:p>
          </table:table-cell>
          <table:table-cell office:value-type="float" office:value="1">
            <text:p>1</text:p>
          </table:table-cell>
          <table:table-cell table:formula="of:=CONCATENATE(&quot;(&quot;;[.A8];&quot;,&quot;;[.$AQ$1];&quot;)&quot;)" office:value-type="string" office:string-value="(7,21)">
            <text:p>(7,21)</text:p>
          </table:table-cell>
          <table:table-cell/>
          <table:table-cell table:formula="of:=CONCATENATE(&quot;(&quot;;[.A8];&quot;,&quot;;[.$AS$1];&quot;)&quot;)" office:value-type="string" office:string-value="(7,22)">
            <text:p>(7,22)</text:p>
          </table:table-cell>
          <table:table-cell/>
          <table:table-cell table:formula="of:=CONCATENATE(&quot;(&quot;;[.A8];&quot;,&quot;;[.$AU$1];&quot;)&quot;)" office:value-type="string" office:string-value="(7,23)">
            <text:p>(7,23)</text:p>
          </table:table-cell>
          <table:table-cell office:value-type="float" office:value="1">
            <text:p>1</text:p>
          </table:table-cell>
          <table:table-cell table:formula="of:=CONCATENATE(&quot;(&quot;;[.A8];&quot;,&quot;;[.$AW$1];&quot;)&quot;)" office:value-type="string" office:string-value="(7,24)">
            <text:p>(7,24)</text:p>
          </table:table-cell>
          <table:table-cell/>
          <table:table-cell table:formula="of:=CONCATENATE(&quot;(&quot;;[.A8];&quot;,&quot;;[.$AY$1];&quot;)&quot;)" office:value-type="string" office:string-value="(7,25)">
            <text:p>(7,25)</text:p>
          </table:table-cell>
          <table:table-cell/>
          <table:table-cell table:formula="of:=CONCATENATE(&quot;(&quot;;[.A8];&quot;,&quot;;[.$BA$1];&quot;)&quot;)" office:value-type="string" office:string-value="(7,26)">
            <text:p>(7,26)</text:p>
          </table:table-cell>
          <table:table-cell/>
          <table:table-cell table:formula="of:=CONCATENATE(&quot;(&quot;;[.A8];&quot;,&quot;;[.$BC$1];&quot;)&quot;)" office:value-type="string" office:string-value="(7,27)">
            <text:p>(7,27)</text:p>
          </table:table-cell>
          <table:table-cell/>
          <table:table-cell table:formula="of:=CONCATENATE(&quot;(&quot;;[.A8];&quot;,&quot;;[.$BE$1];&quot;)&quot;)" office:value-type="string" office:string-value="(7,28)">
            <text:p>(7,28)</text:p>
          </table:table-cell>
          <table:table-cell office:value-type="float" office:value="1">
            <text:p>1</text:p>
          </table:table-cell>
          <table:table-cell table:formula="of:=CONCATENATE(&quot;(&quot;;[.A8];&quot;,&quot;;[.$BG$1];&quot;)&quot;)" office:value-type="string" office:string-value="(7,29)">
            <text:p>(7,29)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CONCATENATE(&quot;(&quot;;[.A9];&quot;,&quot;;[.$C$1];&quot;)&quot;)" office:value-type="string" office:string-value="(8,1)">
            <text:p>(8,1)</text:p>
          </table:table-cell>
          <table:table-cell office:value-type="float" office:value="1">
            <text:p>1</text:p>
          </table:table-cell>
          <table:table-cell table:formula="of:=CONCATENATE(&quot;(&quot;;[.A9];&quot;,&quot;;[.$E$1];&quot;)&quot;)" office:value-type="string" office:string-value="(8,2)">
            <text:p>(8,2)</text:p>
          </table:table-cell>
          <table:table-cell office:value-type="float" office:value="1">
            <text:p>1</text:p>
          </table:table-cell>
          <table:table-cell table:formula="of:=CONCATENATE(&quot;(&quot;;[.A9];&quot;,&quot;;[.$G$1];&quot;)&quot;)" office:value-type="string" office:string-value="(8,3)">
            <text:p>(8,3)</text:p>
          </table:table-cell>
          <table:table-cell/>
          <table:table-cell table:formula="of:=CONCATENATE(&quot;(&quot;;[.A9];&quot;,&quot;;[.$I$1];&quot;)&quot;)" office:value-type="string" office:string-value="(8,4)">
            <text:p>(8,4)</text:p>
          </table:table-cell>
          <table:table-cell/>
          <table:table-cell table:formula="of:=CONCATENATE(&quot;(&quot;;[.A9];&quot;,&quot;;[.$K$1];&quot;)&quot;)" office:value-type="string" office:string-value="(8,5)">
            <text:p>(8,5)</text:p>
          </table:table-cell>
          <table:table-cell/>
          <table:table-cell table:formula="of:=CONCATENATE(&quot;(&quot;;[.A9];&quot;,&quot;;[.$M$1];&quot;)&quot;)" office:value-type="string" office:string-value="(8,6)">
            <text:p>(8,6)</text:p>
          </table:table-cell>
          <table:table-cell office:value-type="float" office:value="1">
            <text:p>1</text:p>
          </table:table-cell>
          <table:table-cell table:formula="of:=CONCATENATE(&quot;(&quot;;[.A9];&quot;,&quot;;[.$O$1];&quot;)&quot;)" office:value-type="string" office:string-value="(8,7)">
            <text:p>(8,7)</text:p>
          </table:table-cell>
          <table:table-cell office:value-type="float" office:value="1">
            <text:p>1</text:p>
          </table:table-cell>
          <table:table-cell table:formula="of:=CONCATENATE(&quot;(&quot;;[.A9];&quot;,&quot;;[.$Q$1];&quot;)&quot;)" office:value-type="string" office:string-value="(8,8)">
            <text:p>(8,8)</text:p>
          </table:table-cell>
          <table:table-cell/>
          <table:table-cell table:formula="of:=CONCATENATE(&quot;(&quot;;[.A9];&quot;,&quot;;[.$S$1];&quot;)&quot;)" office:value-type="string" office:string-value="(8,9)">
            <text:p>(8,9)</text:p>
          </table:table-cell>
          <table:table-cell/>
          <table:table-cell table:formula="of:=CONCATENATE(&quot;(&quot;;[.A9];&quot;,&quot;;[.$U$1];&quot;)&quot;)" office:value-type="string" office:string-value="(8,10)">
            <text:p>(8,10)</text:p>
          </table:table-cell>
          <table:table-cell/>
          <table:table-cell table:formula="of:=CONCATENATE(&quot;(&quot;;[.A9];&quot;,&quot;;[.$W$1];&quot;)&quot;)" office:value-type="string" office:string-value="(8,11)">
            <text:p>(8,11)</text:p>
          </table:table-cell>
          <table:table-cell/>
          <table:table-cell table:formula="of:=CONCATENATE(&quot;(&quot;;[.A9];&quot;,&quot;;[.$Y$1];&quot;)&quot;)" office:value-type="string" office:string-value="(8,12)">
            <text:p>(8,12)</text:p>
          </table:table-cell>
          <table:table-cell office:value-type="float" office:value="1">
            <text:p>1</text:p>
          </table:table-cell>
          <table:table-cell table:formula="of:=CONCATENATE(&quot;(&quot;;[.A9];&quot;,&quot;;[.$AA$1];&quot;)&quot;)" office:value-type="string" office:string-value="(8,13)">
            <text:p>(8,13)</text:p>
          </table:table-cell>
          <table:table-cell office:value-type="float" office:value="1">
            <text:p>1</text:p>
          </table:table-cell>
          <table:table-cell table:formula="of:=CONCATENATE(&quot;(&quot;;[.A9];&quot;,&quot;;[.$AC$1];&quot;)&quot;)" office:value-type="string" office:string-value="(8,14)">
            <text:p>(8,14)</text:p>
          </table:table-cell>
          <table:table-cell office:value-type="float" office:value="1">
            <text:p>1</text:p>
          </table:table-cell>
          <table:table-cell table:formula="of:=CONCATENATE(&quot;(&quot;;[.A9];&quot;,&quot;;[.$AE$1];&quot;)&quot;)" office:value-type="string" office:string-value="(8,15)">
            <text:p>(8,15)</text:p>
          </table:table-cell>
          <table:table-cell office:value-type="float" office:value="1">
            <text:p>1</text:p>
          </table:table-cell>
          <table:table-cell table:formula="of:=CONCATENATE(&quot;(&quot;;[.A9];&quot;,&quot;;[.$AG$1];&quot;)&quot;)" office:value-type="string" office:string-value="(8,16)">
            <text:p>(8,16)</text:p>
          </table:table-cell>
          <table:table-cell office:value-type="float" office:value="1">
            <text:p>1</text:p>
          </table:table-cell>
          <table:table-cell table:formula="of:=CONCATENATE(&quot;(&quot;;[.A9];&quot;,&quot;;[.$AI$1];&quot;)&quot;)" office:value-type="string" office:string-value="(8,17)">
            <text:p>(8,17)</text:p>
          </table:table-cell>
          <table:table-cell/>
          <table:table-cell table:formula="of:=CONCATENATE(&quot;(&quot;;[.A9];&quot;,&quot;;[.$AK$1];&quot;)&quot;)" office:value-type="string" office:string-value="(8,18)">
            <text:p>(8,18)</text:p>
          </table:table-cell>
          <table:table-cell/>
          <table:table-cell table:formula="of:=CONCATENATE(&quot;(&quot;;[.A9];&quot;,&quot;;[.$AM$1];&quot;)&quot;)" office:value-type="string" office:string-value="(8,19)">
            <text:p>(8,19)</text:p>
          </table:table-cell>
          <table:table-cell/>
          <table:table-cell table:formula="of:=CONCATENATE(&quot;(&quot;;[.A9];&quot;,&quot;;[.$AO$1];&quot;)&quot;)" office:value-type="string" office:string-value="(8,20)">
            <text:p>(8,20)</text:p>
          </table:table-cell>
          <table:table-cell/>
          <table:table-cell table:formula="of:=CONCATENATE(&quot;(&quot;;[.A9];&quot;,&quot;;[.$AQ$1];&quot;)&quot;)" office:value-type="string" office:string-value="(8,21)">
            <text:p>(8,21)</text:p>
          </table:table-cell>
          <table:table-cell/>
          <table:table-cell table:formula="of:=CONCATENATE(&quot;(&quot;;[.A9];&quot;,&quot;;[.$AS$1];&quot;)&quot;)" office:value-type="string" office:string-value="(8,22)">
            <text:p>(8,22)</text:p>
          </table:table-cell>
          <table:table-cell office:value-type="float" office:value="1">
            <text:p>1</text:p>
          </table:table-cell>
          <table:table-cell table:formula="of:=CONCATENATE(&quot;(&quot;;[.A9];&quot;,&quot;;[.$AU$1];&quot;)&quot;)" office:value-type="string" office:string-value="(8,23)">
            <text:p>(8,23)</text:p>
          </table:table-cell>
          <table:table-cell/>
          <table:table-cell table:formula="of:=CONCATENATE(&quot;(&quot;;[.A9];&quot;,&quot;;[.$AW$1];&quot;)&quot;)" office:value-type="string" office:string-value="(8,24)">
            <text:p>(8,24)</text:p>
          </table:table-cell>
          <table:table-cell/>
          <table:table-cell table:formula="of:=CONCATENATE(&quot;(&quot;;[.A9];&quot;,&quot;;[.$AY$1];&quot;)&quot;)" office:value-type="string" office:string-value="(8,25)">
            <text:p>(8,25)</text:p>
          </table:table-cell>
          <table:table-cell/>
          <table:table-cell table:formula="of:=CONCATENATE(&quot;(&quot;;[.A9];&quot;,&quot;;[.$BA$1];&quot;)&quot;)" office:value-type="string" office:string-value="(8,26)">
            <text:p>(8,26)</text:p>
          </table:table-cell>
          <table:table-cell/>
          <table:table-cell table:formula="of:=CONCATENATE(&quot;(&quot;;[.A9];&quot;,&quot;;[.$BC$1];&quot;)&quot;)" office:value-type="string" office:string-value="(8,27)">
            <text:p>(8,27)</text:p>
          </table:table-cell>
          <table:table-cell/>
          <table:table-cell table:formula="of:=CONCATENATE(&quot;(&quot;;[.A9];&quot;,&quot;;[.$BE$1];&quot;)&quot;)" office:value-type="string" office:string-value="(8,28)">
            <text:p>(8,28)</text:p>
          </table:table-cell>
          <table:table-cell office:value-type="float" office:value="1">
            <text:p>1</text:p>
          </table:table-cell>
          <table:table-cell table:formula="of:=CONCATENATE(&quot;(&quot;;[.A9];&quot;,&quot;;[.$BG$1];&quot;)&quot;)" office:value-type="string" office:string-value="(8,29)">
            <text:p>(8,29)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CONCATENATE(&quot;(&quot;;[.A10];&quot;,&quot;;[.$C$1];&quot;)&quot;)" office:value-type="string" office:string-value="(9,1)">
            <text:p>(9,1)</text:p>
          </table:table-cell>
          <table:table-cell office:value-type="float" office:value="1">
            <text:p>1</text:p>
          </table:table-cell>
          <table:table-cell table:formula="of:=CONCATENATE(&quot;(&quot;;[.A10];&quot;,&quot;;[.$E$1];&quot;)&quot;)" office:value-type="string" office:string-value="(9,2)">
            <text:p>(9,2)</text:p>
          </table:table-cell>
          <table:table-cell/>
          <table:table-cell table:formula="of:=CONCATENATE(&quot;(&quot;;[.A10];&quot;,&quot;;[.$G$1];&quot;)&quot;)" office:value-type="string" office:string-value="(9,3)">
            <text:p>(9,3)</text:p>
          </table:table-cell>
          <table:table-cell/>
          <table:table-cell table:formula="of:=CONCATENATE(&quot;(&quot;;[.A10];&quot;,&quot;;[.$I$1];&quot;)&quot;)" office:value-type="string" office:string-value="(9,4)">
            <text:p>(9,4)</text:p>
          </table:table-cell>
          <table:table-cell office:value-type="float" office:value="1">
            <text:p>1</text:p>
          </table:table-cell>
          <table:table-cell table:formula="of:=CONCATENATE(&quot;(&quot;;[.A10];&quot;,&quot;;[.$K$1];&quot;)&quot;)" office:value-type="string" office:string-value="(9,5)">
            <text:p>(9,5)</text:p>
          </table:table-cell>
          <table:table-cell office:value-type="float" office:value="1">
            <text:p>1</text:p>
          </table:table-cell>
          <table:table-cell table:formula="of:=CONCATENATE(&quot;(&quot;;[.A10];&quot;,&quot;;[.$M$1];&quot;)&quot;)" office:value-type="string" office:string-value="(9,6)">
            <text:p>(9,6)</text:p>
          </table:table-cell>
          <table:table-cell/>
          <table:table-cell table:formula="of:=CONCATENATE(&quot;(&quot;;[.A10];&quot;,&quot;;[.$O$1];&quot;)&quot;)" office:value-type="string" office:string-value="(9,7)">
            <text:p>(9,7)</text:p>
          </table:table-cell>
          <table:table-cell/>
          <table:table-cell table:formula="of:=CONCATENATE(&quot;(&quot;;[.A10];&quot;,&quot;;[.$Q$1];&quot;)&quot;)" office:value-type="string" office:string-value="(9,8)">
            <text:p>(9,8)</text:p>
          </table:table-cell>
          <table:table-cell/>
          <table:table-cell table:formula="of:=CONCATENATE(&quot;(&quot;;[.A10];&quot;,&quot;;[.$S$1];&quot;)&quot;)" office:value-type="string" office:string-value="(9,9)">
            <text:p>(9,9)</text:p>
          </table:table-cell>
          <table:table-cell/>
          <table:table-cell table:formula="of:=CONCATENATE(&quot;(&quot;;[.A10];&quot;,&quot;;[.$U$1];&quot;)&quot;)" office:value-type="string" office:string-value="(9,10)">
            <text:p>(9,10)</text:p>
          </table:table-cell>
          <table:table-cell/>
          <table:table-cell table:formula="of:=CONCATENATE(&quot;(&quot;;[.A10];&quot;,&quot;;[.$W$1];&quot;)&quot;)" office:value-type="string" office:string-value="(9,11)">
            <text:p>(9,11)</text:p>
          </table:table-cell>
          <table:table-cell office:value-type="float" office:value="1">
            <text:p>1</text:p>
          </table:table-cell>
          <table:table-cell table:formula="of:=CONCATENATE(&quot;(&quot;;[.A10];&quot;,&quot;;[.$Y$1];&quot;)&quot;)" office:value-type="string" office:string-value="(9,12)">
            <text:p>(9,12)</text:p>
          </table:table-cell>
          <table:table-cell office:value-type="float" office:value="1">
            <text:p>1</text:p>
          </table:table-cell>
          <table:table-cell table:formula="of:=CONCATENATE(&quot;(&quot;;[.A10];&quot;,&quot;;[.$AA$1];&quot;)&quot;)" office:value-type="string" office:string-value="(9,13)">
            <text:p>(9,13)</text:p>
          </table:table-cell>
          <table:table-cell/>
          <table:table-cell table:formula="of:=CONCATENATE(&quot;(&quot;;[.A10];&quot;,&quot;;[.$AC$1];&quot;)&quot;)" office:value-type="string" office:string-value="(9,14)">
            <text:p>(9,14)</text:p>
          </table:table-cell>
          <table:table-cell office:value-type="float" office:value="1">
            <text:p>1</text:p>
          </table:table-cell>
          <table:table-cell table:formula="of:=CONCATENATE(&quot;(&quot;;[.A10];&quot;,&quot;;[.$AE$1];&quot;)&quot;)" office:value-type="string" office:string-value="(9,15)">
            <text:p>(9,15)</text:p>
          </table:table-cell>
          <table:table-cell office:value-type="float" office:value="1">
            <text:p>1</text:p>
          </table:table-cell>
          <table:table-cell table:formula="of:=CONCATENATE(&quot;(&quot;;[.A10];&quot;,&quot;;[.$AG$1];&quot;)&quot;)" office:value-type="string" office:string-value="(9,16)">
            <text:p>(9,16)</text:p>
          </table:table-cell>
          <table:table-cell/>
          <table:table-cell table:formula="of:=CONCATENATE(&quot;(&quot;;[.A10];&quot;,&quot;;[.$AI$1];&quot;)&quot;)" office:value-type="string" office:string-value="(9,17)">
            <text:p>(9,17)</text:p>
          </table:table-cell>
          <table:table-cell office:value-type="float" office:value="1">
            <text:p>1</text:p>
          </table:table-cell>
          <table:table-cell table:formula="of:=CONCATENATE(&quot;(&quot;;[.A10];&quot;,&quot;;[.$AK$1];&quot;)&quot;)" office:value-type="string" office:string-value="(9,18)">
            <text:p>(9,18)</text:p>
          </table:table-cell>
          <table:table-cell office:value-type="float" office:value="1">
            <text:p>1</text:p>
          </table:table-cell>
          <table:table-cell table:formula="of:=CONCATENATE(&quot;(&quot;;[.A10];&quot;,&quot;;[.$AM$1];&quot;)&quot;)" office:value-type="string" office:string-value="(9,19)">
            <text:p>(9,19)</text:p>
          </table:table-cell>
          <table:table-cell office:value-type="float" office:value="1">
            <text:p>1</text:p>
          </table:table-cell>
          <table:table-cell table:formula="of:=CONCATENATE(&quot;(&quot;;[.A10];&quot;,&quot;;[.$AO$1];&quot;)&quot;)" office:value-type="string" office:string-value="(9,20)">
            <text:p>(9,20)</text:p>
          </table:table-cell>
          <table:table-cell office:value-type="float" office:value="1">
            <text:p>1</text:p>
          </table:table-cell>
          <table:table-cell table:formula="of:=CONCATENATE(&quot;(&quot;;[.A10];&quot;,&quot;;[.$AQ$1];&quot;)&quot;)" office:value-type="string" office:string-value="(9,21)">
            <text:p>(9,21)</text:p>
          </table:table-cell>
          <table:table-cell/>
          <table:table-cell table:formula="of:=CONCATENATE(&quot;(&quot;;[.A10];&quot;,&quot;;[.$AS$1];&quot;)&quot;)" office:value-type="string" office:string-value="(9,22)">
            <text:p>(9,22)</text:p>
          </table:table-cell>
          <table:table-cell/>
          <table:table-cell table:formula="of:=CONCATENATE(&quot;(&quot;;[.A10];&quot;,&quot;;[.$AU$1];&quot;)&quot;)" office:value-type="string" office:string-value="(9,23)">
            <text:p>(9,23)</text:p>
          </table:table-cell>
          <table:table-cell office:value-type="float" office:value="1">
            <text:p>1</text:p>
          </table:table-cell>
          <table:table-cell table:formula="of:=CONCATENATE(&quot;(&quot;;[.A10];&quot;,&quot;;[.$AW$1];&quot;)&quot;)" office:value-type="string" office:string-value="(9,24)">
            <text:p>(9,24)</text:p>
          </table:table-cell>
          <table:table-cell/>
          <table:table-cell table:formula="of:=CONCATENATE(&quot;(&quot;;[.A10];&quot;,&quot;;[.$AY$1];&quot;)&quot;)" office:value-type="string" office:string-value="(9,25)">
            <text:p>(9,25)</text:p>
          </table:table-cell>
          <table:table-cell/>
          <table:table-cell table:formula="of:=CONCATENATE(&quot;(&quot;;[.A10];&quot;,&quot;;[.$BA$1];&quot;)&quot;)" office:value-type="string" office:string-value="(9,26)">
            <text:p>(9,26)</text:p>
          </table:table-cell>
          <table:table-cell office:value-type="float" office:value="1">
            <text:p>1</text:p>
          </table:table-cell>
          <table:table-cell table:formula="of:=CONCATENATE(&quot;(&quot;;[.A10];&quot;,&quot;;[.$BC$1];&quot;)&quot;)" office:value-type="string" office:string-value="(9,27)">
            <text:p>(9,27)</text:p>
          </table:table-cell>
          <table:table-cell/>
          <table:table-cell table:formula="of:=CONCATENATE(&quot;(&quot;;[.A10];&quot;,&quot;;[.$BE$1];&quot;)&quot;)" office:value-type="string" office:string-value="(9,28)">
            <text:p>(9,28)</text:p>
          </table:table-cell>
          <table:table-cell office:value-type="float" office:value="1">
            <text:p>1</text:p>
          </table:table-cell>
          <table:table-cell table:formula="of:=CONCATENATE(&quot;(&quot;;[.A10];&quot;,&quot;;[.$BG$1];&quot;)&quot;)" office:value-type="string" office:string-value="(9,29)">
            <text:p>(9,29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CONCATENATE(&quot;(&quot;;[.A11];&quot;,&quot;;[.$C$1];&quot;)&quot;)" office:value-type="string" office:string-value="(10,1)">
            <text:p>(10,1)</text:p>
          </table:table-cell>
          <table:table-cell/>
          <table:table-cell table:formula="of:=CONCATENATE(&quot;(&quot;;[.A11];&quot;,&quot;;[.$E$1];&quot;)&quot;)" office:value-type="string" office:string-value="(10,2)">
            <text:p>(10,2)</text:p>
          </table:table-cell>
          <table:table-cell/>
          <table:table-cell table:formula="of:=CONCATENATE(&quot;(&quot;;[.A11];&quot;,&quot;;[.$G$1];&quot;)&quot;)" office:value-type="string" office:string-value="(10,3)">
            <text:p>(10,3)</text:p>
          </table:table-cell>
          <table:table-cell/>
          <table:table-cell table:formula="of:=CONCATENATE(&quot;(&quot;;[.A11];&quot;,&quot;;[.$I$1];&quot;)&quot;)" office:value-type="string" office:string-value="(10,4)">
            <text:p>(10,4)</text:p>
          </table:table-cell>
          <table:table-cell/>
          <table:table-cell table:formula="of:=CONCATENATE(&quot;(&quot;;[.A11];&quot;,&quot;;[.$K$1];&quot;)&quot;)" office:value-type="string" office:string-value="(10,5)">
            <text:p>(10,5)</text:p>
          </table:table-cell>
          <table:table-cell office:value-type="float" office:value="1">
            <text:p>1</text:p>
          </table:table-cell>
          <table:table-cell table:formula="of:=CONCATENATE(&quot;(&quot;;[.A11];&quot;,&quot;;[.$M$1];&quot;)&quot;)" office:value-type="string" office:string-value="(10,6)">
            <text:p>(10,6)</text:p>
          </table:table-cell>
          <table:table-cell/>
          <table:table-cell table:formula="of:=CONCATENATE(&quot;(&quot;;[.A11];&quot;,&quot;;[.$O$1];&quot;)&quot;)" office:value-type="string" office:string-value="(10,7)">
            <text:p>(10,7)</text:p>
          </table:table-cell>
          <table:table-cell/>
          <table:table-cell table:formula="of:=CONCATENATE(&quot;(&quot;;[.A11];&quot;,&quot;;[.$Q$1];&quot;)&quot;)" office:value-type="string" office:string-value="(10,8)">
            <text:p>(10,8)</text:p>
          </table:table-cell>
          <table:table-cell/>
          <table:table-cell table:formula="of:=CONCATENATE(&quot;(&quot;;[.A11];&quot;,&quot;;[.$S$1];&quot;)&quot;)" office:value-type="string" office:string-value="(10,9)">
            <text:p>(10,9)</text:p>
          </table:table-cell>
          <table:table-cell/>
          <table:table-cell table:formula="of:=CONCATENATE(&quot;(&quot;;[.A11];&quot;,&quot;;[.$U$1];&quot;)&quot;)" office:value-type="string" office:string-value="(10,10)">
            <text:p>(10,10)</text:p>
          </table:table-cell>
          <table:table-cell/>
          <table:table-cell table:formula="of:=CONCATENATE(&quot;(&quot;;[.A11];&quot;,&quot;;[.$W$1];&quot;)&quot;)" office:value-type="string" office:string-value="(10,11)">
            <text:p>(10,11)</text:p>
          </table:table-cell>
          <table:table-cell/>
          <table:table-cell table:formula="of:=CONCATENATE(&quot;(&quot;;[.A11];&quot;,&quot;;[.$Y$1];&quot;)&quot;)" office:value-type="string" office:string-value="(10,12)">
            <text:p>(10,12)</text:p>
          </table:table-cell>
          <table:table-cell office:value-type="float" office:value="1">
            <text:p>1</text:p>
          </table:table-cell>
          <table:table-cell table:formula="of:=CONCATENATE(&quot;(&quot;;[.A11];&quot;,&quot;;[.$AA$1];&quot;)&quot;)" office:value-type="string" office:string-value="(10,13)">
            <text:p>(10,13)</text:p>
          </table:table-cell>
          <table:table-cell/>
          <table:table-cell table:formula="of:=CONCATENATE(&quot;(&quot;;[.A11];&quot;,&quot;;[.$AC$1];&quot;)&quot;)" office:value-type="string" office:string-value="(10,14)">
            <text:p>(10,14)</text:p>
          </table:table-cell>
          <table:table-cell/>
          <table:table-cell table:formula="of:=CONCATENATE(&quot;(&quot;;[.A11];&quot;,&quot;;[.$AE$1];&quot;)&quot;)" office:value-type="string" office:string-value="(10,15)">
            <text:p>(10,15)</text:p>
          </table:table-cell>
          <table:table-cell/>
          <table:table-cell table:formula="of:=CONCATENATE(&quot;(&quot;;[.A11];&quot;,&quot;;[.$AG$1];&quot;)&quot;)" office:value-type="string" office:string-value="(10,16)">
            <text:p>(10,16)</text:p>
          </table:table-cell>
          <table:table-cell/>
          <table:table-cell table:formula="of:=CONCATENATE(&quot;(&quot;;[.A11];&quot;,&quot;;[.$AI$1];&quot;)&quot;)" office:value-type="string" office:string-value="(10,17)">
            <text:p>(10,17)</text:p>
          </table:table-cell>
          <table:table-cell office:value-type="float" office:value="1">
            <text:p>1</text:p>
          </table:table-cell>
          <table:table-cell table:formula="of:=CONCATENATE(&quot;(&quot;;[.A11];&quot;,&quot;;[.$AK$1];&quot;)&quot;)" office:value-type="string" office:string-value="(10,18)">
            <text:p>(10,18)</text:p>
          </table:table-cell>
          <table:table-cell/>
          <table:table-cell table:formula="of:=CONCATENATE(&quot;(&quot;;[.A11];&quot;,&quot;;[.$AM$1];&quot;)&quot;)" office:value-type="string" office:string-value="(10,19)">
            <text:p>(10,19)</text:p>
          </table:table-cell>
          <table:table-cell office:value-type="float" office:value="1">
            <text:p>1</text:p>
          </table:table-cell>
          <table:table-cell table:formula="of:=CONCATENATE(&quot;(&quot;;[.A11];&quot;,&quot;;[.$AO$1];&quot;)&quot;)" office:value-type="string" office:string-value="(10,20)">
            <text:p>(10,20)</text:p>
          </table:table-cell>
          <table:table-cell/>
          <table:table-cell table:formula="of:=CONCATENATE(&quot;(&quot;;[.A11];&quot;,&quot;;[.$AQ$1];&quot;)&quot;)" office:value-type="string" office:string-value="(10,21)">
            <text:p>(10,21)</text:p>
          </table:table-cell>
          <table:table-cell/>
          <table:table-cell table:formula="of:=CONCATENATE(&quot;(&quot;;[.A11];&quot;,&quot;;[.$AS$1];&quot;)&quot;)" office:value-type="string" office:string-value="(10,22)">
            <text:p>(10,22)</text:p>
          </table:table-cell>
          <table:table-cell/>
          <table:table-cell table:formula="of:=CONCATENATE(&quot;(&quot;;[.A11];&quot;,&quot;;[.$AU$1];&quot;)&quot;)" office:value-type="string" office:string-value="(10,23)">
            <text:p>(10,23)</text:p>
          </table:table-cell>
          <table:table-cell/>
          <table:table-cell table:formula="of:=CONCATENATE(&quot;(&quot;;[.A11];&quot;,&quot;;[.$AW$1];&quot;)&quot;)" office:value-type="string" office:string-value="(10,24)">
            <text:p>(10,24)</text:p>
          </table:table-cell>
          <table:table-cell office:value-type="float" office:value="1">
            <text:p>1</text:p>
          </table:table-cell>
          <table:table-cell table:formula="of:=CONCATENATE(&quot;(&quot;;[.A11];&quot;,&quot;;[.$AY$1];&quot;)&quot;)" office:value-type="string" office:string-value="(10,25)">
            <text:p>(10,25)</text:p>
          </table:table-cell>
          <table:table-cell office:value-type="float" office:value="1">
            <text:p>1</text:p>
          </table:table-cell>
          <table:table-cell table:formula="of:=CONCATENATE(&quot;(&quot;;[.A11];&quot;,&quot;;[.$BA$1];&quot;)&quot;)" office:value-type="string" office:string-value="(10,26)">
            <text:p>(10,26)</text:p>
          </table:table-cell>
          <table:table-cell/>
          <table:table-cell table:formula="of:=CONCATENATE(&quot;(&quot;;[.A11];&quot;,&quot;;[.$BC$1];&quot;)&quot;)" office:value-type="string" office:string-value="(10,27)">
            <text:p>(10,27)</text:p>
          </table:table-cell>
          <table:table-cell/>
          <table:table-cell table:formula="of:=CONCATENATE(&quot;(&quot;;[.A11];&quot;,&quot;;[.$BE$1];&quot;)&quot;)" office:value-type="string" office:string-value="(10,28)">
            <text:p>(10,28)</text:p>
          </table:table-cell>
          <table:table-cell office:value-type="float" office:value="1">
            <text:p>1</text:p>
          </table:table-cell>
          <table:table-cell table:formula="of:=CONCATENATE(&quot;(&quot;;[.A11];&quot;,&quot;;[.$BG$1];&quot;)&quot;)" office:value-type="string" office:string-value="(10,29)">
            <text:p>(10,29)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CONCATENATE(&quot;(&quot;;[.A12];&quot;,&quot;;[.$C$1];&quot;)&quot;)" office:value-type="string" office:string-value="(11,1)">
            <text:p>(11,1)</text:p>
          </table:table-cell>
          <table:table-cell office:value-type="float" office:value="1">
            <text:p>1</text:p>
          </table:table-cell>
          <table:table-cell table:formula="of:=CONCATENATE(&quot;(&quot;;[.A12];&quot;,&quot;;[.$E$1];&quot;)&quot;)" office:value-type="string" office:string-value="(11,2)">
            <text:p>(11,2)</text:p>
          </table:table-cell>
          <table:table-cell/>
          <table:table-cell table:formula="of:=CONCATENATE(&quot;(&quot;;[.A12];&quot;,&quot;;[.$G$1];&quot;)&quot;)" office:value-type="string" office:string-value="(11,3)">
            <text:p>(11,3)</text:p>
          </table:table-cell>
          <table:table-cell/>
          <table:table-cell table:formula="of:=CONCATENATE(&quot;(&quot;;[.A12];&quot;,&quot;;[.$I$1];&quot;)&quot;)" office:value-type="string" office:string-value="(11,4)">
            <text:p>(11,4)</text:p>
          </table:table-cell>
          <table:table-cell office:value-type="float" office:value="1">
            <text:p>1</text:p>
          </table:table-cell>
          <table:table-cell table:formula="of:=CONCATENATE(&quot;(&quot;;[.A12];&quot;,&quot;;[.$K$1];&quot;)&quot;)" office:value-type="string" office:string-value="(11,5)">
            <text:p>(11,5)</text:p>
          </table:table-cell>
          <table:table-cell office:value-type="float" office:value="1">
            <text:p>1</text:p>
          </table:table-cell>
          <table:table-cell table:formula="of:=CONCATENATE(&quot;(&quot;;[.A12];&quot;,&quot;;[.$M$1];&quot;)&quot;)" office:value-type="string" office:string-value="(11,6)">
            <text:p>(11,6)</text:p>
          </table:table-cell>
          <table:table-cell/>
          <table:table-cell table:formula="of:=CONCATENATE(&quot;(&quot;;[.A12];&quot;,&quot;;[.$O$1];&quot;)&quot;)" office:value-type="string" office:string-value="(11,7)">
            <text:p>(11,7)</text:p>
          </table:table-cell>
          <table:table-cell office:value-type="float" office:value="1">
            <text:p>1</text:p>
          </table:table-cell>
          <table:table-cell table:formula="of:=CONCATENATE(&quot;(&quot;;[.A12];&quot;,&quot;;[.$Q$1];&quot;)&quot;)" office:value-type="string" office:string-value="(11,8)">
            <text:p>(11,8)</text:p>
          </table:table-cell>
          <table:table-cell/>
          <table:table-cell table:formula="of:=CONCATENATE(&quot;(&quot;;[.A12];&quot;,&quot;;[.$S$1];&quot;)&quot;)" office:value-type="string" office:string-value="(11,9)">
            <text:p>(11,9)</text:p>
          </table:table-cell>
          <table:table-cell office:value-type="float" office:value="1">
            <text:p>1</text:p>
          </table:table-cell>
          <table:table-cell table:formula="of:=CONCATENATE(&quot;(&quot;;[.A12];&quot;,&quot;;[.$U$1];&quot;)&quot;)" office:value-type="string" office:string-value="(11,10)">
            <text:p>(11,10)</text:p>
          </table:table-cell>
          <table:table-cell/>
          <table:table-cell table:formula="of:=CONCATENATE(&quot;(&quot;;[.A12];&quot;,&quot;;[.$W$1];&quot;)&quot;)" office:value-type="string" office:string-value="(11,11)">
            <text:p>(11,11)</text:p>
          </table:table-cell>
          <table:table-cell/>
          <table:table-cell table:formula="of:=CONCATENATE(&quot;(&quot;;[.A12];&quot;,&quot;;[.$Y$1];&quot;)&quot;)" office:value-type="string" office:string-value="(11,12)">
            <text:p>(11,12)</text:p>
          </table:table-cell>
          <table:table-cell/>
          <table:table-cell table:formula="of:=CONCATENATE(&quot;(&quot;;[.A12];&quot;,&quot;;[.$AA$1];&quot;)&quot;)" office:value-type="string" office:string-value="(11,13)">
            <text:p>(11,13)</text:p>
          </table:table-cell>
          <table:table-cell/>
          <table:table-cell table:formula="of:=CONCATENATE(&quot;(&quot;;[.A12];&quot;,&quot;;[.$AC$1];&quot;)&quot;)" office:value-type="string" office:string-value="(11,14)">
            <text:p>(11,14)</text:p>
          </table:table-cell>
          <table:table-cell/>
          <table:table-cell table:formula="of:=CONCATENATE(&quot;(&quot;;[.A12];&quot;,&quot;;[.$AE$1];&quot;)&quot;)" office:value-type="string" office:string-value="(11,15)">
            <text:p>(11,15)</text:p>
          </table:table-cell>
          <table:table-cell office:value-type="float" office:value="1">
            <text:p>1</text:p>
          </table:table-cell>
          <table:table-cell table:formula="of:=CONCATENATE(&quot;(&quot;;[.A12];&quot;,&quot;;[.$AG$1];&quot;)&quot;)" office:value-type="string" office:string-value="(11,16)">
            <text:p>(11,16)</text:p>
          </table:table-cell>
          <table:table-cell office:value-type="float" office:value="1">
            <text:p>1</text:p>
          </table:table-cell>
          <table:table-cell table:formula="of:=CONCATENATE(&quot;(&quot;;[.A12];&quot;,&quot;;[.$AI$1];&quot;)&quot;)" office:value-type="string" office:string-value="(11,17)">
            <text:p>(11,17)</text:p>
          </table:table-cell>
          <table:table-cell office:value-type="float" office:value="1">
            <text:p>1</text:p>
          </table:table-cell>
          <table:table-cell table:formula="of:=CONCATENATE(&quot;(&quot;;[.A12];&quot;,&quot;;[.$AK$1];&quot;)&quot;)" office:value-type="string" office:string-value="(11,18)">
            <text:p>(11,18)</text:p>
          </table:table-cell>
          <table:table-cell office:value-type="float" office:value="1">
            <text:p>1</text:p>
          </table:table-cell>
          <table:table-cell table:formula="of:=CONCATENATE(&quot;(&quot;;[.A12];&quot;,&quot;;[.$AM$1];&quot;)&quot;)" office:value-type="string" office:string-value="(11,19)">
            <text:p>(11,19)</text:p>
          </table:table-cell>
          <table:table-cell office:value-type="float" office:value="1">
            <text:p>1</text:p>
          </table:table-cell>
          <table:table-cell table:formula="of:=CONCATENATE(&quot;(&quot;;[.A12];&quot;,&quot;;[.$AO$1];&quot;)&quot;)" office:value-type="string" office:string-value="(11,20)">
            <text:p>(11,20)</text:p>
          </table:table-cell>
          <table:table-cell office:value-type="float" office:value="1">
            <text:p>1</text:p>
          </table:table-cell>
          <table:table-cell table:formula="of:=CONCATENATE(&quot;(&quot;;[.A12];&quot;,&quot;;[.$AQ$1];&quot;)&quot;)" office:value-type="string" office:string-value="(11,21)">
            <text:p>(11,21)</text:p>
          </table:table-cell>
          <table:table-cell office:value-type="float" office:value="1">
            <text:p>1</text:p>
          </table:table-cell>
          <table:table-cell table:formula="of:=CONCATENATE(&quot;(&quot;;[.A12];&quot;,&quot;;[.$AS$1];&quot;)&quot;)" office:value-type="string" office:string-value="(11,22)">
            <text:p>(11,22)</text:p>
          </table:table-cell>
          <table:table-cell/>
          <table:table-cell table:formula="of:=CONCATENATE(&quot;(&quot;;[.A12];&quot;,&quot;;[.$AU$1];&quot;)&quot;)" office:value-type="string" office:string-value="(11,23)">
            <text:p>(11,23)</text:p>
          </table:table-cell>
          <table:table-cell office:value-type="float" office:value="1">
            <text:p>1</text:p>
          </table:table-cell>
          <table:table-cell table:formula="of:=CONCATENATE(&quot;(&quot;;[.A12];&quot;,&quot;;[.$AW$1];&quot;)&quot;)" office:value-type="string" office:string-value="(11,24)">
            <text:p>(11,24)</text:p>
          </table:table-cell>
          <table:table-cell/>
          <table:table-cell table:formula="of:=CONCATENATE(&quot;(&quot;;[.A12];&quot;,&quot;;[.$AY$1];&quot;)&quot;)" office:value-type="string" office:string-value="(11,25)">
            <text:p>(11,25)</text:p>
          </table:table-cell>
          <table:table-cell office:value-type="float" office:value="1">
            <text:p>1</text:p>
          </table:table-cell>
          <table:table-cell table:formula="of:=CONCATENATE(&quot;(&quot;;[.A12];&quot;,&quot;;[.$BA$1];&quot;)&quot;)" office:value-type="string" office:string-value="(11,26)">
            <text:p>(11,26)</text:p>
          </table:table-cell>
          <table:table-cell office:value-type="float" office:value="1">
            <text:p>1</text:p>
          </table:table-cell>
          <table:table-cell table:formula="of:=CONCATENATE(&quot;(&quot;;[.A12];&quot;,&quot;;[.$BC$1];&quot;)&quot;)" office:value-type="string" office:string-value="(11,27)">
            <text:p>(11,27)</text:p>
          </table:table-cell>
          <table:table-cell/>
          <table:table-cell table:formula="of:=CONCATENATE(&quot;(&quot;;[.A12];&quot;,&quot;;[.$BE$1];&quot;)&quot;)" office:value-type="string" office:string-value="(11,28)">
            <text:p>(11,28)</text:p>
          </table:table-cell>
          <table:table-cell office:value-type="float" office:value="1">
            <text:p>1</text:p>
          </table:table-cell>
          <table:table-cell table:formula="of:=CONCATENATE(&quot;(&quot;;[.A12];&quot;,&quot;;[.$BG$1];&quot;)&quot;)" office:value-type="string" office:string-value="(11,29)">
            <text:p>(11,29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CONCATENATE(&quot;(&quot;;[.A13];&quot;,&quot;;[.$C$1];&quot;)&quot;)" office:value-type="string" office:string-value="(12,1)">
            <text:p>(12,1)</text:p>
          </table:table-cell>
          <table:table-cell office:value-type="float" office:value="1">
            <text:p>1</text:p>
          </table:table-cell>
          <table:table-cell table:formula="of:=CONCATENATE(&quot;(&quot;;[.A13];&quot;,&quot;;[.$E$1];&quot;)&quot;)" office:value-type="string" office:string-value="(12,2)">
            <text:p>(12,2)</text:p>
          </table:table-cell>
          <table:table-cell/>
          <table:table-cell table:formula="of:=CONCATENATE(&quot;(&quot;;[.A13];&quot;,&quot;;[.$G$1];&quot;)&quot;)" office:value-type="string" office:string-value="(12,3)">
            <text:p>(12,3)</text:p>
          </table:table-cell>
          <table:table-cell/>
          <table:table-cell table:formula="of:=CONCATENATE(&quot;(&quot;;[.A13];&quot;,&quot;;[.$I$1];&quot;)&quot;)" office:value-type="string" office:string-value="(12,4)">
            <text:p>(12,4)</text:p>
          </table:table-cell>
          <table:table-cell/>
          <table:table-cell table:formula="of:=CONCATENATE(&quot;(&quot;;[.A13];&quot;,&quot;;[.$K$1];&quot;)&quot;)" office:value-type="string" office:string-value="(12,5)">
            <text:p>(12,5)</text:p>
          </table:table-cell>
          <table:table-cell/>
          <table:table-cell table:formula="of:=CONCATENATE(&quot;(&quot;;[.A13];&quot;,&quot;;[.$M$1];&quot;)&quot;)" office:value-type="string" office:string-value="(12,6)">
            <text:p>(12,6)</text:p>
          </table:table-cell>
          <table:table-cell/>
          <table:table-cell table:formula="of:=CONCATENATE(&quot;(&quot;;[.A13];&quot;,&quot;;[.$O$1];&quot;)&quot;)" office:value-type="string" office:string-value="(12,7)">
            <text:p>(12,7)</text:p>
          </table:table-cell>
          <table:table-cell/>
          <table:table-cell table:formula="of:=CONCATENATE(&quot;(&quot;;[.A13];&quot;,&quot;;[.$Q$1];&quot;)&quot;)" office:value-type="string" office:string-value="(12,8)">
            <text:p>(12,8)</text:p>
          </table:table-cell>
          <table:table-cell office:value-type="float" office:value="1">
            <text:p>1</text:p>
          </table:table-cell>
          <table:table-cell table:formula="of:=CONCATENATE(&quot;(&quot;;[.A13];&quot;,&quot;;[.$S$1];&quot;)&quot;)" office:value-type="string" office:string-value="(12,9)">
            <text:p>(12,9)</text:p>
          </table:table-cell>
          <table:table-cell office:value-type="float" office:value="1">
            <text:p>1</text:p>
          </table:table-cell>
          <table:table-cell table:formula="of:=CONCATENATE(&quot;(&quot;;[.A13];&quot;,&quot;;[.$U$1];&quot;)&quot;)" office:value-type="string" office:string-value="(12,10)">
            <text:p>(12,10)</text:p>
          </table:table-cell>
          <table:table-cell office:value-type="float" office:value="1">
            <text:p>1</text:p>
          </table:table-cell>
          <table:table-cell table:formula="of:=CONCATENATE(&quot;(&quot;;[.A13];&quot;,&quot;;[.$W$1];&quot;)&quot;)" office:value-type="string" office:string-value="(12,11)">
            <text:p>(12,11)</text:p>
          </table:table-cell>
          <table:table-cell/>
          <table:table-cell table:formula="of:=CONCATENATE(&quot;(&quot;;[.A13];&quot;,&quot;;[.$Y$1];&quot;)&quot;)" office:value-type="string" office:string-value="(12,12)">
            <text:p>(12,12)</text:p>
          </table:table-cell>
          <table:table-cell/>
          <table:table-cell table:formula="of:=CONCATENATE(&quot;(&quot;;[.A13];&quot;,&quot;;[.$AA$1];&quot;)&quot;)" office:value-type="string" office:string-value="(12,13)">
            <text:p>(12,13)</text:p>
          </table:table-cell>
          <table:table-cell/>
          <table:table-cell table:formula="of:=CONCATENATE(&quot;(&quot;;[.A13];&quot;,&quot;;[.$AC$1];&quot;)&quot;)" office:value-type="string" office:string-value="(12,14)">
            <text:p>(12,14)</text:p>
          </table:table-cell>
          <table:table-cell office:value-type="float" office:value="1">
            <text:p>1</text:p>
          </table:table-cell>
          <table:table-cell table:formula="of:=CONCATENATE(&quot;(&quot;;[.A13];&quot;,&quot;;[.$AE$1];&quot;)&quot;)" office:value-type="string" office:string-value="(12,15)">
            <text:p>(12,15)</text:p>
          </table:table-cell>
          <table:table-cell office:value-type="float" office:value="1">
            <text:p>1</text:p>
          </table:table-cell>
          <table:table-cell table:formula="of:=CONCATENATE(&quot;(&quot;;[.A13];&quot;,&quot;;[.$AG$1];&quot;)&quot;)" office:value-type="string" office:string-value="(12,16)">
            <text:p>(12,16)</text:p>
          </table:table-cell>
          <table:table-cell office:value-type="float" office:value="1">
            <text:p>1</text:p>
          </table:table-cell>
          <table:table-cell table:formula="of:=CONCATENATE(&quot;(&quot;;[.A13];&quot;,&quot;;[.$AI$1];&quot;)&quot;)" office:value-type="string" office:string-value="(12,17)">
            <text:p>(12,17)</text:p>
          </table:table-cell>
          <table:table-cell/>
          <table:table-cell table:formula="of:=CONCATENATE(&quot;(&quot;;[.A13];&quot;,&quot;;[.$AK$1];&quot;)&quot;)" office:value-type="string" office:string-value="(12,18)">
            <text:p>(12,18)</text:p>
          </table:table-cell>
          <table:table-cell/>
          <table:table-cell table:formula="of:=CONCATENATE(&quot;(&quot;;[.A13];&quot;,&quot;;[.$AM$1];&quot;)&quot;)" office:value-type="string" office:string-value="(12,19)">
            <text:p>(12,19)</text:p>
          </table:table-cell>
          <table:table-cell/>
          <table:table-cell table:formula="of:=CONCATENATE(&quot;(&quot;;[.A13];&quot;,&quot;;[.$AO$1];&quot;)&quot;)" office:value-type="string" office:string-value="(12,20)">
            <text:p>(12,20)</text:p>
          </table:table-cell>
          <table:table-cell/>
          <table:table-cell table:formula="of:=CONCATENATE(&quot;(&quot;;[.A13];&quot;,&quot;;[.$AQ$1];&quot;)&quot;)" office:value-type="string" office:string-value="(12,21)">
            <text:p>(12,21)</text:p>
          </table:table-cell>
          <table:table-cell/>
          <table:table-cell table:formula="of:=CONCATENATE(&quot;(&quot;;[.A13];&quot;,&quot;;[.$AS$1];&quot;)&quot;)" office:value-type="string" office:string-value="(12,22)">
            <text:p>(12,22)</text:p>
          </table:table-cell>
          <table:table-cell/>
          <table:table-cell table:formula="of:=CONCATENATE(&quot;(&quot;;[.A13];&quot;,&quot;;[.$AU$1];&quot;)&quot;)" office:value-type="string" office:string-value="(12,23)">
            <text:p>(12,23)</text:p>
          </table:table-cell>
          <table:table-cell office:value-type="float" office:value="1">
            <text:p>1</text:p>
          </table:table-cell>
          <table:table-cell table:formula="of:=CONCATENATE(&quot;(&quot;;[.A13];&quot;,&quot;;[.$AW$1];&quot;)&quot;)" office:value-type="string" office:string-value="(12,24)">
            <text:p>(12,24)</text:p>
          </table:table-cell>
          <table:table-cell/>
          <table:table-cell table:formula="of:=CONCATENATE(&quot;(&quot;;[.A13];&quot;,&quot;;[.$AY$1];&quot;)&quot;)" office:value-type="string" office:string-value="(12,25)">
            <text:p>(12,25)</text:p>
          </table:table-cell>
          <table:table-cell/>
          <table:table-cell table:formula="of:=CONCATENATE(&quot;(&quot;;[.A13];&quot;,&quot;;[.$BA$1];&quot;)&quot;)" office:value-type="string" office:string-value="(12,26)">
            <text:p>(12,26)</text:p>
          </table:table-cell>
          <table:table-cell office:value-type="float" office:value="1">
            <text:p>1</text:p>
          </table:table-cell>
          <table:table-cell table:formula="of:=CONCATENATE(&quot;(&quot;;[.A13];&quot;,&quot;;[.$BC$1];&quot;)&quot;)" office:value-type="string" office:string-value="(12,27)">
            <text:p>(12,27)</text:p>
          </table:table-cell>
          <table:table-cell/>
          <table:table-cell table:formula="of:=CONCATENATE(&quot;(&quot;;[.A13];&quot;,&quot;;[.$BE$1];&quot;)&quot;)" office:value-type="string" office:string-value="(12,28)">
            <text:p>(12,28)</text:p>
          </table:table-cell>
          <table:table-cell/>
          <table:table-cell table:formula="of:=CONCATENATE(&quot;(&quot;;[.A13];&quot;,&quot;;[.$BG$1];&quot;)&quot;)" office:value-type="string" office:string-value="(12,29)">
            <text:p>(12,29)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CONCATENATE(&quot;(&quot;;[.A14];&quot;,&quot;;[.$C$1];&quot;)&quot;)" office:value-type="string" office:string-value="(13,1)">
            <text:p>(13,1)</text:p>
          </table:table-cell>
          <table:table-cell office:value-type="float" office:value="1">
            <text:p>1</text:p>
          </table:table-cell>
          <table:table-cell table:formula="of:=CONCATENATE(&quot;(&quot;;[.A14];&quot;,&quot;;[.$E$1];&quot;)&quot;)" office:value-type="string" office:string-value="(13,2)">
            <text:p>(13,2)</text:p>
          </table:table-cell>
          <table:table-cell office:value-type="float" office:value="1">
            <text:p>1</text:p>
          </table:table-cell>
          <table:table-cell table:formula="of:=CONCATENATE(&quot;(&quot;;[.A14];&quot;,&quot;;[.$G$1];&quot;)&quot;)" office:value-type="string" office:string-value="(13,3)">
            <text:p>(13,3)</text:p>
          </table:table-cell>
          <table:table-cell office:value-type="float" office:value="1">
            <text:p>1</text:p>
          </table:table-cell>
          <table:table-cell table:formula="of:=CONCATENATE(&quot;(&quot;;[.A14];&quot;,&quot;;[.$I$1];&quot;)&quot;)" office:value-type="string" office:string-value="(13,4)">
            <text:p>(13,4)</text:p>
          </table:table-cell>
          <table:table-cell office:value-type="float" office:value="1">
            <text:p>1</text:p>
          </table:table-cell>
          <table:table-cell table:formula="of:=CONCATENATE(&quot;(&quot;;[.A14];&quot;,&quot;;[.$K$1];&quot;)&quot;)" office:value-type="string" office:string-value="(13,5)">
            <text:p>(13,5)</text:p>
          </table:table-cell>
          <table:table-cell/>
          <table:table-cell table:formula="of:=CONCATENATE(&quot;(&quot;;[.A14];&quot;,&quot;;[.$M$1];&quot;)&quot;)" office:value-type="string" office:string-value="(13,6)">
            <text:p>(13,6)</text:p>
          </table:table-cell>
          <table:table-cell office:value-type="float" office:value="1">
            <text:p>1</text:p>
          </table:table-cell>
          <table:table-cell table:formula="of:=CONCATENATE(&quot;(&quot;;[.A14];&quot;,&quot;;[.$O$1];&quot;)&quot;)" office:value-type="string" office:string-value="(13,7)">
            <text:p>(13,7)</text:p>
          </table:table-cell>
          <table:table-cell/>
          <table:table-cell table:formula="of:=CONCATENATE(&quot;(&quot;;[.A14];&quot;,&quot;;[.$Q$1];&quot;)&quot;)" office:value-type="string" office:string-value="(13,8)">
            <text:p>(13,8)</text:p>
          </table:table-cell>
          <table:table-cell office:value-type="float" office:value="1">
            <text:p>1</text:p>
          </table:table-cell>
          <table:table-cell table:formula="of:=CONCATENATE(&quot;(&quot;;[.A14];&quot;,&quot;;[.$S$1];&quot;)&quot;)" office:value-type="string" office:string-value="(13,9)">
            <text:p>(13,9)</text:p>
          </table:table-cell>
          <table:table-cell/>
          <table:table-cell table:formula="of:=CONCATENATE(&quot;(&quot;;[.A14];&quot;,&quot;;[.$U$1];&quot;)&quot;)" office:value-type="string" office:string-value="(13,10)">
            <text:p>(13,10)</text:p>
          </table:table-cell>
          <table:table-cell/>
          <table:table-cell table:formula="of:=CONCATENATE(&quot;(&quot;;[.A14];&quot;,&quot;;[.$W$1];&quot;)&quot;)" office:value-type="string" office:string-value="(13,11)">
            <text:p>(13,11)</text:p>
          </table:table-cell>
          <table:table-cell/>
          <table:table-cell table:formula="of:=CONCATENATE(&quot;(&quot;;[.A14];&quot;,&quot;;[.$Y$1];&quot;)&quot;)" office:value-type="string" office:string-value="(13,12)">
            <text:p>(13,12)</text:p>
          </table:table-cell>
          <table:table-cell/>
          <table:table-cell table:formula="of:=CONCATENATE(&quot;(&quot;;[.A14];&quot;,&quot;;[.$AA$1];&quot;)&quot;)" office:value-type="string" office:string-value="(13,13)">
            <text:p>(13,13)</text:p>
          </table:table-cell>
          <table:table-cell/>
          <table:table-cell table:formula="of:=CONCATENATE(&quot;(&quot;;[.A14];&quot;,&quot;;[.$AC$1];&quot;)&quot;)" office:value-type="string" office:string-value="(13,14)">
            <text:p>(13,14)</text:p>
          </table:table-cell>
          <table:table-cell/>
          <table:table-cell table:formula="of:=CONCATENATE(&quot;(&quot;;[.A14];&quot;,&quot;;[.$AE$1];&quot;)&quot;)" office:value-type="string" office:string-value="(13,15)">
            <text:p>(13,15)</text:p>
          </table:table-cell>
          <table:table-cell/>
          <table:table-cell table:formula="of:=CONCATENATE(&quot;(&quot;;[.A14];&quot;,&quot;;[.$AG$1];&quot;)&quot;)" office:value-type="string" office:string-value="(13,16)">
            <text:p>(13,16)</text:p>
          </table:table-cell>
          <table:table-cell/>
          <table:table-cell table:formula="of:=CONCATENATE(&quot;(&quot;;[.A14];&quot;,&quot;;[.$AI$1];&quot;)&quot;)" office:value-type="string" office:string-value="(13,17)">
            <text:p>(13,17)</text:p>
          </table:table-cell>
          <table:table-cell/>
          <table:table-cell table:formula="of:=CONCATENATE(&quot;(&quot;;[.A14];&quot;,&quot;;[.$AK$1];&quot;)&quot;)" office:value-type="string" office:string-value="(13,18)">
            <text:p>(13,18)</text:p>
          </table:table-cell>
          <table:table-cell/>
          <table:table-cell table:formula="of:=CONCATENATE(&quot;(&quot;;[.A14];&quot;,&quot;;[.$AM$1];&quot;)&quot;)" office:value-type="string" office:string-value="(13,19)">
            <text:p>(13,19)</text:p>
          </table:table-cell>
          <table:table-cell/>
          <table:table-cell table:formula="of:=CONCATENATE(&quot;(&quot;;[.A14];&quot;,&quot;;[.$AO$1];&quot;)&quot;)" office:value-type="string" office:string-value="(13,20)">
            <text:p>(13,20)</text:p>
          </table:table-cell>
          <table:table-cell/>
          <table:table-cell table:formula="of:=CONCATENATE(&quot;(&quot;;[.A14];&quot;,&quot;;[.$AQ$1];&quot;)&quot;)" office:value-type="string" office:string-value="(13,21)">
            <text:p>(13,21)</text:p>
          </table:table-cell>
          <table:table-cell/>
          <table:table-cell table:formula="of:=CONCATENATE(&quot;(&quot;;[.A14];&quot;,&quot;;[.$AS$1];&quot;)&quot;)" office:value-type="string" office:string-value="(13,22)">
            <text:p>(13,22)</text:p>
          </table:table-cell>
          <table:table-cell/>
          <table:table-cell table:formula="of:=CONCATENATE(&quot;(&quot;;[.A14];&quot;,&quot;;[.$AU$1];&quot;)&quot;)" office:value-type="string" office:string-value="(13,23)">
            <text:p>(13,23)</text:p>
          </table:table-cell>
          <table:table-cell/>
          <table:table-cell table:formula="of:=CONCATENATE(&quot;(&quot;;[.A14];&quot;,&quot;;[.$AW$1];&quot;)&quot;)" office:value-type="string" office:string-value="(13,24)">
            <text:p>(13,24)</text:p>
          </table:table-cell>
          <table:table-cell/>
          <table:table-cell table:formula="of:=CONCATENATE(&quot;(&quot;;[.A14];&quot;,&quot;;[.$AY$1];&quot;)&quot;)" office:value-type="string" office:string-value="(13,25)">
            <text:p>(13,25)</text:p>
          </table:table-cell>
          <table:table-cell office:value-type="float" office:value="1">
            <text:p>1</text:p>
          </table:table-cell>
          <table:table-cell table:formula="of:=CONCATENATE(&quot;(&quot;;[.A14];&quot;,&quot;;[.$BA$1];&quot;)&quot;)" office:value-type="string" office:string-value="(13,26)">
            <text:p>(13,26)</text:p>
          </table:table-cell>
          <table:table-cell/>
          <table:table-cell table:formula="of:=CONCATENATE(&quot;(&quot;;[.A14];&quot;,&quot;;[.$BC$1];&quot;)&quot;)" office:value-type="string" office:string-value="(13,27)">
            <text:p>(13,27)</text:p>
          </table:table-cell>
          <table:table-cell/>
          <table:table-cell table:formula="of:=CONCATENATE(&quot;(&quot;;[.A14];&quot;,&quot;;[.$BE$1];&quot;)&quot;)" office:value-type="string" office:string-value="(13,28)">
            <text:p>(13,28)</text:p>
          </table:table-cell>
          <table:table-cell/>
          <table:table-cell table:formula="of:=CONCATENATE(&quot;(&quot;;[.A14];&quot;,&quot;;[.$BG$1];&quot;)&quot;)" office:value-type="string" office:string-value="(13,29)">
            <text:p>(13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ONCATENATE(&quot;(&quot;;[.A15];&quot;,&quot;;[.$C$1];&quot;)&quot;)" office:value-type="string" office:string-value="(14,1)">
            <text:p>(14,1)</text:p>
          </table:table-cell>
          <table:table-cell/>
          <table:table-cell table:formula="of:=CONCATENATE(&quot;(&quot;;[.A15];&quot;,&quot;;[.$E$1];&quot;)&quot;)" office:value-type="string" office:string-value="(14,2)">
            <text:p>(14,2)</text:p>
          </table:table-cell>
          <table:table-cell/>
          <table:table-cell table:formula="of:=CONCATENATE(&quot;(&quot;;[.A15];&quot;,&quot;;[.$G$1];&quot;)&quot;)" office:value-type="string" office:string-value="(14,3)">
            <text:p>(14,3)</text:p>
          </table:table-cell>
          <table:table-cell/>
          <table:table-cell table:formula="of:=CONCATENATE(&quot;(&quot;;[.A15];&quot;,&quot;;[.$I$1];&quot;)&quot;)" office:value-type="string" office:string-value="(14,4)">
            <text:p>(14,4)</text:p>
          </table:table-cell>
          <table:table-cell/>
          <table:table-cell table:formula="of:=CONCATENATE(&quot;(&quot;;[.A15];&quot;,&quot;;[.$K$1];&quot;)&quot;)" office:value-type="string" office:string-value="(14,5)">
            <text:p>(14,5)</text:p>
          </table:table-cell>
          <table:table-cell/>
          <table:table-cell table:formula="of:=CONCATENATE(&quot;(&quot;;[.A15];&quot;,&quot;;[.$M$1];&quot;)&quot;)" office:value-type="string" office:string-value="(14,6)">
            <text:p>(14,6)</text:p>
          </table:table-cell>
          <table:table-cell/>
          <table:table-cell table:formula="of:=CONCATENATE(&quot;(&quot;;[.A15];&quot;,&quot;;[.$O$1];&quot;)&quot;)" office:value-type="string" office:string-value="(14,7)">
            <text:p>(14,7)</text:p>
          </table:table-cell>
          <table:table-cell office:value-type="float" office:value="1">
            <text:p>1</text:p>
          </table:table-cell>
          <table:table-cell table:formula="of:=CONCATENATE(&quot;(&quot;;[.A15];&quot;,&quot;;[.$Q$1];&quot;)&quot;)" office:value-type="string" office:string-value="(14,8)">
            <text:p>(14,8)</text:p>
          </table:table-cell>
          <table:table-cell office:value-type="float" office:value="1">
            <text:p>1</text:p>
          </table:table-cell>
          <table:table-cell table:formula="of:=CONCATENATE(&quot;(&quot;;[.A15];&quot;,&quot;;[.$S$1];&quot;)&quot;)" office:value-type="string" office:string-value="(14,9)">
            <text:p>(14,9)</text:p>
          </table:table-cell>
          <table:table-cell office:value-type="float" office:value="1">
            <text:p>1</text:p>
          </table:table-cell>
          <table:table-cell table:formula="of:=CONCATENATE(&quot;(&quot;;[.A15];&quot;,&quot;;[.$U$1];&quot;)&quot;)" office:value-type="string" office:string-value="(14,10)">
            <text:p>(14,10)</text:p>
          </table:table-cell>
          <table:table-cell/>
          <table:table-cell table:formula="of:=CONCATENATE(&quot;(&quot;;[.A15];&quot;,&quot;;[.$W$1];&quot;)&quot;)" office:value-type="string" office:string-value="(14,11)">
            <text:p>(14,11)</text:p>
          </table:table-cell>
          <table:table-cell/>
          <table:table-cell table:formula="of:=CONCATENATE(&quot;(&quot;;[.A15];&quot;,&quot;;[.$Y$1];&quot;)&quot;)" office:value-type="string" office:string-value="(14,12)">
            <text:p>(14,12)</text:p>
          </table:table-cell>
          <table:table-cell office:value-type="float" office:value="1">
            <text:p>1</text:p>
          </table:table-cell>
          <table:table-cell table:formula="of:=CONCATENATE(&quot;(&quot;;[.A15];&quot;,&quot;;[.$AA$1];&quot;)&quot;)" office:value-type="string" office:string-value="(14,13)">
            <text:p>(14,13)</text:p>
          </table:table-cell>
          <table:table-cell/>
          <table:table-cell table:formula="of:=CONCATENATE(&quot;(&quot;;[.A15];&quot;,&quot;;[.$AC$1];&quot;)&quot;)" office:value-type="string" office:string-value="(14,14)">
            <text:p>(14,14)</text:p>
          </table:table-cell>
          <table:table-cell/>
          <table:table-cell table:formula="of:=CONCATENATE(&quot;(&quot;;[.A15];&quot;,&quot;;[.$AE$1];&quot;)&quot;)" office:value-type="string" office:string-value="(14,15)">
            <text:p>(14,15)</text:p>
          </table:table-cell>
          <table:table-cell/>
          <table:table-cell table:formula="of:=CONCATENATE(&quot;(&quot;;[.A15];&quot;,&quot;;[.$AG$1];&quot;)&quot;)" office:value-type="string" office:string-value="(14,16)">
            <text:p>(14,16)</text:p>
          </table:table-cell>
          <table:table-cell/>
          <table:table-cell table:formula="of:=CONCATENATE(&quot;(&quot;;[.A15];&quot;,&quot;;[.$AI$1];&quot;)&quot;)" office:value-type="string" office:string-value="(14,17)">
            <text:p>(14,17)</text:p>
          </table:table-cell>
          <table:table-cell/>
          <table:table-cell table:formula="of:=CONCATENATE(&quot;(&quot;;[.A15];&quot;,&quot;;[.$AK$1];&quot;)&quot;)" office:value-type="string" office:string-value="(14,18)">
            <text:p>(14,18)</text:p>
          </table:table-cell>
          <table:table-cell/>
          <table:table-cell table:formula="of:=CONCATENATE(&quot;(&quot;;[.A15];&quot;,&quot;;[.$AM$1];&quot;)&quot;)" office:value-type="string" office:string-value="(14,19)">
            <text:p>(14,19)</text:p>
          </table:table-cell>
          <table:table-cell/>
          <table:table-cell table:formula="of:=CONCATENATE(&quot;(&quot;;[.A15];&quot;,&quot;;[.$AO$1];&quot;)&quot;)" office:value-type="string" office:string-value="(14,20)">
            <text:p>(14,20)</text:p>
          </table:table-cell>
          <table:table-cell/>
          <table:table-cell table:formula="of:=CONCATENATE(&quot;(&quot;;[.A15];&quot;,&quot;;[.$AQ$1];&quot;)&quot;)" office:value-type="string" office:string-value="(14,21)">
            <text:p>(14,21)</text:p>
          </table:table-cell>
          <table:table-cell/>
          <table:table-cell table:formula="of:=CONCATENATE(&quot;(&quot;;[.A15];&quot;,&quot;;[.$AS$1];&quot;)&quot;)" office:value-type="string" office:string-value="(14,22)">
            <text:p>(14,22)</text:p>
          </table:table-cell>
          <table:table-cell/>
          <table:table-cell table:formula="of:=CONCATENATE(&quot;(&quot;;[.A15];&quot;,&quot;;[.$AU$1];&quot;)&quot;)" office:value-type="string" office:string-value="(14,23)">
            <text:p>(14,23)</text:p>
          </table:table-cell>
          <table:table-cell/>
          <table:table-cell table:formula="of:=CONCATENATE(&quot;(&quot;;[.A15];&quot;,&quot;;[.$AW$1];&quot;)&quot;)" office:value-type="string" office:string-value="(14,24)">
            <text:p>(14,24)</text:p>
          </table:table-cell>
          <table:table-cell/>
          <table:table-cell table:formula="of:=CONCATENATE(&quot;(&quot;;[.A15];&quot;,&quot;;[.$AY$1];&quot;)&quot;)" office:value-type="string" office:string-value="(14,25)">
            <text:p>(14,25)</text:p>
          </table:table-cell>
          <table:table-cell/>
          <table:table-cell table:formula="of:=CONCATENATE(&quot;(&quot;;[.A15];&quot;,&quot;;[.$BA$1];&quot;)&quot;)" office:value-type="string" office:string-value="(14,26)">
            <text:p>(14,26)</text:p>
          </table:table-cell>
          <table:table-cell office:value-type="float" office:value="1">
            <text:p>1</text:p>
          </table:table-cell>
          <table:table-cell table:formula="of:=CONCATENATE(&quot;(&quot;;[.A15];&quot;,&quot;;[.$BC$1];&quot;)&quot;)" office:value-type="string" office:string-value="(14,27)">
            <text:p>(14,27)</text:p>
          </table:table-cell>
          <table:table-cell/>
          <table:table-cell table:formula="of:=CONCATENATE(&quot;(&quot;;[.A15];&quot;,&quot;;[.$BE$1];&quot;)&quot;)" office:value-type="string" office:string-value="(14,28)">
            <text:p>(14,28)</text:p>
          </table:table-cell>
          <table:table-cell/>
          <table:table-cell table:formula="of:=CONCATENATE(&quot;(&quot;;[.A15];&quot;,&quot;;[.$BG$1];&quot;)&quot;)" office:value-type="string" office:string-value="(14,29)">
            <text:p>(14,29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CONCATENATE(&quot;(&quot;;[.A16];&quot;,&quot;;[.$C$1];&quot;)&quot;)" office:value-type="string" office:string-value="(15,1)">
            <text:p>(15,1)</text:p>
          </table:table-cell>
          <table:table-cell office:value-type="float" office:value="1">
            <text:p>1</text:p>
          </table:table-cell>
          <table:table-cell table:formula="of:=CONCATENATE(&quot;(&quot;;[.A16];&quot;,&quot;;[.$E$1];&quot;)&quot;)" office:value-type="string" office:string-value="(15,2)">
            <text:p>(15,2)</text:p>
          </table:table-cell>
          <table:table-cell office:value-type="float" office:value="1">
            <text:p>1</text:p>
          </table:table-cell>
          <table:table-cell table:formula="of:=CONCATENATE(&quot;(&quot;;[.A16];&quot;,&quot;;[.$G$1];&quot;)&quot;)" office:value-type="string" office:string-value="(15,3)">
            <text:p>(15,3)</text:p>
          </table:table-cell>
          <table:table-cell office:value-type="float" office:value="1">
            <text:p>1</text:p>
          </table:table-cell>
          <table:table-cell table:formula="of:=CONCATENATE(&quot;(&quot;;[.A16];&quot;,&quot;;[.$I$1];&quot;)&quot;)" office:value-type="string" office:string-value="(15,4)">
            <text:p>(15,4)</text:p>
          </table:table-cell>
          <table:table-cell/>
          <table:table-cell table:formula="of:=CONCATENATE(&quot;(&quot;;[.A16];&quot;,&quot;;[.$K$1];&quot;)&quot;)" office:value-type="string" office:string-value="(15,5)">
            <text:p>(15,5)</text:p>
          </table:table-cell>
          <table:table-cell office:value-type="float" office:value="1">
            <text:p>1</text:p>
          </table:table-cell>
          <table:table-cell table:formula="of:=CONCATENATE(&quot;(&quot;;[.A16];&quot;,&quot;;[.$M$1];&quot;)&quot;)" office:value-type="string" office:string-value="(15,6)">
            <text:p>(15,6)</text:p>
          </table:table-cell>
          <table:table-cell office:value-type="float" office:value="1">
            <text:p>1</text:p>
          </table:table-cell>
          <table:table-cell table:formula="of:=CONCATENATE(&quot;(&quot;;[.A16];&quot;,&quot;;[.$O$1];&quot;)&quot;)" office:value-type="string" office:string-value="(15,7)">
            <text:p>(15,7)</text:p>
          </table:table-cell>
          <table:table-cell/>
          <table:table-cell table:formula="of:=CONCATENATE(&quot;(&quot;;[.A16];&quot;,&quot;;[.$Q$1];&quot;)&quot;)" office:value-type="string" office:string-value="(15,8)">
            <text:p>(15,8)</text:p>
          </table:table-cell>
          <table:table-cell office:value-type="float" office:value="1">
            <text:p>1</text:p>
          </table:table-cell>
          <table:table-cell table:formula="of:=CONCATENATE(&quot;(&quot;;[.A16];&quot;,&quot;;[.$S$1];&quot;)&quot;)" office:value-type="string" office:string-value="(15,9)">
            <text:p>(15,9)</text:p>
          </table:table-cell>
          <table:table-cell office:value-type="float" office:value="1">
            <text:p>1</text:p>
          </table:table-cell>
          <table:table-cell table:formula="of:=CONCATENATE(&quot;(&quot;;[.A16];&quot;,&quot;;[.$U$1];&quot;)&quot;)" office:value-type="string" office:string-value="(15,10)">
            <text:p>(15,10)</text:p>
          </table:table-cell>
          <table:table-cell/>
          <table:table-cell table:formula="of:=CONCATENATE(&quot;(&quot;;[.A16];&quot;,&quot;;[.$W$1];&quot;)&quot;)" office:value-type="string" office:string-value="(15,11)">
            <text:p>(15,11)</text:p>
          </table:table-cell>
          <table:table-cell office:value-type="float" office:value="1">
            <text:p>1</text:p>
          </table:table-cell>
          <table:table-cell table:formula="of:=CONCATENATE(&quot;(&quot;;[.A16];&quot;,&quot;;[.$Y$1];&quot;)&quot;)" office:value-type="string" office:string-value="(15,12)">
            <text:p>(15,12)</text:p>
          </table:table-cell>
          <table:table-cell office:value-type="float" office:value="1">
            <text:p>1</text:p>
          </table:table-cell>
          <table:table-cell table:formula="of:=CONCATENATE(&quot;(&quot;;[.A16];&quot;,&quot;;[.$AA$1];&quot;)&quot;)" office:value-type="string" office:string-value="(15,13)">
            <text:p>(15,13)</text:p>
          </table:table-cell>
          <table:table-cell/>
          <table:table-cell table:formula="of:=CONCATENATE(&quot;(&quot;;[.A16];&quot;,&quot;;[.$AC$1];&quot;)&quot;)" office:value-type="string" office:string-value="(15,14)">
            <text:p>(15,14)</text:p>
          </table:table-cell>
          <table:table-cell/>
          <table:table-cell table:formula="of:=CONCATENATE(&quot;(&quot;;[.A16];&quot;,&quot;;[.$AE$1];&quot;)&quot;)" office:value-type="string" office:string-value="(15,15)">
            <text:p>(15,15)</text:p>
          </table:table-cell>
          <table:table-cell/>
          <table:table-cell table:formula="of:=CONCATENATE(&quot;(&quot;;[.A16];&quot;,&quot;;[.$AG$1];&quot;)&quot;)" office:value-type="string" office:string-value="(15,16)">
            <text:p>(15,16)</text:p>
          </table:table-cell>
          <table:table-cell office:value-type="float" office:value="1">
            <text:p>1</text:p>
          </table:table-cell>
          <table:table-cell table:formula="of:=CONCATENATE(&quot;(&quot;;[.A16];&quot;,&quot;;[.$AI$1];&quot;)&quot;)" office:value-type="string" office:string-value="(15,17)">
            <text:p>(15,17)</text:p>
          </table:table-cell>
          <table:table-cell office:value-type="float" office:value="1">
            <text:p>1</text:p>
          </table:table-cell>
          <table:table-cell table:formula="of:=CONCATENATE(&quot;(&quot;;[.A16];&quot;,&quot;;[.$AK$1];&quot;)&quot;)" office:value-type="string" office:string-value="(15,18)">
            <text:p>(15,18)</text:p>
          </table:table-cell>
          <table:table-cell/>
          <table:table-cell table:formula="of:=CONCATENATE(&quot;(&quot;;[.A16];&quot;,&quot;;[.$AM$1];&quot;)&quot;)" office:value-type="string" office:string-value="(15,19)">
            <text:p>(15,19)</text:p>
          </table:table-cell>
          <table:table-cell office:value-type="float" office:value="1">
            <text:p>1</text:p>
          </table:table-cell>
          <table:table-cell table:formula="of:=CONCATENATE(&quot;(&quot;;[.A16];&quot;,&quot;;[.$AO$1];&quot;)&quot;)" office:value-type="string" office:string-value="(15,20)">
            <text:p>(15,20)</text:p>
          </table:table-cell>
          <table:table-cell/>
          <table:table-cell table:formula="of:=CONCATENATE(&quot;(&quot;;[.A16];&quot;,&quot;;[.$AQ$1];&quot;)&quot;)" office:value-type="string" office:string-value="(15,21)">
            <text:p>(15,21)</text:p>
          </table:table-cell>
          <table:table-cell/>
          <table:table-cell table:formula="of:=CONCATENATE(&quot;(&quot;;[.A16];&quot;,&quot;;[.$AS$1];&quot;)&quot;)" office:value-type="string" office:string-value="(15,22)">
            <text:p>(15,22)</text:p>
          </table:table-cell>
          <table:table-cell/>
          <table:table-cell table:formula="of:=CONCATENATE(&quot;(&quot;;[.A16];&quot;,&quot;;[.$AU$1];&quot;)&quot;)" office:value-type="string" office:string-value="(15,23)">
            <text:p>(15,23)</text:p>
          </table:table-cell>
          <table:table-cell/>
          <table:table-cell table:formula="of:=CONCATENATE(&quot;(&quot;;[.A16];&quot;,&quot;;[.$AW$1];&quot;)&quot;)" office:value-type="string" office:string-value="(15,24)">
            <text:p>(15,24)</text:p>
          </table:table-cell>
          <table:table-cell/>
          <table:table-cell table:formula="of:=CONCATENATE(&quot;(&quot;;[.A16];&quot;,&quot;;[.$AY$1];&quot;)&quot;)" office:value-type="string" office:string-value="(15,25)">
            <text:p>(15,25)</text:p>
          </table:table-cell>
          <table:table-cell office:value-type="float" office:value="1">
            <text:p>1</text:p>
          </table:table-cell>
          <table:table-cell table:formula="of:=CONCATENATE(&quot;(&quot;;[.A16];&quot;,&quot;;[.$BA$1];&quot;)&quot;)" office:value-type="string" office:string-value="(15,26)">
            <text:p>(15,26)</text:p>
          </table:table-cell>
          <table:table-cell/>
          <table:table-cell table:formula="of:=CONCATENATE(&quot;(&quot;;[.A16];&quot;,&quot;;[.$BC$1];&quot;)&quot;)" office:value-type="string" office:string-value="(15,27)">
            <text:p>(15,27)</text:p>
          </table:table-cell>
          <table:table-cell/>
          <table:table-cell table:formula="of:=CONCATENATE(&quot;(&quot;;[.A16];&quot;,&quot;;[.$BE$1];&quot;)&quot;)" office:value-type="string" office:string-value="(15,28)">
            <text:p>(15,28)</text:p>
          </table:table-cell>
          <table:table-cell/>
          <table:table-cell table:formula="of:=CONCATENATE(&quot;(&quot;;[.A16];&quot;,&quot;;[.$BG$1];&quot;)&quot;)" office:value-type="string" office:string-value="(15,29)">
            <text:p>(15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CONCATENATE(&quot;(&quot;;[.A17];&quot;,&quot;;[.$C$1];&quot;)&quot;)" office:value-type="string" office:string-value="(16,1)">
            <text:p>(16,1)</text:p>
          </table:table-cell>
          <table:table-cell office:value-type="float" office:value="1">
            <text:p>1</text:p>
          </table:table-cell>
          <table:table-cell table:formula="of:=CONCATENATE(&quot;(&quot;;[.A17];&quot;,&quot;;[.$E$1];&quot;)&quot;)" office:value-type="string" office:string-value="(16,2)">
            <text:p>(16,2)</text:p>
          </table:table-cell>
          <table:table-cell office:value-type="float" office:value="1">
            <text:p>1</text:p>
          </table:table-cell>
          <table:table-cell table:formula="of:=CONCATENATE(&quot;(&quot;;[.A17];&quot;,&quot;;[.$G$1];&quot;)&quot;)" office:value-type="string" office:string-value="(16,3)">
            <text:p>(16,3)</text:p>
          </table:table-cell>
          <table:table-cell/>
          <table:table-cell table:formula="of:=CONCATENATE(&quot;(&quot;;[.A17];&quot;,&quot;;[.$I$1];&quot;)&quot;)" office:value-type="string" office:string-value="(16,4)">
            <text:p>(16,4)</text:p>
          </table:table-cell>
          <table:table-cell/>
          <table:table-cell table:formula="of:=CONCATENATE(&quot;(&quot;;[.A17];&quot;,&quot;;[.$K$1];&quot;)&quot;)" office:value-type="string" office:string-value="(16,5)">
            <text:p>(16,5)</text:p>
          </table:table-cell>
          <table:table-cell/>
          <table:table-cell table:formula="of:=CONCATENATE(&quot;(&quot;;[.A17];&quot;,&quot;;[.$M$1];&quot;)&quot;)" office:value-type="string" office:string-value="(16,6)">
            <text:p>(16,6)</text:p>
          </table:table-cell>
          <table:table-cell/>
          <table:table-cell table:formula="of:=CONCATENATE(&quot;(&quot;;[.A17];&quot;,&quot;;[.$O$1];&quot;)&quot;)" office:value-type="string" office:string-value="(16,7)">
            <text:p>(16,7)</text:p>
          </table:table-cell>
          <table:table-cell/>
          <table:table-cell table:formula="of:=CONCATENATE(&quot;(&quot;;[.A17];&quot;,&quot;;[.$Q$1];&quot;)&quot;)" office:value-type="string" office:string-value="(16,8)">
            <text:p>(16,8)</text:p>
          </table:table-cell>
          <table:table-cell office:value-type="float" office:value="1">
            <text:p>1</text:p>
          </table:table-cell>
          <table:table-cell table:formula="of:=CONCATENATE(&quot;(&quot;;[.A17];&quot;,&quot;;[.$S$1];&quot;)&quot;)" office:value-type="string" office:string-value="(16,9)">
            <text:p>(16,9)</text:p>
          </table:table-cell>
          <table:table-cell/>
          <table:table-cell table:formula="of:=CONCATENATE(&quot;(&quot;;[.A17];&quot;,&quot;;[.$U$1];&quot;)&quot;)" office:value-type="string" office:string-value="(16,10)">
            <text:p>(16,10)</text:p>
          </table:table-cell>
          <table:table-cell/>
          <table:table-cell table:formula="of:=CONCATENATE(&quot;(&quot;;[.A17];&quot;,&quot;;[.$W$1];&quot;)&quot;)" office:value-type="string" office:string-value="(16,11)">
            <text:p>(16,11)</text:p>
          </table:table-cell>
          <table:table-cell office:value-type="float" office:value="1">
            <text:p>1</text:p>
          </table:table-cell>
          <table:table-cell table:formula="of:=CONCATENATE(&quot;(&quot;;[.A17];&quot;,&quot;;[.$Y$1];&quot;)&quot;)" office:value-type="string" office:string-value="(16,12)">
            <text:p>(16,12)</text:p>
          </table:table-cell>
          <table:table-cell office:value-type="float" office:value="1">
            <text:p>1</text:p>
          </table:table-cell>
          <table:table-cell table:formula="of:=CONCATENATE(&quot;(&quot;;[.A17];&quot;,&quot;;[.$AA$1];&quot;)&quot;)" office:value-type="string" office:string-value="(16,13)">
            <text:p>(16,13)</text:p>
          </table:table-cell>
          <table:table-cell/>
          <table:table-cell table:formula="of:=CONCATENATE(&quot;(&quot;;[.A17];&quot;,&quot;;[.$AC$1];&quot;)&quot;)" office:value-type="string" office:string-value="(16,14)">
            <text:p>(16,14)</text:p>
          </table:table-cell>
          <table:table-cell/>
          <table:table-cell table:formula="of:=CONCATENATE(&quot;(&quot;;[.A17];&quot;,&quot;;[.$AE$1];&quot;)&quot;)" office:value-type="string" office:string-value="(16,15)">
            <text:p>(16,15)</text:p>
          </table:table-cell>
          <table:table-cell office:value-type="float" office:value="1">
            <text:p>1</text:p>
          </table:table-cell>
          <table:table-cell table:formula="of:=CONCATENATE(&quot;(&quot;;[.A17];&quot;,&quot;;[.$AG$1];&quot;)&quot;)" office:value-type="string" office:string-value="(16,16)">
            <text:p>(16,16)</text:p>
          </table:table-cell>
          <table:table-cell/>
          <table:table-cell table:formula="of:=CONCATENATE(&quot;(&quot;;[.A17];&quot;,&quot;;[.$AI$1];&quot;)&quot;)" office:value-type="string" office:string-value="(16,17)">
            <text:p>(16,17)</text:p>
          </table:table-cell>
          <table:table-cell office:value-type="float" office:value="1">
            <text:p>1</text:p>
          </table:table-cell>
          <table:table-cell table:formula="of:=CONCATENATE(&quot;(&quot;;[.A17];&quot;,&quot;;[.$AK$1];&quot;)&quot;)" office:value-type="string" office:string-value="(16,18)">
            <text:p>(16,18)</text:p>
          </table:table-cell>
          <table:table-cell/>
          <table:table-cell table:formula="of:=CONCATENATE(&quot;(&quot;;[.A17];&quot;,&quot;;[.$AM$1];&quot;)&quot;)" office:value-type="string" office:string-value="(16,19)">
            <text:p>(16,19)</text:p>
          </table:table-cell>
          <table:table-cell/>
          <table:table-cell table:formula="of:=CONCATENATE(&quot;(&quot;;[.A17];&quot;,&quot;;[.$AO$1];&quot;)&quot;)" office:value-type="string" office:string-value="(16,20)">
            <text:p>(16,20)</text:p>
          </table:table-cell>
          <table:table-cell office:value-type="float" office:value="1">
            <text:p>1</text:p>
          </table:table-cell>
          <table:table-cell table:formula="of:=CONCATENATE(&quot;(&quot;;[.A17];&quot;,&quot;;[.$AQ$1];&quot;)&quot;)" office:value-type="string" office:string-value="(16,21)">
            <text:p>(16,21)</text:p>
          </table:table-cell>
          <table:table-cell/>
          <table:table-cell table:formula="of:=CONCATENATE(&quot;(&quot;;[.A17];&quot;,&quot;;[.$AS$1];&quot;)&quot;)" office:value-type="string" office:string-value="(16,22)">
            <text:p>(16,22)</text:p>
          </table:table-cell>
          <table:table-cell/>
          <table:table-cell table:formula="of:=CONCATENATE(&quot;(&quot;;[.A17];&quot;,&quot;;[.$AU$1];&quot;)&quot;)" office:value-type="string" office:string-value="(16,23)">
            <text:p>(16,23)</text:p>
          </table:table-cell>
          <table:table-cell/>
          <table:table-cell table:formula="of:=CONCATENATE(&quot;(&quot;;[.A17];&quot;,&quot;;[.$AW$1];&quot;)&quot;)" office:value-type="string" office:string-value="(16,24)">
            <text:p>(16,24)</text:p>
          </table:table-cell>
          <table:table-cell/>
          <table:table-cell table:formula="of:=CONCATENATE(&quot;(&quot;;[.A17];&quot;,&quot;;[.$AY$1];&quot;)&quot;)" office:value-type="string" office:string-value="(16,25)">
            <text:p>(16,25)</text:p>
          </table:table-cell>
          <table:table-cell/>
          <table:table-cell table:formula="of:=CONCATENATE(&quot;(&quot;;[.A17];&quot;,&quot;;[.$BA$1];&quot;)&quot;)" office:value-type="string" office:string-value="(16,26)">
            <text:p>(16,26)</text:p>
          </table:table-cell>
          <table:table-cell/>
          <table:table-cell table:formula="of:=CONCATENATE(&quot;(&quot;;[.A17];&quot;,&quot;;[.$BC$1];&quot;)&quot;)" office:value-type="string" office:string-value="(16,27)">
            <text:p>(16,27)</text:p>
          </table:table-cell>
          <table:table-cell/>
          <table:table-cell table:formula="of:=CONCATENATE(&quot;(&quot;;[.A17];&quot;,&quot;;[.$BE$1];&quot;)&quot;)" office:value-type="string" office:string-value="(16,28)">
            <text:p>(16,28)</text:p>
          </table:table-cell>
          <table:table-cell/>
          <table:table-cell table:formula="of:=CONCATENATE(&quot;(&quot;;[.A17];&quot;,&quot;;[.$BG$1];&quot;)&quot;)" office:value-type="string" office:string-value="(16,29)">
            <text:p>(16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ONCATENATE(&quot;(&quot;;[.A18];&quot;,&quot;;[.$C$1];&quot;)&quot;)" office:value-type="string" office:string-value="(17,1)">
            <text:p>(17,1)</text:p>
          </table:table-cell>
          <table:table-cell office:value-type="float" office:value="1">
            <text:p>1</text:p>
          </table:table-cell>
          <table:table-cell table:formula="of:=CONCATENATE(&quot;(&quot;;[.A18];&quot;,&quot;;[.$E$1];&quot;)&quot;)" office:value-type="string" office:string-value="(17,2)">
            <text:p>(17,2)</text:p>
          </table:table-cell>
          <table:table-cell office:value-type="float" office:value="1">
            <text:p>1</text:p>
          </table:table-cell>
          <table:table-cell table:formula="of:=CONCATENATE(&quot;(&quot;;[.A18];&quot;,&quot;;[.$G$1];&quot;)&quot;)" office:value-type="string" office:string-value="(17,3)">
            <text:p>(17,3)</text:p>
          </table:table-cell>
          <table:table-cell/>
          <table:table-cell table:formula="of:=CONCATENATE(&quot;(&quot;;[.A18];&quot;,&quot;;[.$I$1];&quot;)&quot;)" office:value-type="string" office:string-value="(17,4)">
            <text:p>(17,4)</text:p>
          </table:table-cell>
          <table:table-cell/>
          <table:table-cell table:formula="of:=CONCATENATE(&quot;(&quot;;[.A18];&quot;,&quot;;[.$K$1];&quot;)&quot;)" office:value-type="string" office:string-value="(17,5)">
            <text:p>(17,5)</text:p>
          </table:table-cell>
          <table:table-cell office:value-type="float" office:value="1">
            <text:p>1</text:p>
          </table:table-cell>
          <table:table-cell table:formula="of:=CONCATENATE(&quot;(&quot;;[.A18];&quot;,&quot;;[.$M$1];&quot;)&quot;)" office:value-type="string" office:string-value="(17,6)">
            <text:p>(17,6)</text:p>
          </table:table-cell>
          <table:table-cell/>
          <table:table-cell table:formula="of:=CONCATENATE(&quot;(&quot;;[.A18];&quot;,&quot;;[.$O$1];&quot;)&quot;)" office:value-type="string" office:string-value="(17,7)">
            <text:p>(17,7)</text:p>
          </table:table-cell>
          <table:table-cell/>
          <table:table-cell table:formula="of:=CONCATENATE(&quot;(&quot;;[.A18];&quot;,&quot;;[.$Q$1];&quot;)&quot;)" office:value-type="string" office:string-value="(17,8)">
            <text:p>(17,8)</text:p>
          </table:table-cell>
          <table:table-cell/>
          <table:table-cell table:formula="of:=CONCATENATE(&quot;(&quot;;[.A18];&quot;,&quot;;[.$S$1];&quot;)&quot;)" office:value-type="string" office:string-value="(17,9)">
            <text:p>(17,9)</text:p>
          </table:table-cell>
          <table:table-cell office:value-type="float" office:value="1">
            <text:p>1</text:p>
          </table:table-cell>
          <table:table-cell table:formula="of:=CONCATENATE(&quot;(&quot;;[.A18];&quot;,&quot;;[.$U$1];&quot;)&quot;)" office:value-type="string" office:string-value="(17,10)">
            <text:p>(17,10)</text:p>
          </table:table-cell>
          <table:table-cell office:value-type="float" office:value="1">
            <text:p>1</text:p>
          </table:table-cell>
          <table:table-cell table:formula="of:=CONCATENATE(&quot;(&quot;;[.A18];&quot;,&quot;;[.$W$1];&quot;)&quot;)" office:value-type="string" office:string-value="(17,11)">
            <text:p>(17,11)</text:p>
          </table:table-cell>
          <table:table-cell office:value-type="float" office:value="1">
            <text:p>1</text:p>
          </table:table-cell>
          <table:table-cell table:formula="of:=CONCATENATE(&quot;(&quot;;[.A18];&quot;,&quot;;[.$Y$1];&quot;)&quot;)" office:value-type="string" office:string-value="(17,12)">
            <text:p>(17,12)</text:p>
          </table:table-cell>
          <table:table-cell/>
          <table:table-cell table:formula="of:=CONCATENATE(&quot;(&quot;;[.A18];&quot;,&quot;;[.$AA$1];&quot;)&quot;)" office:value-type="string" office:string-value="(17,13)">
            <text:p>(17,13)</text:p>
          </table:table-cell>
          <table:table-cell/>
          <table:table-cell table:formula="of:=CONCATENATE(&quot;(&quot;;[.A18];&quot;,&quot;;[.$AC$1];&quot;)&quot;)" office:value-type="string" office:string-value="(17,14)">
            <text:p>(17,14)</text:p>
          </table:table-cell>
          <table:table-cell/>
          <table:table-cell table:formula="of:=CONCATENATE(&quot;(&quot;;[.A18];&quot;,&quot;;[.$AE$1];&quot;)&quot;)" office:value-type="string" office:string-value="(17,15)">
            <text:p>(17,15)</text:p>
          </table:table-cell>
          <table:table-cell office:value-type="float" office:value="1">
            <text:p>1</text:p>
          </table:table-cell>
          <table:table-cell table:formula="of:=CONCATENATE(&quot;(&quot;;[.A18];&quot;,&quot;;[.$AG$1];&quot;)&quot;)" office:value-type="string" office:string-value="(17,16)">
            <text:p>(17,16)</text:p>
          </table:table-cell>
          <table:table-cell office:value-type="float" office:value="1">
            <text:p>1</text:p>
          </table:table-cell>
          <table:table-cell table:formula="of:=CONCATENATE(&quot;(&quot;;[.A18];&quot;,&quot;;[.$AI$1];&quot;)&quot;)" office:value-type="string" office:string-value="(17,17)">
            <text:p>(17,17)</text:p>
          </table:table-cell>
          <table:table-cell/>
          <table:table-cell table:formula="of:=CONCATENATE(&quot;(&quot;;[.A18];&quot;,&quot;;[.$AK$1];&quot;)&quot;)" office:value-type="string" office:string-value="(17,18)">
            <text:p>(17,18)</text:p>
          </table:table-cell>
          <table:table-cell office:value-type="float" office:value="1">
            <text:p>1</text:p>
          </table:table-cell>
          <table:table-cell table:formula="of:=CONCATENATE(&quot;(&quot;;[.A18];&quot;,&quot;;[.$AM$1];&quot;)&quot;)" office:value-type="string" office:string-value="(17,19)">
            <text:p>(17,19)</text:p>
          </table:table-cell>
          <table:table-cell office:value-type="float" office:value="1">
            <text:p>1</text:p>
          </table:table-cell>
          <table:table-cell table:formula="of:=CONCATENATE(&quot;(&quot;;[.A18];&quot;,&quot;;[.$AO$1];&quot;)&quot;)" office:value-type="string" office:string-value="(17,20)">
            <text:p>(17,20)</text:p>
          </table:table-cell>
          <table:table-cell/>
          <table:table-cell table:formula="of:=CONCATENATE(&quot;(&quot;;[.A18];&quot;,&quot;;[.$AQ$1];&quot;)&quot;)" office:value-type="string" office:string-value="(17,21)">
            <text:p>(17,21)</text:p>
          </table:table-cell>
          <table:table-cell/>
          <table:table-cell table:formula="of:=CONCATENATE(&quot;(&quot;;[.A18];&quot;,&quot;;[.$AS$1];&quot;)&quot;)" office:value-type="string" office:string-value="(17,22)">
            <text:p>(17,22)</text:p>
          </table:table-cell>
          <table:table-cell/>
          <table:table-cell table:formula="of:=CONCATENATE(&quot;(&quot;;[.A18];&quot;,&quot;;[.$AU$1];&quot;)&quot;)" office:value-type="string" office:string-value="(17,23)">
            <text:p>(17,23)</text:p>
          </table:table-cell>
          <table:table-cell office:value-type="float" office:value="1">
            <text:p>1</text:p>
          </table:table-cell>
          <table:table-cell table:formula="of:=CONCATENATE(&quot;(&quot;;[.A18];&quot;,&quot;;[.$AW$1];&quot;)&quot;)" office:value-type="string" office:string-value="(17,24)">
            <text:p>(17,24)</text:p>
          </table:table-cell>
          <table:table-cell/>
          <table:table-cell table:formula="of:=CONCATENATE(&quot;(&quot;;[.A18];&quot;,&quot;;[.$AY$1];&quot;)&quot;)" office:value-type="string" office:string-value="(17,25)">
            <text:p>(17,25)</text:p>
          </table:table-cell>
          <table:table-cell office:value-type="float" office:value="1">
            <text:p>1</text:p>
          </table:table-cell>
          <table:table-cell table:formula="of:=CONCATENATE(&quot;(&quot;;[.A18];&quot;,&quot;;[.$BA$1];&quot;)&quot;)" office:value-type="string" office:string-value="(17,26)">
            <text:p>(17,26)</text:p>
          </table:table-cell>
          <table:table-cell office:value-type="float" office:value="1">
            <text:p>1</text:p>
          </table:table-cell>
          <table:table-cell table:formula="of:=CONCATENATE(&quot;(&quot;;[.A18];&quot;,&quot;;[.$BC$1];&quot;)&quot;)" office:value-type="string" office:string-value="(17,27)">
            <text:p>(17,27)</text:p>
          </table:table-cell>
          <table:table-cell/>
          <table:table-cell table:formula="of:=CONCATENATE(&quot;(&quot;;[.A18];&quot;,&quot;;[.$BE$1];&quot;)&quot;)" office:value-type="string" office:string-value="(17,28)">
            <text:p>(17,28)</text:p>
          </table:table-cell>
          <table:table-cell/>
          <table:table-cell table:formula="of:=CONCATENATE(&quot;(&quot;;[.A18];&quot;,&quot;;[.$BG$1];&quot;)&quot;)" office:value-type="string" office:string-value="(17,29)">
            <text:p>(17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ONCATENATE(&quot;(&quot;;[.A19];&quot;,&quot;;[.$C$1];&quot;)&quot;)" office:value-type="string" office:string-value="(18,1)">
            <text:p>(18,1)</text:p>
          </table:table-cell>
          <table:table-cell/>
          <table:table-cell table:formula="of:=CONCATENATE(&quot;(&quot;;[.A19];&quot;,&quot;;[.$E$1];&quot;)&quot;)" office:value-type="string" office:string-value="(18,2)">
            <text:p>(18,2)</text:p>
          </table:table-cell>
          <table:table-cell/>
          <table:table-cell table:formula="of:=CONCATENATE(&quot;(&quot;;[.A19];&quot;,&quot;;[.$G$1];&quot;)&quot;)" office:value-type="string" office:string-value="(18,3)">
            <text:p>(18,3)</text:p>
          </table:table-cell>
          <table:table-cell/>
          <table:table-cell table:formula="of:=CONCATENATE(&quot;(&quot;;[.A19];&quot;,&quot;;[.$I$1];&quot;)&quot;)" office:value-type="string" office:string-value="(18,4)">
            <text:p>(18,4)</text:p>
          </table:table-cell>
          <table:table-cell/>
          <table:table-cell table:formula="of:=CONCATENATE(&quot;(&quot;;[.A19];&quot;,&quot;;[.$K$1];&quot;)&quot;)" office:value-type="string" office:string-value="(18,5)">
            <text:p>(18,5)</text:p>
          </table:table-cell>
          <table:table-cell/>
          <table:table-cell table:formula="of:=CONCATENATE(&quot;(&quot;;[.A19];&quot;,&quot;;[.$M$1];&quot;)&quot;)" office:value-type="string" office:string-value="(18,6)">
            <text:p>(18,6)</text:p>
          </table:table-cell>
          <table:table-cell/>
          <table:table-cell table:formula="of:=CONCATENATE(&quot;(&quot;;[.A19];&quot;,&quot;;[.$O$1];&quot;)&quot;)" office:value-type="string" office:string-value="(18,7)">
            <text:p>(18,7)</text:p>
          </table:table-cell>
          <table:table-cell/>
          <table:table-cell table:formula="of:=CONCATENATE(&quot;(&quot;;[.A19];&quot;,&quot;;[.$Q$1];&quot;)&quot;)" office:value-type="string" office:string-value="(18,8)">
            <text:p>(18,8)</text:p>
          </table:table-cell>
          <table:table-cell/>
          <table:table-cell table:formula="of:=CONCATENATE(&quot;(&quot;;[.A19];&quot;,&quot;;[.$S$1];&quot;)&quot;)" office:value-type="string" office:string-value="(18,9)">
            <text:p>(18,9)</text:p>
          </table:table-cell>
          <table:table-cell office:value-type="float" office:value="1">
            <text:p>1</text:p>
          </table:table-cell>
          <table:table-cell table:formula="of:=CONCATENATE(&quot;(&quot;;[.A19];&quot;,&quot;;[.$U$1];&quot;)&quot;)" office:value-type="string" office:string-value="(18,10)">
            <text:p>(18,10)</text:p>
          </table:table-cell>
          <table:table-cell/>
          <table:table-cell table:formula="of:=CONCATENATE(&quot;(&quot;;[.A19];&quot;,&quot;;[.$W$1];&quot;)&quot;)" office:value-type="string" office:string-value="(18,11)">
            <text:p>(18,11)</text:p>
          </table:table-cell>
          <table:table-cell office:value-type="float" office:value="1">
            <text:p>1</text:p>
          </table:table-cell>
          <table:table-cell table:formula="of:=CONCATENATE(&quot;(&quot;;[.A19];&quot;,&quot;;[.$Y$1];&quot;)&quot;)" office:value-type="string" office:string-value="(18,12)">
            <text:p>(18,12)</text:p>
          </table:table-cell>
          <table:table-cell/>
          <table:table-cell table:formula="of:=CONCATENATE(&quot;(&quot;;[.A19];&quot;,&quot;;[.$AA$1];&quot;)&quot;)" office:value-type="string" office:string-value="(18,13)">
            <text:p>(18,13)</text:p>
          </table:table-cell>
          <table:table-cell/>
          <table:table-cell table:formula="of:=CONCATENATE(&quot;(&quot;;[.A19];&quot;,&quot;;[.$AC$1];&quot;)&quot;)" office:value-type="string" office:string-value="(18,14)">
            <text:p>(18,14)</text:p>
          </table:table-cell>
          <table:table-cell/>
          <table:table-cell table:formula="of:=CONCATENATE(&quot;(&quot;;[.A19];&quot;,&quot;;[.$AE$1];&quot;)&quot;)" office:value-type="string" office:string-value="(18,15)">
            <text:p>(18,15)</text:p>
          </table:table-cell>
          <table:table-cell/>
          <table:table-cell table:formula="of:=CONCATENATE(&quot;(&quot;;[.A19];&quot;,&quot;;[.$AG$1];&quot;)&quot;)" office:value-type="string" office:string-value="(18,16)">
            <text:p>(18,16)</text:p>
          </table:table-cell>
          <table:table-cell/>
          <table:table-cell table:formula="of:=CONCATENATE(&quot;(&quot;;[.A19];&quot;,&quot;;[.$AI$1];&quot;)&quot;)" office:value-type="string" office:string-value="(18,17)">
            <text:p>(18,17)</text:p>
          </table:table-cell>
          <table:table-cell office:value-type="float" office:value="1">
            <text:p>1</text:p>
          </table:table-cell>
          <table:table-cell table:formula="of:=CONCATENATE(&quot;(&quot;;[.A19];&quot;,&quot;;[.$AK$1];&quot;)&quot;)" office:value-type="string" office:string-value="(18,18)">
            <text:p>(18,18)</text:p>
          </table:table-cell>
          <table:table-cell/>
          <table:table-cell table:formula="of:=CONCATENATE(&quot;(&quot;;[.A19];&quot;,&quot;;[.$AM$1];&quot;)&quot;)" office:value-type="string" office:string-value="(18,19)">
            <text:p>(18,19)</text:p>
          </table:table-cell>
          <table:table-cell/>
          <table:table-cell table:formula="of:=CONCATENATE(&quot;(&quot;;[.A19];&quot;,&quot;;[.$AO$1];&quot;)&quot;)" office:value-type="string" office:string-value="(18,20)">
            <text:p>(18,20)</text:p>
          </table:table-cell>
          <table:table-cell/>
          <table:table-cell table:formula="of:=CONCATENATE(&quot;(&quot;;[.A19];&quot;,&quot;;[.$AQ$1];&quot;)&quot;)" office:value-type="string" office:string-value="(18,21)">
            <text:p>(18,21)</text:p>
          </table:table-cell>
          <table:table-cell office:value-type="float" office:value="1">
            <text:p>1</text:p>
          </table:table-cell>
          <table:table-cell table:formula="of:=CONCATENATE(&quot;(&quot;;[.A19];&quot;,&quot;;[.$AS$1];&quot;)&quot;)" office:value-type="string" office:string-value="(18,22)">
            <text:p>(18,22)</text:p>
          </table:table-cell>
          <table:table-cell/>
          <table:table-cell table:formula="of:=CONCATENATE(&quot;(&quot;;[.A19];&quot;,&quot;;[.$AU$1];&quot;)&quot;)" office:value-type="string" office:string-value="(18,23)">
            <text:p>(18,23)</text:p>
          </table:table-cell>
          <table:table-cell/>
          <table:table-cell table:formula="of:=CONCATENATE(&quot;(&quot;;[.A19];&quot;,&quot;;[.$AW$1];&quot;)&quot;)" office:value-type="string" office:string-value="(18,24)">
            <text:p>(18,24)</text:p>
          </table:table-cell>
          <table:table-cell office:value-type="float" office:value="-1">
            <text:p>-1</text:p>
          </table:table-cell>
          <table:table-cell table:formula="of:=CONCATENATE(&quot;(&quot;;[.A19];&quot;,&quot;;[.$AY$1];&quot;)&quot;)" office:value-type="string" office:string-value="(18,25)">
            <text:p>(18,25)</text:p>
          </table:table-cell>
          <table:table-cell/>
          <table:table-cell table:formula="of:=CONCATENATE(&quot;(&quot;;[.A19];&quot;,&quot;;[.$BA$1];&quot;)&quot;)" office:value-type="string" office:string-value="(18,26)">
            <text:p>(18,26)</text:p>
          </table:table-cell>
          <table:table-cell/>
          <table:table-cell table:formula="of:=CONCATENATE(&quot;(&quot;;[.A19];&quot;,&quot;;[.$BC$1];&quot;)&quot;)" office:value-type="string" office:string-value="(18,27)">
            <text:p>(18,27)</text:p>
          </table:table-cell>
          <table:table-cell office:value-type="float" office:value="-1">
            <text:p>-1</text:p>
          </table:table-cell>
          <table:table-cell table:formula="of:=CONCATENATE(&quot;(&quot;;[.A19];&quot;,&quot;;[.$BE$1];&quot;)&quot;)" office:value-type="string" office:string-value="(18,28)">
            <text:p>(18,28)</text:p>
          </table:table-cell>
          <table:table-cell office:value-type="float" office:value="1">
            <text:p>1</text:p>
          </table:table-cell>
          <table:table-cell table:formula="of:=CONCATENATE(&quot;(&quot;;[.A19];&quot;,&quot;;[.$BG$1];&quot;)&quot;)" office:value-type="string" office:string-value="(18,29)">
            <text:p>(18,29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CONCATENATE(&quot;(&quot;;[.A20];&quot;,&quot;;[.$C$1];&quot;)&quot;)" office:value-type="string" office:string-value="(19,1)">
            <text:p>(19,1)</text:p>
          </table:table-cell>
          <table:table-cell office:value-type="float" office:value="1">
            <text:p>1</text:p>
          </table:table-cell>
          <table:table-cell table:formula="of:=CONCATENATE(&quot;(&quot;;[.A20];&quot;,&quot;;[.$E$1];&quot;)&quot;)" office:value-type="string" office:string-value="(19,2)">
            <text:p>(19,2)</text:p>
          </table:table-cell>
          <table:table-cell/>
          <table:table-cell table:formula="of:=CONCATENATE(&quot;(&quot;;[.A20];&quot;,&quot;;[.$G$1];&quot;)&quot;)" office:value-type="string" office:string-value="(19,3)">
            <text:p>(19,3)</text:p>
          </table:table-cell>
          <table:table-cell/>
          <table:table-cell table:formula="of:=CONCATENATE(&quot;(&quot;;[.A20];&quot;,&quot;;[.$I$1];&quot;)&quot;)" office:value-type="string" office:string-value="(19,4)">
            <text:p>(19,4)</text:p>
          </table:table-cell>
          <table:table-cell/>
          <table:table-cell table:formula="of:=CONCATENATE(&quot;(&quot;;[.A20];&quot;,&quot;;[.$K$1];&quot;)&quot;)" office:value-type="string" office:string-value="(19,5)">
            <text:p>(19,5)</text:p>
          </table:table-cell>
          <table:table-cell office:value-type="float" office:value="1">
            <text:p>1</text:p>
          </table:table-cell>
          <table:table-cell table:formula="of:=CONCATENATE(&quot;(&quot;;[.A20];&quot;,&quot;;[.$M$1];&quot;)&quot;)" office:value-type="string" office:string-value="(19,6)">
            <text:p>(19,6)</text:p>
          </table:table-cell>
          <table:table-cell office:value-type="float" office:value="1">
            <text:p>1</text:p>
          </table:table-cell>
          <table:table-cell table:formula="of:=CONCATENATE(&quot;(&quot;;[.A20];&quot;,&quot;;[.$O$1];&quot;)&quot;)" office:value-type="string" office:string-value="(19,7)">
            <text:p>(19,7)</text:p>
          </table:table-cell>
          <table:table-cell/>
          <table:table-cell table:formula="of:=CONCATENATE(&quot;(&quot;;[.A20];&quot;,&quot;;[.$Q$1];&quot;)&quot;)" office:value-type="string" office:string-value="(19,8)">
            <text:p>(19,8)</text:p>
          </table:table-cell>
          <table:table-cell/>
          <table:table-cell table:formula="of:=CONCATENATE(&quot;(&quot;;[.A20];&quot;,&quot;;[.$S$1];&quot;)&quot;)" office:value-type="string" office:string-value="(19,9)">
            <text:p>(19,9)</text:p>
          </table:table-cell>
          <table:table-cell office:value-type="float" office:value="1">
            <text:p>1</text:p>
          </table:table-cell>
          <table:table-cell table:formula="of:=CONCATENATE(&quot;(&quot;;[.A20];&quot;,&quot;;[.$U$1];&quot;)&quot;)" office:value-type="string" office:string-value="(19,10)">
            <text:p>(19,10)</text:p>
          </table:table-cell>
          <table:table-cell office:value-type="float" office:value="1">
            <text:p>1</text:p>
          </table:table-cell>
          <table:table-cell table:formula="of:=CONCATENATE(&quot;(&quot;;[.A20];&quot;,&quot;;[.$W$1];&quot;)&quot;)" office:value-type="string" office:string-value="(19,11)">
            <text:p>(19,11)</text:p>
          </table:table-cell>
          <table:table-cell office:value-type="float" office:value="1">
            <text:p>1</text:p>
          </table:table-cell>
          <table:table-cell table:formula="of:=CONCATENATE(&quot;(&quot;;[.A20];&quot;,&quot;;[.$Y$1];&quot;)&quot;)" office:value-type="string" office:string-value="(19,12)">
            <text:p>(19,12)</text:p>
          </table:table-cell>
          <table:table-cell/>
          <table:table-cell table:formula="of:=CONCATENATE(&quot;(&quot;;[.A20];&quot;,&quot;;[.$AA$1];&quot;)&quot;)" office:value-type="string" office:string-value="(19,13)">
            <text:p>(19,13)</text:p>
          </table:table-cell>
          <table:table-cell/>
          <table:table-cell table:formula="of:=CONCATENATE(&quot;(&quot;;[.A20];&quot;,&quot;;[.$AC$1];&quot;)&quot;)" office:value-type="string" office:string-value="(19,14)">
            <text:p>(19,14)</text:p>
          </table:table-cell>
          <table:table-cell/>
          <table:table-cell table:formula="of:=CONCATENATE(&quot;(&quot;;[.A20];&quot;,&quot;;[.$AE$1];&quot;)&quot;)" office:value-type="string" office:string-value="(19,15)">
            <text:p>(19,15)</text:p>
          </table:table-cell>
          <table:table-cell office:value-type="float" office:value="1">
            <text:p>1</text:p>
          </table:table-cell>
          <table:table-cell table:formula="of:=CONCATENATE(&quot;(&quot;;[.A20];&quot;,&quot;;[.$AG$1];&quot;)&quot;)" office:value-type="string" office:string-value="(19,16)">
            <text:p>(19,16)</text:p>
          </table:table-cell>
          <table:table-cell/>
          <table:table-cell table:formula="of:=CONCATENATE(&quot;(&quot;;[.A20];&quot;,&quot;;[.$AI$1];&quot;)&quot;)" office:value-type="string" office:string-value="(19,17)">
            <text:p>(19,17)</text:p>
          </table:table-cell>
          <table:table-cell office:value-type="float" office:value="1">
            <text:p>1</text:p>
          </table:table-cell>
          <table:table-cell table:formula="of:=CONCATENATE(&quot;(&quot;;[.A20];&quot;,&quot;;[.$AK$1];&quot;)&quot;)" office:value-type="string" office:string-value="(19,18)">
            <text:p>(19,18)</text:p>
          </table:table-cell>
          <table:table-cell/>
          <table:table-cell table:formula="of:=CONCATENATE(&quot;(&quot;;[.A20];&quot;,&quot;;[.$AM$1];&quot;)&quot;)" office:value-type="string" office:string-value="(19,19)">
            <text:p>(19,19)</text:p>
          </table:table-cell>
          <table:table-cell/>
          <table:table-cell table:formula="of:=CONCATENATE(&quot;(&quot;;[.A20];&quot;,&quot;;[.$AO$1];&quot;)&quot;)" office:value-type="string" office:string-value="(19,20)">
            <text:p>(19,20)</text:p>
          </table:table-cell>
          <table:table-cell/>
          <table:table-cell table:formula="of:=CONCATENATE(&quot;(&quot;;[.A20];&quot;,&quot;;[.$AQ$1];&quot;)&quot;)" office:value-type="string" office:string-value="(19,21)">
            <text:p>(19,21)</text:p>
          </table:table-cell>
          <table:table-cell/>
          <table:table-cell table:formula="of:=CONCATENATE(&quot;(&quot;;[.A20];&quot;,&quot;;[.$AS$1];&quot;)&quot;)" office:value-type="string" office:string-value="(19,22)">
            <text:p>(19,22)</text:p>
          </table:table-cell>
          <table:table-cell/>
          <table:table-cell table:formula="of:=CONCATENATE(&quot;(&quot;;[.A20];&quot;,&quot;;[.$AU$1];&quot;)&quot;)" office:value-type="string" office:string-value="(19,23)">
            <text:p>(19,23)</text:p>
          </table:table-cell>
          <table:table-cell/>
          <table:table-cell table:formula="of:=CONCATENATE(&quot;(&quot;;[.A20];&quot;,&quot;;[.$AW$1];&quot;)&quot;)" office:value-type="string" office:string-value="(19,24)">
            <text:p>(19,24)</text:p>
          </table:table-cell>
          <table:table-cell office:value-type="float" office:value="-1">
            <text:p>-1</text:p>
          </table:table-cell>
          <table:table-cell table:formula="of:=CONCATENATE(&quot;(&quot;;[.A20];&quot;,&quot;;[.$AY$1];&quot;)&quot;)" office:value-type="string" office:string-value="(19,25)">
            <text:p>(19,25)</text:p>
          </table:table-cell>
          <table:table-cell/>
          <table:table-cell table:formula="of:=CONCATENATE(&quot;(&quot;;[.A20];&quot;,&quot;;[.$BA$1];&quot;)&quot;)" office:value-type="string" office:string-value="(19,26)">
            <text:p>(19,26)</text:p>
          </table:table-cell>
          <table:table-cell/>
          <table:table-cell table:formula="of:=CONCATENATE(&quot;(&quot;;[.A20];&quot;,&quot;;[.$BC$1];&quot;)&quot;)" office:value-type="string" office:string-value="(19,27)">
            <text:p>(19,27)</text:p>
          </table:table-cell>
          <table:table-cell/>
          <table:table-cell table:formula="of:=CONCATENATE(&quot;(&quot;;[.A20];&quot;,&quot;;[.$BE$1];&quot;)&quot;)" office:value-type="string" office:string-value="(19,28)">
            <text:p>(19,28)</text:p>
          </table:table-cell>
          <table:table-cell/>
          <table:table-cell table:formula="of:=CONCATENATE(&quot;(&quot;;[.A20];&quot;,&quot;;[.$BG$1];&quot;)&quot;)" office:value-type="string" office:string-value="(19,29)">
            <text:p>(19,29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ONCATENATE(&quot;(&quot;;[.A21];&quot;,&quot;;[.$C$1];&quot;)&quot;)" office:value-type="string" office:string-value="(20,1)">
            <text:p>(20,1)</text:p>
          </table:table-cell>
          <table:table-cell/>
          <table:table-cell table:formula="of:=CONCATENATE(&quot;(&quot;;[.A21];&quot;,&quot;;[.$E$1];&quot;)&quot;)" office:value-type="string" office:string-value="(20,2)">
            <text:p>(20,2)</text:p>
          </table:table-cell>
          <table:table-cell/>
          <table:table-cell table:formula="of:=CONCATENATE(&quot;(&quot;;[.A21];&quot;,&quot;;[.$G$1];&quot;)&quot;)" office:value-type="string" office:string-value="(20,3)">
            <text:p>(20,3)</text:p>
          </table:table-cell>
          <table:table-cell/>
          <table:table-cell table:formula="of:=CONCATENATE(&quot;(&quot;;[.A21];&quot;,&quot;;[.$I$1];&quot;)&quot;)" office:value-type="string" office:string-value="(20,4)">
            <text:p>(20,4)</text:p>
          </table:table-cell>
          <table:table-cell office:value-type="float" office:value="1">
            <text:p>1</text:p>
          </table:table-cell>
          <table:table-cell table:formula="of:=CONCATENATE(&quot;(&quot;;[.A21];&quot;,&quot;;[.$K$1];&quot;)&quot;)" office:value-type="string" office:string-value="(20,5)">
            <text:p>(20,5)</text:p>
          </table:table-cell>
          <table:table-cell office:value-type="float" office:value="1">
            <text:p>1</text:p>
          </table:table-cell>
          <table:table-cell table:formula="of:=CONCATENATE(&quot;(&quot;;[.A21];&quot;,&quot;;[.$M$1];&quot;)&quot;)" office:value-type="string" office:string-value="(20,6)">
            <text:p>(20,6)</text:p>
          </table:table-cell>
          <table:table-cell/>
          <table:table-cell table:formula="of:=CONCATENATE(&quot;(&quot;;[.A21];&quot;,&quot;;[.$O$1];&quot;)&quot;)" office:value-type="string" office:string-value="(20,7)">
            <text:p>(20,7)</text:p>
          </table:table-cell>
          <table:table-cell office:value-type="float" office:value="1">
            <text:p>1</text:p>
          </table:table-cell>
          <table:table-cell table:formula="of:=CONCATENATE(&quot;(&quot;;[.A21];&quot;,&quot;;[.$Q$1];&quot;)&quot;)" office:value-type="string" office:string-value="(20,8)">
            <text:p>(20,8)</text:p>
          </table:table-cell>
          <table:table-cell/>
          <table:table-cell table:formula="of:=CONCATENATE(&quot;(&quot;;[.A21];&quot;,&quot;;[.$S$1];&quot;)&quot;)" office:value-type="string" office:string-value="(20,9)">
            <text:p>(20,9)</text:p>
          </table:table-cell>
          <table:table-cell office:value-type="float" office:value="1">
            <text:p>1</text:p>
          </table:table-cell>
          <table:table-cell table:formula="of:=CONCATENATE(&quot;(&quot;;[.A21];&quot;,&quot;;[.$U$1];&quot;)&quot;)" office:value-type="string" office:string-value="(20,10)">
            <text:p>(20,10)</text:p>
          </table:table-cell>
          <table:table-cell/>
          <table:table-cell table:formula="of:=CONCATENATE(&quot;(&quot;;[.A21];&quot;,&quot;;[.$W$1];&quot;)&quot;)" office:value-type="string" office:string-value="(20,11)">
            <text:p>(20,11)</text:p>
          </table:table-cell>
          <table:table-cell office:value-type="float" office:value="1">
            <text:p>1</text:p>
          </table:table-cell>
          <table:table-cell table:formula="of:=CONCATENATE(&quot;(&quot;;[.A21];&quot;,&quot;;[.$Y$1];&quot;)&quot;)" office:value-type="string" office:string-value="(20,12)">
            <text:p>(20,12)</text:p>
          </table:table-cell>
          <table:table-cell/>
          <table:table-cell table:formula="of:=CONCATENATE(&quot;(&quot;;[.A21];&quot;,&quot;;[.$AA$1];&quot;)&quot;)" office:value-type="string" office:string-value="(20,13)">
            <text:p>(20,13)</text:p>
          </table:table-cell>
          <table:table-cell/>
          <table:table-cell table:formula="of:=CONCATENATE(&quot;(&quot;;[.A21];&quot;,&quot;;[.$AC$1];&quot;)&quot;)" office:value-type="string" office:string-value="(20,14)">
            <text:p>(20,14)</text:p>
          </table:table-cell>
          <table:table-cell/>
          <table:table-cell table:formula="of:=CONCATENATE(&quot;(&quot;;[.A21];&quot;,&quot;;[.$AE$1];&quot;)&quot;)" office:value-type="string" office:string-value="(20,15)">
            <text:p>(20,15)</text:p>
          </table:table-cell>
          <table:table-cell/>
          <table:table-cell table:formula="of:=CONCATENATE(&quot;(&quot;;[.A21];&quot;,&quot;;[.$AG$1];&quot;)&quot;)" office:value-type="string" office:string-value="(20,16)">
            <text:p>(20,16)</text:p>
          </table:table-cell>
          <table:table-cell office:value-type="float" office:value="1">
            <text:p>1</text:p>
          </table:table-cell>
          <table:table-cell table:formula="of:=CONCATENATE(&quot;(&quot;;[.A21];&quot;,&quot;;[.$AI$1];&quot;)&quot;)" office:value-type="string" office:string-value="(20,17)">
            <text:p>(20,17)</text:p>
          </table:table-cell>
          <table:table-cell/>
          <table:table-cell table:formula="of:=CONCATENATE(&quot;(&quot;;[.A21];&quot;,&quot;;[.$AK$1];&quot;)&quot;)" office:value-type="string" office:string-value="(20,18)">
            <text:p>(20,18)</text:p>
          </table:table-cell>
          <table:table-cell/>
          <table:table-cell table:formula="of:=CONCATENATE(&quot;(&quot;;[.A21];&quot;,&quot;;[.$AM$1];&quot;)&quot;)" office:value-type="string" office:string-value="(20,19)">
            <text:p>(20,19)</text:p>
          </table:table-cell>
          <table:table-cell/>
          <table:table-cell table:formula="of:=CONCATENATE(&quot;(&quot;;[.A21];&quot;,&quot;;[.$AO$1];&quot;)&quot;)" office:value-type="string" office:string-value="(20,20)">
            <text:p>(20,20)</text:p>
          </table:table-cell>
          <table:table-cell/>
          <table:table-cell table:formula="of:=CONCATENATE(&quot;(&quot;;[.A21];&quot;,&quot;;[.$AQ$1];&quot;)&quot;)" office:value-type="string" office:string-value="(20,21)">
            <text:p>(20,21)</text:p>
          </table:table-cell>
          <table:table-cell office:value-type="float" office:value="1">
            <text:p>1</text:p>
          </table:table-cell>
          <table:table-cell table:formula="of:=CONCATENATE(&quot;(&quot;;[.A21];&quot;,&quot;;[.$AS$1];&quot;)&quot;)" office:value-type="string" office:string-value="(20,22)">
            <text:p>(20,22)</text:p>
          </table:table-cell>
          <table:table-cell/>
          <table:table-cell table:formula="of:=CONCATENATE(&quot;(&quot;;[.A21];&quot;,&quot;;[.$AU$1];&quot;)&quot;)" office:value-type="string" office:string-value="(20,23)">
            <text:p>(20,23)</text:p>
          </table:table-cell>
          <table:table-cell office:value-type="float" office:value="1">
            <text:p>1</text:p>
          </table:table-cell>
          <table:table-cell table:formula="of:=CONCATENATE(&quot;(&quot;;[.A21];&quot;,&quot;;[.$AW$1];&quot;)&quot;)" office:value-type="string" office:string-value="(20,24)">
            <text:p>(20,24)</text:p>
          </table:table-cell>
          <table:table-cell/>
          <table:table-cell table:formula="of:=CONCATENATE(&quot;(&quot;;[.A21];&quot;,&quot;;[.$AY$1];&quot;)&quot;)" office:value-type="string" office:string-value="(20,25)">
            <text:p>(20,25)</text:p>
          </table:table-cell>
          <table:table-cell office:value-type="float" office:value="-1">
            <text:p>-1</text:p>
          </table:table-cell>
          <table:table-cell table:formula="of:=CONCATENATE(&quot;(&quot;;[.A21];&quot;,&quot;;[.$BA$1];&quot;)&quot;)" office:value-type="string" office:string-value="(20,26)">
            <text:p>(20,26)</text:p>
          </table:table-cell>
          <table:table-cell/>
          <table:table-cell table:formula="of:=CONCATENATE(&quot;(&quot;;[.A21];&quot;,&quot;;[.$BC$1];&quot;)&quot;)" office:value-type="string" office:string-value="(20,27)">
            <text:p>(20,27)</text:p>
          </table:table-cell>
          <table:table-cell/>
          <table:table-cell table:formula="of:=CONCATENATE(&quot;(&quot;;[.A21];&quot;,&quot;;[.$BE$1];&quot;)&quot;)" office:value-type="string" office:string-value="(20,28)">
            <text:p>(20,28)</text:p>
          </table:table-cell>
          <table:table-cell office:value-type="float" office:value="1">
            <text:p>1</text:p>
          </table:table-cell>
          <table:table-cell table:formula="of:=CONCATENATE(&quot;(&quot;;[.A21];&quot;,&quot;;[.$BG$1];&quot;)&quot;)" office:value-type="string" office:string-value="(20,29)">
            <text:p>(20,29)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CONCATENATE(&quot;(&quot;;[.A22];&quot;,&quot;;[.$C$1];&quot;)&quot;)" office:value-type="string" office:string-value="(21,1)">
            <text:p>(21,1)</text:p>
          </table:table-cell>
          <table:table-cell/>
          <table:table-cell table:formula="of:=CONCATENATE(&quot;(&quot;;[.A22];&quot;,&quot;;[.$E$1];&quot;)&quot;)" office:value-type="string" office:string-value="(21,2)">
            <text:p>(21,2)</text:p>
          </table:table-cell>
          <table:table-cell/>
          <table:table-cell table:formula="of:=CONCATENATE(&quot;(&quot;;[.A22];&quot;,&quot;;[.$G$1];&quot;)&quot;)" office:value-type="string" office:string-value="(21,3)">
            <text:p>(21,3)</text:p>
          </table:table-cell>
          <table:table-cell/>
          <table:table-cell table:formula="of:=CONCATENATE(&quot;(&quot;;[.A22];&quot;,&quot;;[.$I$1];&quot;)&quot;)" office:value-type="string" office:string-value="(21,4)">
            <text:p>(21,4)</text:p>
          </table:table-cell>
          <table:table-cell/>
          <table:table-cell table:formula="of:=CONCATENATE(&quot;(&quot;;[.A22];&quot;,&quot;;[.$K$1];&quot;)&quot;)" office:value-type="string" office:string-value="(21,5)">
            <text:p>(21,5)</text:p>
          </table:table-cell>
          <table:table-cell office:value-type="float" office:value="1">
            <text:p>1</text:p>
          </table:table-cell>
          <table:table-cell table:formula="of:=CONCATENATE(&quot;(&quot;;[.A22];&quot;,&quot;;[.$M$1];&quot;)&quot;)" office:value-type="string" office:string-value="(21,6)">
            <text:p>(21,6)</text:p>
          </table:table-cell>
          <table:table-cell/>
          <table:table-cell table:formula="of:=CONCATENATE(&quot;(&quot;;[.A22];&quot;,&quot;;[.$O$1];&quot;)&quot;)" office:value-type="string" office:string-value="(21,7)">
            <text:p>(21,7)</text:p>
          </table:table-cell>
          <table:table-cell/>
          <table:table-cell table:formula="of:=CONCATENATE(&quot;(&quot;;[.A22];&quot;,&quot;;[.$Q$1];&quot;)&quot;)" office:value-type="string" office:string-value="(21,8)">
            <text:p>(21,8)</text:p>
          </table:table-cell>
          <table:table-cell/>
          <table:table-cell table:formula="of:=CONCATENATE(&quot;(&quot;;[.A22];&quot;,&quot;;[.$S$1];&quot;)&quot;)" office:value-type="string" office:string-value="(21,9)">
            <text:p>(21,9)</text:p>
          </table:table-cell>
          <table:table-cell/>
          <table:table-cell table:formula="of:=CONCATENATE(&quot;(&quot;;[.A22];&quot;,&quot;;[.$U$1];&quot;)&quot;)" office:value-type="string" office:string-value="(21,10)">
            <text:p>(21,10)</text:p>
          </table:table-cell>
          <table:table-cell/>
          <table:table-cell table:formula="of:=CONCATENATE(&quot;(&quot;;[.A22];&quot;,&quot;;[.$W$1];&quot;)&quot;)" office:value-type="string" office:string-value="(21,11)">
            <text:p>(21,11)</text:p>
          </table:table-cell>
          <table:table-cell office:value-type="float" office:value="1">
            <text:p>1</text:p>
          </table:table-cell>
          <table:table-cell table:formula="of:=CONCATENATE(&quot;(&quot;;[.A22];&quot;,&quot;;[.$Y$1];&quot;)&quot;)" office:value-type="string" office:string-value="(21,12)">
            <text:p>(21,12)</text:p>
          </table:table-cell>
          <table:table-cell/>
          <table:table-cell table:formula="of:=CONCATENATE(&quot;(&quot;;[.A22];&quot;,&quot;;[.$AA$1];&quot;)&quot;)" office:value-type="string" office:string-value="(21,13)">
            <text:p>(21,13)</text:p>
          </table:table-cell>
          <table:table-cell/>
          <table:table-cell table:formula="of:=CONCATENATE(&quot;(&quot;;[.A22];&quot;,&quot;;[.$AC$1];&quot;)&quot;)" office:value-type="string" office:string-value="(21,14)">
            <text:p>(21,14)</text:p>
          </table:table-cell>
          <table:table-cell/>
          <table:table-cell table:formula="of:=CONCATENATE(&quot;(&quot;;[.A22];&quot;,&quot;;[.$AE$1];&quot;)&quot;)" office:value-type="string" office:string-value="(21,15)">
            <text:p>(21,15)</text:p>
          </table:table-cell>
          <table:table-cell/>
          <table:table-cell table:formula="of:=CONCATENATE(&quot;(&quot;;[.A22];&quot;,&quot;;[.$AG$1];&quot;)&quot;)" office:value-type="string" office:string-value="(21,16)">
            <text:p>(21,16)</text:p>
          </table:table-cell>
          <table:table-cell/>
          <table:table-cell table:formula="of:=CONCATENATE(&quot;(&quot;;[.A22];&quot;,&quot;;[.$AI$1];&quot;)&quot;)" office:value-type="string" office:string-value="(21,17)">
            <text:p>(21,17)</text:p>
          </table:table-cell>
          <table:table-cell/>
          <table:table-cell table:formula="of:=CONCATENATE(&quot;(&quot;;[.A22];&quot;,&quot;;[.$AK$1];&quot;)&quot;)" office:value-type="string" office:string-value="(21,18)">
            <text:p>(21,18)</text:p>
          </table:table-cell>
          <table:table-cell office:value-type="float" office:value="1">
            <text:p>1</text:p>
          </table:table-cell>
          <table:table-cell table:formula="of:=CONCATENATE(&quot;(&quot;;[.A22];&quot;,&quot;;[.$AM$1];&quot;)&quot;)" office:value-type="string" office:string-value="(21,19)">
            <text:p>(21,19)</text:p>
          </table:table-cell>
          <table:table-cell/>
          <table:table-cell table:formula="of:=CONCATENATE(&quot;(&quot;;[.A22];&quot;,&quot;;[.$AO$1];&quot;)&quot;)" office:value-type="string" office:string-value="(21,20)">
            <text:p>(21,20)</text:p>
          </table:table-cell>
          <table:table-cell office:value-type="float" office:value="1">
            <text:p>1</text:p>
          </table:table-cell>
          <table:table-cell table:formula="of:=CONCATENATE(&quot;(&quot;;[.A22];&quot;,&quot;;[.$AQ$1];&quot;)&quot;)" office:value-type="string" office:string-value="(21,21)">
            <text:p>(21,21)</text:p>
          </table:table-cell>
          <table:table-cell/>
          <table:table-cell table:formula="of:=CONCATENATE(&quot;(&quot;;[.A22];&quot;,&quot;;[.$AS$1];&quot;)&quot;)" office:value-type="string" office:string-value="(21,22)">
            <text:p>(21,22)</text:p>
          </table:table-cell>
          <table:table-cell/>
          <table:table-cell table:formula="of:=CONCATENATE(&quot;(&quot;;[.A22];&quot;,&quot;;[.$AU$1];&quot;)&quot;)" office:value-type="string" office:string-value="(21,23)">
            <text:p>(21,23)</text:p>
          </table:table-cell>
          <table:table-cell office:value-type="float" office:value="1">
            <text:p>1</text:p>
          </table:table-cell>
          <table:table-cell table:formula="of:=CONCATENATE(&quot;(&quot;;[.A22];&quot;,&quot;;[.$AW$1];&quot;)&quot;)" office:value-type="string" office:string-value="(21,24)">
            <text:p>(21,24)</text:p>
          </table:table-cell>
          <table:table-cell office:value-type="float" office:value="-1">
            <text:p>-1</text:p>
          </table:table-cell>
          <table:table-cell table:formula="of:=CONCATENATE(&quot;(&quot;;[.A22];&quot;,&quot;;[.$AY$1];&quot;)&quot;)" office:value-type="string" office:string-value="(21,25)">
            <text:p>(21,25)</text:p>
          </table:table-cell>
          <table:table-cell/>
          <table:table-cell table:formula="of:=CONCATENATE(&quot;(&quot;;[.A22];&quot;,&quot;;[.$BA$1];&quot;)&quot;)" office:value-type="string" office:string-value="(21,26)">
            <text:p>(21,26)</text:p>
          </table:table-cell>
          <table:table-cell/>
          <table:table-cell table:formula="of:=CONCATENATE(&quot;(&quot;;[.A22];&quot;,&quot;;[.$BC$1];&quot;)&quot;)" office:value-type="string" office:string-value="(21,27)">
            <text:p>(21,27)</text:p>
          </table:table-cell>
          <table:table-cell/>
          <table:table-cell table:formula="of:=CONCATENATE(&quot;(&quot;;[.A22];&quot;,&quot;;[.$BE$1];&quot;)&quot;)" office:value-type="string" office:string-value="(21,28)">
            <text:p>(21,28)</text:p>
          </table:table-cell>
          <table:table-cell office:value-type="float" office:value="1">
            <text:p>1</text:p>
          </table:table-cell>
          <table:table-cell table:formula="of:=CONCATENATE(&quot;(&quot;;[.A22];&quot;,&quot;;[.$BG$1];&quot;)&quot;)" office:value-type="string" office:string-value="(21,29)">
            <text:p>(21,29)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CONCATENATE(&quot;(&quot;;[.A23];&quot;,&quot;;[.$C$1];&quot;)&quot;)" office:value-type="string" office:string-value="(22,1)">
            <text:p>(22,1)</text:p>
          </table:table-cell>
          <table:table-cell/>
          <table:table-cell table:formula="of:=CONCATENATE(&quot;(&quot;;[.A23];&quot;,&quot;;[.$E$1];&quot;)&quot;)" office:value-type="string" office:string-value="(22,2)">
            <text:p>(22,2)</text:p>
          </table:table-cell>
          <table:table-cell/>
          <table:table-cell table:formula="of:=CONCATENATE(&quot;(&quot;;[.A23];&quot;,&quot;;[.$G$1];&quot;)&quot;)" office:value-type="string" office:string-value="(22,3)">
            <text:p>(22,3)</text:p>
          </table:table-cell>
          <table:table-cell/>
          <table:table-cell table:formula="of:=CONCATENATE(&quot;(&quot;;[.A23];&quot;,&quot;;[.$I$1];&quot;)&quot;)" office:value-type="string" office:string-value="(22,4)">
            <text:p>(22,4)</text:p>
          </table:table-cell>
          <table:table-cell/>
          <table:table-cell table:formula="of:=CONCATENATE(&quot;(&quot;;[.A23];&quot;,&quot;;[.$K$1];&quot;)&quot;)" office:value-type="string" office:string-value="(22,5)">
            <text:p>(22,5)</text:p>
          </table:table-cell>
          <table:table-cell/>
          <table:table-cell table:formula="of:=CONCATENATE(&quot;(&quot;;[.A23];&quot;,&quot;;[.$M$1];&quot;)&quot;)" office:value-type="string" office:string-value="(22,6)">
            <text:p>(22,6)</text:p>
          </table:table-cell>
          <table:table-cell/>
          <table:table-cell table:formula="of:=CONCATENATE(&quot;(&quot;;[.A23];&quot;,&quot;;[.$O$1];&quot;)&quot;)" office:value-type="string" office:string-value="(22,7)">
            <text:p>(22,7)</text:p>
          </table:table-cell>
          <table:table-cell/>
          <table:table-cell table:formula="of:=CONCATENATE(&quot;(&quot;;[.A23];&quot;,&quot;;[.$Q$1];&quot;)&quot;)" office:value-type="string" office:string-value="(22,8)">
            <text:p>(22,8)</text:p>
          </table:table-cell>
          <table:table-cell office:value-type="float" office:value="1">
            <text:p>1</text:p>
          </table:table-cell>
          <table:table-cell table:formula="of:=CONCATENATE(&quot;(&quot;;[.A23];&quot;,&quot;;[.$S$1];&quot;)&quot;)" office:value-type="string" office:string-value="(22,9)">
            <text:p>(22,9)</text:p>
          </table:table-cell>
          <table:table-cell/>
          <table:table-cell table:formula="of:=CONCATENATE(&quot;(&quot;;[.A23];&quot;,&quot;;[.$U$1];&quot;)&quot;)" office:value-type="string" office:string-value="(22,10)">
            <text:p>(22,10)</text:p>
          </table:table-cell>
          <table:table-cell/>
          <table:table-cell table:formula="of:=CONCATENATE(&quot;(&quot;;[.A23];&quot;,&quot;;[.$W$1];&quot;)&quot;)" office:value-type="string" office:string-value="(22,11)">
            <text:p>(22,11)</text:p>
          </table:table-cell>
          <table:table-cell/>
          <table:table-cell table:formula="of:=CONCATENATE(&quot;(&quot;;[.A23];&quot;,&quot;;[.$Y$1];&quot;)&quot;)" office:value-type="string" office:string-value="(22,12)">
            <text:p>(22,12)</text:p>
          </table:table-cell>
          <table:table-cell/>
          <table:table-cell table:formula="of:=CONCATENATE(&quot;(&quot;;[.A23];&quot;,&quot;;[.$AA$1];&quot;)&quot;)" office:value-type="string" office:string-value="(22,13)">
            <text:p>(22,13)</text:p>
          </table:table-cell>
          <table:table-cell/>
          <table:table-cell table:formula="of:=CONCATENATE(&quot;(&quot;;[.A23];&quot;,&quot;;[.$AC$1];&quot;)&quot;)" office:value-type="string" office:string-value="(22,14)">
            <text:p>(22,14)</text:p>
          </table:table-cell>
          <table:table-cell/>
          <table:table-cell table:formula="of:=CONCATENATE(&quot;(&quot;;[.A23];&quot;,&quot;;[.$AE$1];&quot;)&quot;)" office:value-type="string" office:string-value="(22,15)">
            <text:p>(22,15)</text:p>
          </table:table-cell>
          <table:table-cell/>
          <table:table-cell table:formula="of:=CONCATENATE(&quot;(&quot;;[.A23];&quot;,&quot;;[.$AG$1];&quot;)&quot;)" office:value-type="string" office:string-value="(22,16)">
            <text:p>(22,16)</text:p>
          </table:table-cell>
          <table:table-cell/>
          <table:table-cell table:formula="of:=CONCATENATE(&quot;(&quot;;[.A23];&quot;,&quot;;[.$AI$1];&quot;)&quot;)" office:value-type="string" office:string-value="(22,17)">
            <text:p>(22,17)</text:p>
          </table:table-cell>
          <table:table-cell/>
          <table:table-cell table:formula="of:=CONCATENATE(&quot;(&quot;;[.A23];&quot;,&quot;;[.$AK$1];&quot;)&quot;)" office:value-type="string" office:string-value="(22,18)">
            <text:p>(22,18)</text:p>
          </table:table-cell>
          <table:table-cell/>
          <table:table-cell table:formula="of:=CONCATENATE(&quot;(&quot;;[.A23];&quot;,&quot;;[.$AM$1];&quot;)&quot;)" office:value-type="string" office:string-value="(22,19)">
            <text:p>(22,19)</text:p>
          </table:table-cell>
          <table:table-cell/>
          <table:table-cell table:formula="of:=CONCATENATE(&quot;(&quot;;[.A23];&quot;,&quot;;[.$AO$1];&quot;)&quot;)" office:value-type="string" office:string-value="(22,20)">
            <text:p>(22,20)</text:p>
          </table:table-cell>
          <table:table-cell/>
          <table:table-cell table:formula="of:=CONCATENATE(&quot;(&quot;;[.A23];&quot;,&quot;;[.$AQ$1];&quot;)&quot;)" office:value-type="string" office:string-value="(22,21)">
            <text:p>(22,21)</text:p>
          </table:table-cell>
          <table:table-cell/>
          <table:table-cell table:formula="of:=CONCATENATE(&quot;(&quot;;[.A23];&quot;,&quot;;[.$AS$1];&quot;)&quot;)" office:value-type="string" office:string-value="(22,22)">
            <text:p>(22,22)</text:p>
          </table:table-cell>
          <table:table-cell/>
          <table:table-cell table:formula="of:=CONCATENATE(&quot;(&quot;;[.A23];&quot;,&quot;;[.$AU$1];&quot;)&quot;)" office:value-type="string" office:string-value="(22,23)">
            <text:p>(22,23)</text:p>
          </table:table-cell>
          <table:table-cell/>
          <table:table-cell table:formula="of:=CONCATENATE(&quot;(&quot;;[.A23];&quot;,&quot;;[.$AW$1];&quot;)&quot;)" office:value-type="string" office:string-value="(22,24)">
            <text:p>(22,24)</text:p>
          </table:table-cell>
          <table:table-cell/>
          <table:table-cell table:formula="of:=CONCATENATE(&quot;(&quot;;[.A23];&quot;,&quot;;[.$AY$1];&quot;)&quot;)" office:value-type="string" office:string-value="(22,25)">
            <text:p>(22,25)</text:p>
          </table:table-cell>
          <table:table-cell/>
          <table:table-cell table:formula="of:=CONCATENATE(&quot;(&quot;;[.A23];&quot;,&quot;;[.$BA$1];&quot;)&quot;)" office:value-type="string" office:string-value="(22,26)">
            <text:p>(22,26)</text:p>
          </table:table-cell>
          <table:table-cell office:value-type="float" office:value="-1">
            <text:p>-1</text:p>
          </table:table-cell>
          <table:table-cell table:formula="of:=CONCATENATE(&quot;(&quot;;[.A23];&quot;,&quot;;[.$BC$1];&quot;)&quot;)" office:value-type="string" office:string-value="(22,27)">
            <text:p>(22,27)</text:p>
          </table:table-cell>
          <table:table-cell/>
          <table:table-cell table:formula="of:=CONCATENATE(&quot;(&quot;;[.A23];&quot;,&quot;;[.$BE$1];&quot;)&quot;)" office:value-type="string" office:string-value="(22,28)">
            <text:p>(22,28)</text:p>
          </table:table-cell>
          <table:table-cell office:value-type="float" office:value="1">
            <text:p>1</text:p>
          </table:table-cell>
          <table:table-cell table:formula="of:=CONCATENATE(&quot;(&quot;;[.A23];&quot;,&quot;;[.$BG$1];&quot;)&quot;)" office:value-type="string" office:string-value="(22,29)">
            <text:p>(22,29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CONCATENATE(&quot;(&quot;;[.A24];&quot;,&quot;;[.$C$1];&quot;)&quot;)" office:value-type="string" office:string-value="(23,1)">
            <text:p>(23,1)</text:p>
          </table:table-cell>
          <table:table-cell office:value-type="float" office:value="1">
            <text:p>1</text:p>
          </table:table-cell>
          <table:table-cell table:formula="of:=CONCATENATE(&quot;(&quot;;[.A24];&quot;,&quot;;[.$E$1];&quot;)&quot;)" office:value-type="string" office:string-value="(23,2)">
            <text:p>(23,2)</text:p>
          </table:table-cell>
          <table:table-cell/>
          <table:table-cell table:formula="of:=CONCATENATE(&quot;(&quot;;[.A24];&quot;,&quot;;[.$G$1];&quot;)&quot;)" office:value-type="string" office:string-value="(23,3)">
            <text:p>(23,3)</text:p>
          </table:table-cell>
          <table:table-cell/>
          <table:table-cell table:formula="of:=CONCATENATE(&quot;(&quot;;[.A24];&quot;,&quot;;[.$I$1];&quot;)&quot;)" office:value-type="string" office:string-value="(23,4)">
            <text:p>(23,4)</text:p>
          </table:table-cell>
          <table:table-cell/>
          <table:table-cell table:formula="of:=CONCATENATE(&quot;(&quot;;[.A24];&quot;,&quot;;[.$K$1];&quot;)&quot;)" office:value-type="string" office:string-value="(23,5)">
            <text:p>(23,5)</text:p>
          </table:table-cell>
          <table:table-cell office:value-type="float" office:value="1">
            <text:p>1</text:p>
          </table:table-cell>
          <table:table-cell table:formula="of:=CONCATENATE(&quot;(&quot;;[.A24];&quot;,&quot;;[.$M$1];&quot;)&quot;)" office:value-type="string" office:string-value="(23,6)">
            <text:p>(23,6)</text:p>
          </table:table-cell>
          <table:table-cell/>
          <table:table-cell table:formula="of:=CONCATENATE(&quot;(&quot;;[.A24];&quot;,&quot;;[.$O$1];&quot;)&quot;)" office:value-type="string" office:string-value="(23,7)">
            <text:p>(23,7)</text:p>
          </table:table-cell>
          <table:table-cell office:value-type="float" office:value="1">
            <text:p>1</text:p>
          </table:table-cell>
          <table:table-cell table:formula="of:=CONCATENATE(&quot;(&quot;;[.A24];&quot;,&quot;;[.$Q$1];&quot;)&quot;)" office:value-type="string" office:string-value="(23,8)">
            <text:p>(23,8)</text:p>
          </table:table-cell>
          <table:table-cell/>
          <table:table-cell table:formula="of:=CONCATENATE(&quot;(&quot;;[.A24];&quot;,&quot;;[.$S$1];&quot;)&quot;)" office:value-type="string" office:string-value="(23,9)">
            <text:p>(23,9)</text:p>
          </table:table-cell>
          <table:table-cell office:value-type="float" office:value="1">
            <text:p>1</text:p>
          </table:table-cell>
          <table:table-cell table:formula="of:=CONCATENATE(&quot;(&quot;;[.A24];&quot;,&quot;;[.$U$1];&quot;)&quot;)" office:value-type="string" office:string-value="(23,10)">
            <text:p>(23,10)</text:p>
          </table:table-cell>
          <table:table-cell/>
          <table:table-cell table:formula="of:=CONCATENATE(&quot;(&quot;;[.A24];&quot;,&quot;;[.$W$1];&quot;)&quot;)" office:value-type="string" office:string-value="(23,11)">
            <text:p>(23,11)</text:p>
          </table:table-cell>
          <table:table-cell office:value-type="float" office:value="1">
            <text:p>1</text:p>
          </table:table-cell>
          <table:table-cell table:formula="of:=CONCATENATE(&quot;(&quot;;[.A24];&quot;,&quot;;[.$Y$1];&quot;)&quot;)" office:value-type="string" office:string-value="(23,12)">
            <text:p>(23,12)</text:p>
          </table:table-cell>
          <table:table-cell office:value-type="float" office:value="1">
            <text:p>1</text:p>
          </table:table-cell>
          <table:table-cell table:formula="of:=CONCATENATE(&quot;(&quot;;[.A24];&quot;,&quot;;[.$AA$1];&quot;)&quot;)" office:value-type="string" office:string-value="(23,13)">
            <text:p>(23,13)</text:p>
          </table:table-cell>
          <table:table-cell/>
          <table:table-cell table:formula="of:=CONCATENATE(&quot;(&quot;;[.A24];&quot;,&quot;;[.$AC$1];&quot;)&quot;)" office:value-type="string" office:string-value="(23,14)">
            <text:p>(23,14)</text:p>
          </table:table-cell>
          <table:table-cell/>
          <table:table-cell table:formula="of:=CONCATENATE(&quot;(&quot;;[.A24];&quot;,&quot;;[.$AE$1];&quot;)&quot;)" office:value-type="string" office:string-value="(23,15)">
            <text:p>(23,15)</text:p>
          </table:table-cell>
          <table:table-cell/>
          <table:table-cell table:formula="of:=CONCATENATE(&quot;(&quot;;[.A24];&quot;,&quot;;[.$AG$1];&quot;)&quot;)" office:value-type="string" office:string-value="(23,16)">
            <text:p>(23,16)</text:p>
          </table:table-cell>
          <table:table-cell/>
          <table:table-cell table:formula="of:=CONCATENATE(&quot;(&quot;;[.A24];&quot;,&quot;;[.$AI$1];&quot;)&quot;)" office:value-type="string" office:string-value="(23,17)">
            <text:p>(23,17)</text:p>
          </table:table-cell>
          <table:table-cell office:value-type="float" office:value="1">
            <text:p>1</text:p>
          </table:table-cell>
          <table:table-cell table:formula="of:=CONCATENATE(&quot;(&quot;;[.A24];&quot;,&quot;;[.$AK$1];&quot;)&quot;)" office:value-type="string" office:string-value="(23,18)">
            <text:p>(23,18)</text:p>
          </table:table-cell>
          <table:table-cell/>
          <table:table-cell table:formula="of:=CONCATENATE(&quot;(&quot;;[.A24];&quot;,&quot;;[.$AM$1];&quot;)&quot;)" office:value-type="string" office:string-value="(23,19)">
            <text:p>(23,19)</text:p>
          </table:table-cell>
          <table:table-cell/>
          <table:table-cell table:formula="of:=CONCATENATE(&quot;(&quot;;[.A24];&quot;,&quot;;[.$AO$1];&quot;)&quot;)" office:value-type="string" office:string-value="(23,20)">
            <text:p>(23,20)</text:p>
          </table:table-cell>
          <table:table-cell office:value-type="float" office:value="1">
            <text:p>1</text:p>
          </table:table-cell>
          <table:table-cell table:formula="of:=CONCATENATE(&quot;(&quot;;[.A24];&quot;,&quot;;[.$AQ$1];&quot;)&quot;)" office:value-type="string" office:string-value="(23,21)">
            <text:p>(23,21)</text:p>
          </table:table-cell>
          <table:table-cell office:value-type="float" office:value="1">
            <text:p>1</text:p>
          </table:table-cell>
          <table:table-cell table:formula="of:=CONCATENATE(&quot;(&quot;;[.A24];&quot;,&quot;;[.$AS$1];&quot;)&quot;)" office:value-type="string" office:string-value="(23,22)">
            <text:p>(23,22)</text:p>
          </table:table-cell>
          <table:table-cell/>
          <table:table-cell table:formula="of:=CONCATENATE(&quot;(&quot;;[.A24];&quot;,&quot;;[.$AU$1];&quot;)&quot;)" office:value-type="string" office:string-value="(23,23)">
            <text:p>(23,23)</text:p>
          </table:table-cell>
          <table:table-cell/>
          <table:table-cell table:formula="of:=CONCATENATE(&quot;(&quot;;[.A24];&quot;,&quot;;[.$AW$1];&quot;)&quot;)" office:value-type="string" office:string-value="(23,24)">
            <text:p>(23,24)</text:p>
          </table:table-cell>
          <table:table-cell office:value-type="float" office:value="-1">
            <text:p>-1</text:p>
          </table:table-cell>
          <table:table-cell table:formula="of:=CONCATENATE(&quot;(&quot;;[.A24];&quot;,&quot;;[.$AY$1];&quot;)&quot;)" office:value-type="string" office:string-value="(23,25)">
            <text:p>(23,25)</text:p>
          </table:table-cell>
          <table:table-cell/>
          <table:table-cell table:formula="of:=CONCATENATE(&quot;(&quot;;[.A24];&quot;,&quot;;[.$BA$1];&quot;)&quot;)" office:value-type="string" office:string-value="(23,26)">
            <text:p>(23,26)</text:p>
          </table:table-cell>
          <table:table-cell/>
          <table:table-cell table:formula="of:=CONCATENATE(&quot;(&quot;;[.A24];&quot;,&quot;;[.$BC$1];&quot;)&quot;)" office:value-type="string" office:string-value="(23,27)">
            <text:p>(23,27)</text:p>
          </table:table-cell>
          <table:table-cell/>
          <table:table-cell table:formula="of:=CONCATENATE(&quot;(&quot;;[.A24];&quot;,&quot;;[.$BE$1];&quot;)&quot;)" office:value-type="string" office:string-value="(23,28)">
            <text:p>(23,28)</text:p>
          </table:table-cell>
          <table:table-cell office:value-type="float" office:value="1">
            <text:p>1</text:p>
          </table:table-cell>
          <table:table-cell table:formula="of:=CONCATENATE(&quot;(&quot;;[.A24];&quot;,&quot;;[.$BG$1];&quot;)&quot;)" office:value-type="string" office:string-value="(23,29)">
            <text:p>(23,29)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CONCATENATE(&quot;(&quot;;[.A25];&quot;,&quot;;[.$C$1];&quot;)&quot;)" office:value-type="string" office:string-value="(24,1)">
            <text:p>(24,1)</text:p>
          </table:table-cell>
          <table:table-cell office:value-type="float" office:value="1">
            <text:p>1</text:p>
          </table:table-cell>
          <table:table-cell table:formula="of:=CONCATENATE(&quot;(&quot;;[.A25];&quot;,&quot;;[.$E$1];&quot;)&quot;)" office:value-type="string" office:string-value="(24,2)">
            <text:p>(24,2)</text:p>
          </table:table-cell>
          <table:table-cell/>
          <table:table-cell table:formula="of:=CONCATENATE(&quot;(&quot;;[.A25];&quot;,&quot;;[.$G$1];&quot;)&quot;)" office:value-type="string" office:string-value="(24,3)">
            <text:p>(24,3)</text:p>
          </table:table-cell>
          <table:table-cell/>
          <table:table-cell table:formula="of:=CONCATENATE(&quot;(&quot;;[.A25];&quot;,&quot;;[.$I$1];&quot;)&quot;)" office:value-type="string" office:string-value="(24,4)">
            <text:p>(24,4)</text:p>
          </table:table-cell>
          <table:table-cell/>
          <table:table-cell table:formula="of:=CONCATENATE(&quot;(&quot;;[.A25];&quot;,&quot;;[.$K$1];&quot;)&quot;)" office:value-type="string" office:string-value="(24,5)">
            <text:p>(24,5)</text:p>
          </table:table-cell>
          <table:table-cell/>
          <table:table-cell table:formula="of:=CONCATENATE(&quot;(&quot;;[.A25];&quot;,&quot;;[.$M$1];&quot;)&quot;)" office:value-type="string" office:string-value="(24,6)">
            <text:p>(24,6)</text:p>
          </table:table-cell>
          <table:table-cell/>
          <table:table-cell table:formula="of:=CONCATENATE(&quot;(&quot;;[.A25];&quot;,&quot;;[.$O$1];&quot;)&quot;)" office:value-type="string" office:string-value="(24,7)">
            <text:p>(24,7)</text:p>
          </table:table-cell>
          <table:table-cell/>
          <table:table-cell table:formula="of:=CONCATENATE(&quot;(&quot;;[.A25];&quot;,&quot;;[.$Q$1];&quot;)&quot;)" office:value-type="string" office:string-value="(24,8)">
            <text:p>(24,8)</text:p>
          </table:table-cell>
          <table:table-cell/>
          <table:table-cell table:formula="of:=CONCATENATE(&quot;(&quot;;[.A25];&quot;,&quot;;[.$S$1];&quot;)&quot;)" office:value-type="string" office:string-value="(24,9)">
            <text:p>(24,9)</text:p>
          </table:table-cell>
          <table:table-cell/>
          <table:table-cell table:formula="of:=CONCATENATE(&quot;(&quot;;[.A25];&quot;,&quot;;[.$U$1];&quot;)&quot;)" office:value-type="string" office:string-value="(24,10)">
            <text:p>(24,10)</text:p>
          </table:table-cell>
          <table:table-cell office:value-type="float" office:value="1">
            <text:p>1</text:p>
          </table:table-cell>
          <table:table-cell table:formula="of:=CONCATENATE(&quot;(&quot;;[.A25];&quot;,&quot;;[.$W$1];&quot;)&quot;)" office:value-type="string" office:string-value="(24,11)">
            <text:p>(24,11)</text:p>
          </table:table-cell>
          <table:table-cell/>
          <table:table-cell table:formula="of:=CONCATENATE(&quot;(&quot;;[.A25];&quot;,&quot;;[.$Y$1];&quot;)&quot;)" office:value-type="string" office:string-value="(24,12)">
            <text:p>(24,12)</text:p>
          </table:table-cell>
          <table:table-cell/>
          <table:table-cell table:formula="of:=CONCATENATE(&quot;(&quot;;[.A25];&quot;,&quot;;[.$AA$1];&quot;)&quot;)" office:value-type="string" office:string-value="(24,13)">
            <text:p>(24,13)</text:p>
          </table:table-cell>
          <table:table-cell/>
          <table:table-cell table:formula="of:=CONCATENATE(&quot;(&quot;;[.A25];&quot;,&quot;;[.$AC$1];&quot;)&quot;)" office:value-type="string" office:string-value="(24,14)">
            <text:p>(24,14)</text:p>
          </table:table-cell>
          <table:table-cell/>
          <table:table-cell table:formula="of:=CONCATENATE(&quot;(&quot;;[.A25];&quot;,&quot;;[.$AE$1];&quot;)&quot;)" office:value-type="string" office:string-value="(24,15)">
            <text:p>(24,15)</text:p>
          </table:table-cell>
          <table:table-cell/>
          <table:table-cell table:formula="of:=CONCATENATE(&quot;(&quot;;[.A25];&quot;,&quot;;[.$AG$1];&quot;)&quot;)" office:value-type="string" office:string-value="(24,16)">
            <text:p>(24,16)</text:p>
          </table:table-cell>
          <table:table-cell/>
          <table:table-cell table:formula="of:=CONCATENATE(&quot;(&quot;;[.A25];&quot;,&quot;;[.$AI$1];&quot;)&quot;)" office:value-type="string" office:string-value="(24,17)">
            <text:p>(24,17)</text:p>
          </table:table-cell>
          <table:table-cell/>
          <table:table-cell table:formula="of:=CONCATENATE(&quot;(&quot;;[.A25];&quot;,&quot;;[.$AK$1];&quot;)&quot;)" office:value-type="string" office:string-value="(24,18)">
            <text:p>(24,18)</text:p>
          </table:table-cell>
          <table:table-cell office:value-type="float" office:value="-1">
            <text:p>-1</text:p>
          </table:table-cell>
          <table:table-cell table:formula="of:=CONCATENATE(&quot;(&quot;;[.A25];&quot;,&quot;;[.$AM$1];&quot;)&quot;)" office:value-type="string" office:string-value="(24,19)">
            <text:p>(24,19)</text:p>
          </table:table-cell>
          <table:table-cell office:value-type="float" office:value="-1">
            <text:p>-1</text:p>
          </table:table-cell>
          <table:table-cell table:formula="of:=CONCATENATE(&quot;(&quot;;[.A25];&quot;,&quot;;[.$AO$1];&quot;)&quot;)" office:value-type="string" office:string-value="(24,20)">
            <text:p>(24,20)</text:p>
          </table:table-cell>
          <table:table-cell/>
          <table:table-cell table:formula="of:=CONCATENATE(&quot;(&quot;;[.A25];&quot;,&quot;;[.$AQ$1];&quot;)&quot;)" office:value-type="string" office:string-value="(24,21)">
            <text:p>(24,21)</text:p>
          </table:table-cell>
          <table:table-cell office:value-type="float" office:value="-1">
            <text:p>-1</text:p>
          </table:table-cell>
          <table:table-cell table:formula="of:=CONCATENATE(&quot;(&quot;;[.A25];&quot;,&quot;;[.$AS$1];&quot;)&quot;)" office:value-type="string" office:string-value="(24,22)">
            <text:p>(24,22)</text:p>
          </table:table-cell>
          <table:table-cell/>
          <table:table-cell table:formula="of:=CONCATENATE(&quot;(&quot;;[.A25];&quot;,&quot;;[.$AU$1];&quot;)&quot;)" office:value-type="string" office:string-value="(24,23)">
            <text:p>(24,23)</text:p>
          </table:table-cell>
          <table:table-cell office:value-type="float" office:value="-1">
            <text:p>-1</text:p>
          </table:table-cell>
          <table:table-cell table:formula="of:=CONCATENATE(&quot;(&quot;;[.A25];&quot;,&quot;;[.$AW$1];&quot;)&quot;)" office:value-type="string" office:string-value="(24,24)">
            <text:p>(24,24)</text:p>
          </table:table-cell>
          <table:table-cell/>
          <table:table-cell table:formula="of:=CONCATENATE(&quot;(&quot;;[.A25];&quot;,&quot;;[.$AY$1];&quot;)&quot;)" office:value-type="string" office:string-value="(24,25)">
            <text:p>(24,25)</text:p>
          </table:table-cell>
          <table:table-cell/>
          <table:table-cell table:formula="of:=CONCATENATE(&quot;(&quot;;[.A25];&quot;,&quot;;[.$BA$1];&quot;)&quot;)" office:value-type="string" office:string-value="(24,26)">
            <text:p>(24,26)</text:p>
          </table:table-cell>
          <table:table-cell/>
          <table:table-cell table:formula="of:=CONCATENATE(&quot;(&quot;;[.A25];&quot;,&quot;;[.$BC$1];&quot;)&quot;)" office:value-type="string" office:string-value="(24,27)">
            <text:p>(24,27)</text:p>
          </table:table-cell>
          <table:table-cell/>
          <table:table-cell table:formula="of:=CONCATENATE(&quot;(&quot;;[.A25];&quot;,&quot;;[.$BE$1];&quot;)&quot;)" office:value-type="string" office:string-value="(24,28)">
            <text:p>(24,28)</text:p>
          </table:table-cell>
          <table:table-cell office:value-type="float" office:value="-1">
            <text:p>-1</text:p>
          </table:table-cell>
          <table:table-cell table:formula="of:=CONCATENATE(&quot;(&quot;;[.A25];&quot;,&quot;;[.$BG$1];&quot;)&quot;)" office:value-type="string" office:string-value="(24,29)">
            <text:p>(24,29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CONCATENATE(&quot;(&quot;;[.A26];&quot;,&quot;;[.$C$1];&quot;)&quot;)" office:value-type="string" office:string-value="(25,1)">
            <text:p>(25,1)</text:p>
          </table:table-cell>
          <table:table-cell/>
          <table:table-cell table:formula="of:=CONCATENATE(&quot;(&quot;;[.A26];&quot;,&quot;;[.$E$1];&quot;)&quot;)" office:value-type="string" office:string-value="(25,2)">
            <text:p>(25,2)</text:p>
          </table:table-cell>
          <table:table-cell/>
          <table:table-cell table:formula="of:=CONCATENATE(&quot;(&quot;;[.A26];&quot;,&quot;;[.$G$1];&quot;)&quot;)" office:value-type="string" office:string-value="(25,3)">
            <text:p>(25,3)</text:p>
          </table:table-cell>
          <table:table-cell/>
          <table:table-cell table:formula="of:=CONCATENATE(&quot;(&quot;;[.A26];&quot;,&quot;;[.$I$1];&quot;)&quot;)" office:value-type="string" office:string-value="(25,4)">
            <text:p>(25,4)</text:p>
          </table:table-cell>
          <table:table-cell/>
          <table:table-cell table:formula="of:=CONCATENATE(&quot;(&quot;;[.A26];&quot;,&quot;;[.$K$1];&quot;)&quot;)" office:value-type="string" office:string-value="(25,5)">
            <text:p>(25,5)</text:p>
          </table:table-cell>
          <table:table-cell office:value-type="float" office:value="1">
            <text:p>1</text:p>
          </table:table-cell>
          <table:table-cell table:formula="of:=CONCATENATE(&quot;(&quot;;[.A26];&quot;,&quot;;[.$M$1];&quot;)&quot;)" office:value-type="string" office:string-value="(25,6)">
            <text:p>(25,6)</text:p>
          </table:table-cell>
          <table:table-cell/>
          <table:table-cell table:formula="of:=CONCATENATE(&quot;(&quot;;[.A26];&quot;,&quot;;[.$O$1];&quot;)&quot;)" office:value-type="string" office:string-value="(25,7)">
            <text:p>(25,7)</text:p>
          </table:table-cell>
          <table:table-cell/>
          <table:table-cell table:formula="of:=CONCATENATE(&quot;(&quot;;[.A26];&quot;,&quot;;[.$Q$1];&quot;)&quot;)" office:value-type="string" office:string-value="(25,8)">
            <text:p>(25,8)</text:p>
          </table:table-cell>
          <table:table-cell/>
          <table:table-cell table:formula="of:=CONCATENATE(&quot;(&quot;;[.A26];&quot;,&quot;;[.$S$1];&quot;)&quot;)" office:value-type="string" office:string-value="(25,9)">
            <text:p>(25,9)</text:p>
          </table:table-cell>
          <table:table-cell/>
          <table:table-cell table:formula="of:=CONCATENATE(&quot;(&quot;;[.A26];&quot;,&quot;;[.$U$1];&quot;)&quot;)" office:value-type="string" office:string-value="(25,10)">
            <text:p>(25,10)</text:p>
          </table:table-cell>
          <table:table-cell office:value-type="float" office:value="1">
            <text:p>1</text:p>
          </table:table-cell>
          <table:table-cell table:formula="of:=CONCATENATE(&quot;(&quot;;[.A26];&quot;,&quot;;[.$W$1];&quot;)&quot;)" office:value-type="string" office:string-value="(25,11)">
            <text:p>(25,11)</text:p>
          </table:table-cell>
          <table:table-cell office:value-type="float" office:value="1">
            <text:p>1</text:p>
          </table:table-cell>
          <table:table-cell table:formula="of:=CONCATENATE(&quot;(&quot;;[.A26];&quot;,&quot;;[.$Y$1];&quot;)&quot;)" office:value-type="string" office:string-value="(25,12)">
            <text:p>(25,12)</text:p>
          </table:table-cell>
          <table:table-cell/>
          <table:table-cell table:formula="of:=CONCATENATE(&quot;(&quot;;[.A26];&quot;,&quot;;[.$AA$1];&quot;)&quot;)" office:value-type="string" office:string-value="(25,13)">
            <text:p>(25,13)</text:p>
          </table:table-cell>
          <table:table-cell office:value-type="float" office:value="1">
            <text:p>1</text:p>
          </table:table-cell>
          <table:table-cell table:formula="of:=CONCATENATE(&quot;(&quot;;[.A26];&quot;,&quot;;[.$AC$1];&quot;)&quot;)" office:value-type="string" office:string-value="(25,14)">
            <text:p>(25,14)</text:p>
          </table:table-cell>
          <table:table-cell/>
          <table:table-cell table:formula="of:=CONCATENATE(&quot;(&quot;;[.A26];&quot;,&quot;;[.$AE$1];&quot;)&quot;)" office:value-type="string" office:string-value="(25,15)">
            <text:p>(25,15)</text:p>
          </table:table-cell>
          <table:table-cell office:value-type="float" office:value="1">
            <text:p>1</text:p>
          </table:table-cell>
          <table:table-cell table:formula="of:=CONCATENATE(&quot;(&quot;;[.A26];&quot;,&quot;;[.$AG$1];&quot;)&quot;)" office:value-type="string" office:string-value="(25,16)">
            <text:p>(25,16)</text:p>
          </table:table-cell>
          <table:table-cell/>
          <table:table-cell table:formula="of:=CONCATENATE(&quot;(&quot;;[.A26];&quot;,&quot;;[.$AI$1];&quot;)&quot;)" office:value-type="string" office:string-value="(25,17)">
            <text:p>(25,17)</text:p>
          </table:table-cell>
          <table:table-cell office:value-type="float" office:value="1">
            <text:p>1</text:p>
          </table:table-cell>
          <table:table-cell table:formula="of:=CONCATENATE(&quot;(&quot;;[.A26];&quot;,&quot;;[.$AK$1];&quot;)&quot;)" office:value-type="string" office:string-value="(25,18)">
            <text:p>(25,18)</text:p>
          </table:table-cell>
          <table:table-cell/>
          <table:table-cell table:formula="of:=CONCATENATE(&quot;(&quot;;[.A26];&quot;,&quot;;[.$AM$1];&quot;)&quot;)" office:value-type="string" office:string-value="(25,19)">
            <text:p>(25,19)</text:p>
          </table:table-cell>
          <table:table-cell/>
          <table:table-cell table:formula="of:=CONCATENATE(&quot;(&quot;;[.A26];&quot;,&quot;;[.$AO$1];&quot;)&quot;)" office:value-type="string" office:string-value="(25,20)">
            <text:p>(25,20)</text:p>
          </table:table-cell>
          <table:table-cell office:value-type="float" office:value="-1">
            <text:p>-1</text:p>
          </table:table-cell>
          <table:table-cell table:formula="of:=CONCATENATE(&quot;(&quot;;[.A26];&quot;,&quot;;[.$AQ$1];&quot;)&quot;)" office:value-type="string" office:string-value="(25,21)">
            <text:p>(25,21)</text:p>
          </table:table-cell>
          <table:table-cell/>
          <table:table-cell table:formula="of:=CONCATENATE(&quot;(&quot;;[.A26];&quot;,&quot;;[.$AS$1];&quot;)&quot;)" office:value-type="string" office:string-value="(25,22)">
            <text:p>(25,22)</text:p>
          </table:table-cell>
          <table:table-cell/>
          <table:table-cell table:formula="of:=CONCATENATE(&quot;(&quot;;[.A26];&quot;,&quot;;[.$AU$1];&quot;)&quot;)" office:value-type="string" office:string-value="(25,23)">
            <text:p>(25,23)</text:p>
          </table:table-cell>
          <table:table-cell/>
          <table:table-cell table:formula="of:=CONCATENATE(&quot;(&quot;;[.A26];&quot;,&quot;;[.$AW$1];&quot;)&quot;)" office:value-type="string" office:string-value="(25,24)">
            <text:p>(25,24)</text:p>
          </table:table-cell>
          <table:table-cell/>
          <table:table-cell table:formula="of:=CONCATENATE(&quot;(&quot;;[.A26];&quot;,&quot;;[.$AY$1];&quot;)&quot;)" office:value-type="string" office:string-value="(25,25)">
            <text:p>(25,25)</text:p>
          </table:table-cell>
          <table:table-cell/>
          <table:table-cell table:formula="of:=CONCATENATE(&quot;(&quot;;[.A26];&quot;,&quot;;[.$BA$1];&quot;)&quot;)" office:value-type="string" office:string-value="(25,26)">
            <text:p>(25,26)</text:p>
          </table:table-cell>
          <table:table-cell/>
          <table:table-cell table:formula="of:=CONCATENATE(&quot;(&quot;;[.A26];&quot;,&quot;;[.$BC$1];&quot;)&quot;)" office:value-type="string" office:string-value="(25,27)">
            <text:p>(25,27)</text:p>
          </table:table-cell>
          <table:table-cell/>
          <table:table-cell table:formula="of:=CONCATENATE(&quot;(&quot;;[.A26];&quot;,&quot;;[.$BE$1];&quot;)&quot;)" office:value-type="string" office:string-value="(25,28)">
            <text:p>(25,28)</text:p>
          </table:table-cell>
          <table:table-cell/>
          <table:table-cell table:formula="of:=CONCATENATE(&quot;(&quot;;[.A26];&quot;,&quot;;[.$BG$1];&quot;)&quot;)" office:value-type="string" office:string-value="(25,29)">
            <text:p>(25,29)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CONCATENATE(&quot;(&quot;;[.A27];&quot;,&quot;;[.$C$1];&quot;)&quot;)" office:value-type="string" office:string-value="(26,1)">
            <text:p>(26,1)</text:p>
          </table:table-cell>
          <table:table-cell office:value-type="float" office:value="1">
            <text:p>1</text:p>
          </table:table-cell>
          <table:table-cell table:formula="of:=CONCATENATE(&quot;(&quot;;[.A27];&quot;,&quot;;[.$E$1];&quot;)&quot;)" office:value-type="string" office:string-value="(26,2)">
            <text:p>(26,2)</text:p>
          </table:table-cell>
          <table:table-cell/>
          <table:table-cell table:formula="of:=CONCATENATE(&quot;(&quot;;[.A27];&quot;,&quot;;[.$G$1];&quot;)&quot;)" office:value-type="string" office:string-value="(26,3)">
            <text:p>(26,3)</text:p>
          </table:table-cell>
          <table:table-cell/>
          <table:table-cell table:formula="of:=CONCATENATE(&quot;(&quot;;[.A27];&quot;,&quot;;[.$I$1];&quot;)&quot;)" office:value-type="string" office:string-value="(26,4)">
            <text:p>(26,4)</text:p>
          </table:table-cell>
          <table:table-cell/>
          <table:table-cell table:formula="of:=CONCATENATE(&quot;(&quot;;[.A27];&quot;,&quot;;[.$K$1];&quot;)&quot;)" office:value-type="string" office:string-value="(26,5)">
            <text:p>(26,5)</text:p>
          </table:table-cell>
          <table:table-cell office:value-type="float" office:value="1">
            <text:p>1</text:p>
          </table:table-cell>
          <table:table-cell table:formula="of:=CONCATENATE(&quot;(&quot;;[.A27];&quot;,&quot;;[.$M$1];&quot;)&quot;)" office:value-type="string" office:string-value="(26,6)">
            <text:p>(26,6)</text:p>
          </table:table-cell>
          <table:table-cell/>
          <table:table-cell table:formula="of:=CONCATENATE(&quot;(&quot;;[.A27];&quot;,&quot;;[.$O$1];&quot;)&quot;)" office:value-type="string" office:string-value="(26,7)">
            <text:p>(26,7)</text:p>
          </table:table-cell>
          <table:table-cell/>
          <table:table-cell table:formula="of:=CONCATENATE(&quot;(&quot;;[.A27];&quot;,&quot;;[.$Q$1];&quot;)&quot;)" office:value-type="string" office:string-value="(26,8)">
            <text:p>(26,8)</text:p>
          </table:table-cell>
          <table:table-cell/>
          <table:table-cell table:formula="of:=CONCATENATE(&quot;(&quot;;[.A27];&quot;,&quot;;[.$S$1];&quot;)&quot;)" office:value-type="string" office:string-value="(26,9)">
            <text:p>(26,9)</text:p>
          </table:table-cell>
          <table:table-cell office:value-type="float" office:value="1">
            <text:p>1</text:p>
          </table:table-cell>
          <table:table-cell table:formula="of:=CONCATENATE(&quot;(&quot;;[.A27];&quot;,&quot;;[.$U$1];&quot;)&quot;)" office:value-type="string" office:string-value="(26,10)">
            <text:p>(26,10)</text:p>
          </table:table-cell>
          <table:table-cell/>
          <table:table-cell table:formula="of:=CONCATENATE(&quot;(&quot;;[.A27];&quot;,&quot;;[.$W$1];&quot;)&quot;)" office:value-type="string" office:string-value="(26,11)">
            <text:p>(26,11)</text:p>
          </table:table-cell>
          <table:table-cell office:value-type="float" office:value="1">
            <text:p>1</text:p>
          </table:table-cell>
          <table:table-cell table:formula="of:=CONCATENATE(&quot;(&quot;;[.A27];&quot;,&quot;;[.$Y$1];&quot;)&quot;)" office:value-type="string" office:string-value="(26,12)">
            <text:p>(26,12)</text:p>
          </table:table-cell>
          <table:table-cell office:value-type="float" office:value="1">
            <text:p>1</text:p>
          </table:table-cell>
          <table:table-cell table:formula="of:=CONCATENATE(&quot;(&quot;;[.A27];&quot;,&quot;;[.$AA$1];&quot;)&quot;)" office:value-type="string" office:string-value="(26,13)">
            <text:p>(26,13)</text:p>
          </table:table-cell>
          <table:table-cell/>
          <table:table-cell table:formula="of:=CONCATENATE(&quot;(&quot;;[.A27];&quot;,&quot;;[.$AC$1];&quot;)&quot;)" office:value-type="string" office:string-value="(26,14)">
            <text:p>(26,14)</text:p>
          </table:table-cell>
          <table:table-cell office:value-type="float" office:value="1">
            <text:p>1</text:p>
          </table:table-cell>
          <table:table-cell table:formula="of:=CONCATENATE(&quot;(&quot;;[.A27];&quot;,&quot;;[.$AE$1];&quot;)&quot;)" office:value-type="string" office:string-value="(26,15)">
            <text:p>(26,15)</text:p>
          </table:table-cell>
          <table:table-cell/>
          <table:table-cell table:formula="of:=CONCATENATE(&quot;(&quot;;[.A27];&quot;,&quot;;[.$AG$1];&quot;)&quot;)" office:value-type="string" office:string-value="(26,16)">
            <text:p>(26,16)</text:p>
          </table:table-cell>
          <table:table-cell/>
          <table:table-cell table:formula="of:=CONCATENATE(&quot;(&quot;;[.A27];&quot;,&quot;;[.$AI$1];&quot;)&quot;)" office:value-type="string" office:string-value="(26,17)">
            <text:p>(26,17)</text:p>
          </table:table-cell>
          <table:table-cell office:value-type="float" office:value="1">
            <text:p>1</text:p>
          </table:table-cell>
          <table:table-cell table:formula="of:=CONCATENATE(&quot;(&quot;;[.A27];&quot;,&quot;;[.$AK$1];&quot;)&quot;)" office:value-type="string" office:string-value="(26,18)">
            <text:p>(26,18)</text:p>
          </table:table-cell>
          <table:table-cell/>
          <table:table-cell table:formula="of:=CONCATENATE(&quot;(&quot;;[.A27];&quot;,&quot;;[.$AM$1];&quot;)&quot;)" office:value-type="string" office:string-value="(26,19)">
            <text:p>(26,19)</text:p>
          </table:table-cell>
          <table:table-cell/>
          <table:table-cell table:formula="of:=CONCATENATE(&quot;(&quot;;[.A27];&quot;,&quot;;[.$AO$1];&quot;)&quot;)" office:value-type="string" office:string-value="(26,20)">
            <text:p>(26,20)</text:p>
          </table:table-cell>
          <table:table-cell/>
          <table:table-cell table:formula="of:=CONCATENATE(&quot;(&quot;;[.A27];&quot;,&quot;;[.$AQ$1];&quot;)&quot;)" office:value-type="string" office:string-value="(26,21)">
            <text:p>(26,21)</text:p>
          </table:table-cell>
          <table:table-cell/>
          <table:table-cell table:formula="of:=CONCATENATE(&quot;(&quot;;[.A27];&quot;,&quot;;[.$AS$1];&quot;)&quot;)" office:value-type="string" office:string-value="(26,22)">
            <text:p>(26,22)</text:p>
          </table:table-cell>
          <table:table-cell office:value-type="float" office:value="-1">
            <text:p>-1</text:p>
          </table:table-cell>
          <table:table-cell table:formula="of:=CONCATENATE(&quot;(&quot;;[.A27];&quot;,&quot;;[.$AU$1];&quot;)&quot;)" office:value-type="string" office:string-value="(26,23)">
            <text:p>(26,23)</text:p>
          </table:table-cell>
          <table:table-cell/>
          <table:table-cell table:formula="of:=CONCATENATE(&quot;(&quot;;[.A27];&quot;,&quot;;[.$AW$1];&quot;)&quot;)" office:value-type="string" office:string-value="(26,24)">
            <text:p>(26,24)</text:p>
          </table:table-cell>
          <table:table-cell/>
          <table:table-cell table:formula="of:=CONCATENATE(&quot;(&quot;;[.A27];&quot;,&quot;;[.$AY$1];&quot;)&quot;)" office:value-type="string" office:string-value="(26,25)">
            <text:p>(26,25)</text:p>
          </table:table-cell>
          <table:table-cell/>
          <table:table-cell table:formula="of:=CONCATENATE(&quot;(&quot;;[.A27];&quot;,&quot;;[.$BA$1];&quot;)&quot;)" office:value-type="string" office:string-value="(26,26)">
            <text:p>(26,26)</text:p>
          </table:table-cell>
          <table:table-cell/>
          <table:table-cell table:formula="of:=CONCATENATE(&quot;(&quot;;[.A27];&quot;,&quot;;[.$BC$1];&quot;)&quot;)" office:value-type="string" office:string-value="(26,27)">
            <text:p>(26,27)</text:p>
          </table:table-cell>
          <table:table-cell/>
          <table:table-cell table:formula="of:=CONCATENATE(&quot;(&quot;;[.A27];&quot;,&quot;;[.$BE$1];&quot;)&quot;)" office:value-type="string" office:string-value="(26,28)">
            <text:p>(26,28)</text:p>
          </table:table-cell>
          <table:table-cell/>
          <table:table-cell table:formula="of:=CONCATENATE(&quot;(&quot;;[.A27];&quot;,&quot;;[.$BG$1];&quot;)&quot;)" office:value-type="string" office:string-value="(26,29)">
            <text:p>(26,29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CONCATENATE(&quot;(&quot;;[.A28];&quot;,&quot;;[.$C$1];&quot;)&quot;)" office:value-type="string" office:string-value="(27,1)">
            <text:p>(27,1)</text:p>
          </table:table-cell>
          <table:table-cell office:value-type="float" office:value="1">
            <text:p>1</text:p>
          </table:table-cell>
          <table:table-cell table:formula="of:=CONCATENATE(&quot;(&quot;;[.A28];&quot;,&quot;;[.$E$1];&quot;)&quot;)" office:value-type="string" office:string-value="(27,2)">
            <text:p>(27,2)</text:p>
          </table:table-cell>
          <table:table-cell/>
          <table:table-cell table:formula="of:=CONCATENATE(&quot;(&quot;;[.A28];&quot;,&quot;;[.$G$1];&quot;)&quot;)" office:value-type="string" office:string-value="(27,3)">
            <text:p>(27,3)</text:p>
          </table:table-cell>
          <table:table-cell/>
          <table:table-cell table:formula="of:=CONCATENATE(&quot;(&quot;;[.A28];&quot;,&quot;;[.$I$1];&quot;)&quot;)" office:value-type="string" office:string-value="(27,4)">
            <text:p>(27,4)</text:p>
          </table:table-cell>
          <table:table-cell/>
          <table:table-cell table:formula="of:=CONCATENATE(&quot;(&quot;;[.A28];&quot;,&quot;;[.$K$1];&quot;)&quot;)" office:value-type="string" office:string-value="(27,5)">
            <text:p>(27,5)</text:p>
          </table:table-cell>
          <table:table-cell/>
          <table:table-cell table:formula="of:=CONCATENATE(&quot;(&quot;;[.A28];&quot;,&quot;;[.$M$1];&quot;)&quot;)" office:value-type="string" office:string-value="(27,6)">
            <text:p>(27,6)</text:p>
          </table:table-cell>
          <table:table-cell/>
          <table:table-cell table:formula="of:=CONCATENATE(&quot;(&quot;;[.A28];&quot;,&quot;;[.$O$1];&quot;)&quot;)" office:value-type="string" office:string-value="(27,7)">
            <text:p>(27,7)</text:p>
          </table:table-cell>
          <table:table-cell/>
          <table:table-cell table:formula="of:=CONCATENATE(&quot;(&quot;;[.A28];&quot;,&quot;;[.$Q$1];&quot;)&quot;)" office:value-type="string" office:string-value="(27,8)">
            <text:p>(27,8)</text:p>
          </table:table-cell>
          <table:table-cell/>
          <table:table-cell table:formula="of:=CONCATENATE(&quot;(&quot;;[.A28];&quot;,&quot;;[.$S$1];&quot;)&quot;)" office:value-type="string" office:string-value="(27,9)">
            <text:p>(27,9)</text:p>
          </table:table-cell>
          <table:table-cell/>
          <table:table-cell table:formula="of:=CONCATENATE(&quot;(&quot;;[.A28];&quot;,&quot;;[.$U$1];&quot;)&quot;)" office:value-type="string" office:string-value="(27,10)">
            <text:p>(27,10)</text:p>
          </table:table-cell>
          <table:table-cell/>
          <table:table-cell table:formula="of:=CONCATENATE(&quot;(&quot;;[.A28];&quot;,&quot;;[.$W$1];&quot;)&quot;)" office:value-type="string" office:string-value="(27,11)">
            <text:p>(27,11)</text:p>
          </table:table-cell>
          <table:table-cell/>
          <table:table-cell table:formula="of:=CONCATENATE(&quot;(&quot;;[.A28];&quot;,&quot;;[.$Y$1];&quot;)&quot;)" office:value-type="string" office:string-value="(27,12)">
            <text:p>(27,12)</text:p>
          </table:table-cell>
          <table:table-cell/>
          <table:table-cell table:formula="of:=CONCATENATE(&quot;(&quot;;[.A28];&quot;,&quot;;[.$AA$1];&quot;)&quot;)" office:value-type="string" office:string-value="(27,13)">
            <text:p>(27,13)</text:p>
          </table:table-cell>
          <table:table-cell/>
          <table:table-cell table:formula="of:=CONCATENATE(&quot;(&quot;;[.A28];&quot;,&quot;;[.$AC$1];&quot;)&quot;)" office:value-type="string" office:string-value="(27,14)">
            <text:p>(27,14)</text:p>
          </table:table-cell>
          <table:table-cell/>
          <table:table-cell table:formula="of:=CONCATENATE(&quot;(&quot;;[.A28];&quot;,&quot;;[.$AE$1];&quot;)&quot;)" office:value-type="string" office:string-value="(27,15)">
            <text:p>(27,15)</text:p>
          </table:table-cell>
          <table:table-cell/>
          <table:table-cell table:formula="of:=CONCATENATE(&quot;(&quot;;[.A28];&quot;,&quot;;[.$AG$1];&quot;)&quot;)" office:value-type="string" office:string-value="(27,16)">
            <text:p>(27,16)</text:p>
          </table:table-cell>
          <table:table-cell/>
          <table:table-cell table:formula="of:=CONCATENATE(&quot;(&quot;;[.A28];&quot;,&quot;;[.$AI$1];&quot;)&quot;)" office:value-type="string" office:string-value="(27,17)">
            <text:p>(27,17)</text:p>
          </table:table-cell>
          <table:table-cell/>
          <table:table-cell table:formula="of:=CONCATENATE(&quot;(&quot;;[.A28];&quot;,&quot;;[.$AK$1];&quot;)&quot;)" office:value-type="string" office:string-value="(27,18)">
            <text:p>(27,18)</text:p>
          </table:table-cell>
          <table:table-cell office:value-type="float" office:value="-1">
            <text:p>-1</text:p>
          </table:table-cell>
          <table:table-cell table:formula="of:=CONCATENATE(&quot;(&quot;;[.A28];&quot;,&quot;;[.$AM$1];&quot;)&quot;)" office:value-type="string" office:string-value="(27,19)">
            <text:p>(27,19)</text:p>
          </table:table-cell>
          <table:table-cell/>
          <table:table-cell table:formula="of:=CONCATENATE(&quot;(&quot;;[.A28];&quot;,&quot;;[.$AO$1];&quot;)&quot;)" office:value-type="string" office:string-value="(27,20)">
            <text:p>(27,20)</text:p>
          </table:table-cell>
          <table:table-cell/>
          <table:table-cell table:formula="of:=CONCATENATE(&quot;(&quot;;[.A28];&quot;,&quot;;[.$AQ$1];&quot;)&quot;)" office:value-type="string" office:string-value="(27,21)">
            <text:p>(27,21)</text:p>
          </table:table-cell>
          <table:table-cell/>
          <table:table-cell table:formula="of:=CONCATENATE(&quot;(&quot;;[.A28];&quot;,&quot;;[.$AS$1];&quot;)&quot;)" office:value-type="string" office:string-value="(27,22)">
            <text:p>(27,22)</text:p>
          </table:table-cell>
          <table:table-cell/>
          <table:table-cell table:formula="of:=CONCATENATE(&quot;(&quot;;[.A28];&quot;,&quot;;[.$AU$1];&quot;)&quot;)" office:value-type="string" office:string-value="(27,23)">
            <text:p>(27,23)</text:p>
          </table:table-cell>
          <table:table-cell/>
          <table:table-cell table:formula="of:=CONCATENATE(&quot;(&quot;;[.A28];&quot;,&quot;;[.$AW$1];&quot;)&quot;)" office:value-type="string" office:string-value="(27,24)">
            <text:p>(27,24)</text:p>
          </table:table-cell>
          <table:table-cell/>
          <table:table-cell table:formula="of:=CONCATENATE(&quot;(&quot;;[.A28];&quot;,&quot;;[.$AY$1];&quot;)&quot;)" office:value-type="string" office:string-value="(27,25)">
            <text:p>(27,25)</text:p>
          </table:table-cell>
          <table:table-cell/>
          <table:table-cell table:formula="of:=CONCATENATE(&quot;(&quot;;[.A28];&quot;,&quot;;[.$BA$1];&quot;)&quot;)" office:value-type="string" office:string-value="(27,26)">
            <text:p>(27,26)</text:p>
          </table:table-cell>
          <table:table-cell/>
          <table:table-cell table:formula="of:=CONCATENATE(&quot;(&quot;;[.A28];&quot;,&quot;;[.$BC$1];&quot;)&quot;)" office:value-type="string" office:string-value="(27,27)">
            <text:p>(27,27)</text:p>
          </table:table-cell>
          <table:table-cell/>
          <table:table-cell table:formula="of:=CONCATENATE(&quot;(&quot;;[.A28];&quot;,&quot;;[.$BE$1];&quot;)&quot;)" office:value-type="string" office:string-value="(27,28)">
            <text:p>(27,28)</text:p>
          </table:table-cell>
          <table:table-cell/>
          <table:table-cell table:formula="of:=CONCATENATE(&quot;(&quot;;[.A28];&quot;,&quot;;[.$BG$1];&quot;)&quot;)" office:value-type="string" office:string-value="(27,29)">
            <text:p>(27,29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CONCATENATE(&quot;(&quot;;[.A29];&quot;,&quot;;[.$C$1];&quot;)&quot;)" office:value-type="string" office:string-value="(28,1)">
            <text:p>(28,1)</text:p>
          </table:table-cell>
          <table:table-cell office:value-type="float" office:value="1">
            <text:p>1</text:p>
          </table:table-cell>
          <table:table-cell table:formula="of:=CONCATENATE(&quot;(&quot;;[.A29];&quot;,&quot;;[.$E$1];&quot;)&quot;)" office:value-type="string" office:string-value="(28,2)">
            <text:p>(28,2)</text:p>
          </table:table-cell>
          <table:table-cell/>
          <table:table-cell table:formula="of:=CONCATENATE(&quot;(&quot;;[.A29];&quot;,&quot;;[.$G$1];&quot;)&quot;)" office:value-type="string" office:string-value="(28,3)">
            <text:p>(28,3)</text:p>
          </table:table-cell>
          <table:table-cell/>
          <table:table-cell table:formula="of:=CONCATENATE(&quot;(&quot;;[.A29];&quot;,&quot;;[.$I$1];&quot;)&quot;)" office:value-type="string" office:string-value="(28,4)">
            <text:p>(28,4)</text:p>
          </table:table-cell>
          <table:table-cell/>
          <table:table-cell table:formula="of:=CONCATENATE(&quot;(&quot;;[.A29];&quot;,&quot;;[.$K$1];&quot;)&quot;)" office:value-type="string" office:string-value="(28,5)">
            <text:p>(28,5)</text:p>
          </table:table-cell>
          <table:table-cell office:value-type="float" office:value="1">
            <text:p>1</text:p>
          </table:table-cell>
          <table:table-cell table:formula="of:=CONCATENATE(&quot;(&quot;;[.A29];&quot;,&quot;;[.$M$1];&quot;)&quot;)" office:value-type="string" office:string-value="(28,6)">
            <text:p>(28,6)</text:p>
          </table:table-cell>
          <table:table-cell/>
          <table:table-cell table:formula="of:=CONCATENATE(&quot;(&quot;;[.A29];&quot;,&quot;;[.$O$1];&quot;)&quot;)" office:value-type="string" office:string-value="(28,7)">
            <text:p>(28,7)</text:p>
          </table:table-cell>
          <table:table-cell office:value-type="float" office:value="1">
            <text:p>1</text:p>
          </table:table-cell>
          <table:table-cell table:formula="of:=CONCATENATE(&quot;(&quot;;[.A29];&quot;,&quot;;[.$Q$1];&quot;)&quot;)" office:value-type="string" office:string-value="(28,8)">
            <text:p>(28,8)</text:p>
          </table:table-cell>
          <table:table-cell office:value-type="float" office:value="1">
            <text:p>1</text:p>
          </table:table-cell>
          <table:table-cell table:formula="of:=CONCATENATE(&quot;(&quot;;[.A29];&quot;,&quot;;[.$S$1];&quot;)&quot;)" office:value-type="string" office:string-value="(28,9)">
            <text:p>(28,9)</text:p>
          </table:table-cell>
          <table:table-cell office:value-type="float" office:value="1">
            <text:p>1</text:p>
          </table:table-cell>
          <table:table-cell table:formula="of:=CONCATENATE(&quot;(&quot;;[.A29];&quot;,&quot;;[.$U$1];&quot;)&quot;)" office:value-type="string" office:string-value="(28,10)">
            <text:p>(28,10)</text:p>
          </table:table-cell>
          <table:table-cell office:value-type="float" office:value="1">
            <text:p>1</text:p>
          </table:table-cell>
          <table:table-cell table:formula="of:=CONCATENATE(&quot;(&quot;;[.A29];&quot;,&quot;;[.$W$1];&quot;)&quot;)" office:value-type="string" office:string-value="(28,11)">
            <text:p>(28,11)</text:p>
          </table:table-cell>
          <table:table-cell office:value-type="float" office:value="1">
            <text:p>1</text:p>
          </table:table-cell>
          <table:table-cell table:formula="of:=CONCATENATE(&quot;(&quot;;[.A29];&quot;,&quot;;[.$Y$1];&quot;)&quot;)" office:value-type="string" office:string-value="(28,12)">
            <text:p>(28,12)</text:p>
          </table:table-cell>
          <table:table-cell/>
          <table:table-cell table:formula="of:=CONCATENATE(&quot;(&quot;;[.A29];&quot;,&quot;;[.$AA$1];&quot;)&quot;)" office:value-type="string" office:string-value="(28,13)">
            <text:p>(28,13)</text:p>
          </table:table-cell>
          <table:table-cell/>
          <table:table-cell table:formula="of:=CONCATENATE(&quot;(&quot;;[.A29];&quot;,&quot;;[.$AC$1];&quot;)&quot;)" office:value-type="string" office:string-value="(28,14)">
            <text:p>(28,14)</text:p>
          </table:table-cell>
          <table:table-cell/>
          <table:table-cell table:formula="of:=CONCATENATE(&quot;(&quot;;[.A29];&quot;,&quot;;[.$AE$1];&quot;)&quot;)" office:value-type="string" office:string-value="(28,15)">
            <text:p>(28,15)</text:p>
          </table:table-cell>
          <table:table-cell/>
          <table:table-cell table:formula="of:=CONCATENATE(&quot;(&quot;;[.A29];&quot;,&quot;;[.$AG$1];&quot;)&quot;)" office:value-type="string" office:string-value="(28,16)">
            <text:p>(28,16)</text:p>
          </table:table-cell>
          <table:table-cell/>
          <table:table-cell table:formula="of:=CONCATENATE(&quot;(&quot;;[.A29];&quot;,&quot;;[.$AI$1];&quot;)&quot;)" office:value-type="string" office:string-value="(28,17)">
            <text:p>(28,17)</text:p>
          </table:table-cell>
          <table:table-cell/>
          <table:table-cell table:formula="of:=CONCATENATE(&quot;(&quot;;[.A29];&quot;,&quot;;[.$AK$1];&quot;)&quot;)" office:value-type="string" office:string-value="(28,18)">
            <text:p>(28,18)</text:p>
          </table:table-cell>
          <table:table-cell office:value-type="float" office:value="1">
            <text:p>1</text:p>
          </table:table-cell>
          <table:table-cell table:formula="of:=CONCATENATE(&quot;(&quot;;[.A29];&quot;,&quot;;[.$AM$1];&quot;)&quot;)" office:value-type="string" office:string-value="(28,19)">
            <text:p>(28,19)</text:p>
          </table:table-cell>
          <table:table-cell/>
          <table:table-cell table:formula="of:=CONCATENATE(&quot;(&quot;;[.A29];&quot;,&quot;;[.$AO$1];&quot;)&quot;)" office:value-type="string" office:string-value="(28,20)">
            <text:p>(28,20)</text:p>
          </table:table-cell>
          <table:table-cell office:value-type="float" office:value="1">
            <text:p>1</text:p>
          </table:table-cell>
          <table:table-cell table:formula="of:=CONCATENATE(&quot;(&quot;;[.A29];&quot;,&quot;;[.$AQ$1];&quot;)&quot;)" office:value-type="string" office:string-value="(28,21)">
            <text:p>(28,21)</text:p>
          </table:table-cell>
          <table:table-cell office:value-type="float" office:value="1">
            <text:p>1</text:p>
          </table:table-cell>
          <table:table-cell table:formula="of:=CONCATENATE(&quot;(&quot;;[.A29];&quot;,&quot;;[.$AS$1];&quot;)&quot;)" office:value-type="string" office:string-value="(28,22)">
            <text:p>(28,22)</text:p>
          </table:table-cell>
          <table:table-cell office:value-type="float" office:value="1">
            <text:p>1</text:p>
          </table:table-cell>
          <table:table-cell table:formula="of:=CONCATENATE(&quot;(&quot;;[.A29];&quot;,&quot;;[.$AU$1];&quot;)&quot;)" office:value-type="string" office:string-value="(28,23)">
            <text:p>(28,23)</text:p>
          </table:table-cell>
          <table:table-cell office:value-type="float" office:value="1">
            <text:p>1</text:p>
          </table:table-cell>
          <table:table-cell table:formula="of:=CONCATENATE(&quot;(&quot;;[.A29];&quot;,&quot;;[.$AW$1];&quot;)&quot;)" office:value-type="string" office:string-value="(28,24)">
            <text:p>(28,24)</text:p>
          </table:table-cell>
          <table:table-cell office:value-type="float" office:value="-1">
            <text:p>-1</text:p>
          </table:table-cell>
          <table:table-cell table:formula="of:=CONCATENATE(&quot;(&quot;;[.A29];&quot;,&quot;;[.$AY$1];&quot;)&quot;)" office:value-type="string" office:string-value="(28,25)">
            <text:p>(28,25)</text:p>
          </table:table-cell>
          <table:table-cell/>
          <table:table-cell table:formula="of:=CONCATENATE(&quot;(&quot;;[.A29];&quot;,&quot;;[.$BA$1];&quot;)&quot;)" office:value-type="string" office:string-value="(28,26)">
            <text:p>(28,26)</text:p>
          </table:table-cell>
          <table:table-cell/>
          <table:table-cell table:formula="of:=CONCATENATE(&quot;(&quot;;[.A29];&quot;,&quot;;[.$BC$1];&quot;)&quot;)" office:value-type="string" office:string-value="(28,27)">
            <text:p>(28,27)</text:p>
          </table:table-cell>
          <table:table-cell/>
          <table:table-cell table:formula="of:=CONCATENATE(&quot;(&quot;;[.A29];&quot;,&quot;;[.$BE$1];&quot;)&quot;)" office:value-type="string" office:string-value="(28,28)">
            <text:p>(28,28)</text:p>
          </table:table-cell>
          <table:table-cell/>
          <table:table-cell table:formula="of:=CONCATENATE(&quot;(&quot;;[.A29];&quot;,&quot;;[.$BG$1];&quot;)&quot;)" office:value-type="string" office:string-value="(28,29)">
            <text:p>(28,29)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ONCATENATE(&quot;(&quot;;[.A30];&quot;,&quot;;[.$C$1];&quot;)&quot;)" office:value-type="string" office:string-value="(29,1)">
            <text:p>(29,1)</text:p>
          </table:table-cell>
          <table:table-cell/>
          <table:table-cell table:formula="of:=CONCATENATE(&quot;(&quot;;[.A30];&quot;,&quot;;[.$E$1];&quot;)&quot;)" office:value-type="string" office:string-value="(29,2)">
            <text:p>(29,2)</text:p>
          </table:table-cell>
          <table:table-cell office:value-type="float" office:value="1">
            <text:p>1</text:p>
          </table:table-cell>
          <table:table-cell table:formula="of:=CONCATENATE(&quot;(&quot;;[.A30];&quot;,&quot;;[.$G$1];&quot;)&quot;)" office:value-type="string" office:string-value="(29,3)">
            <text:p>(29,3)</text:p>
          </table:table-cell>
          <table:table-cell/>
          <table:table-cell table:formula="of:=CONCATENATE(&quot;(&quot;;[.A30];&quot;,&quot;;[.$I$1];&quot;)&quot;)" office:value-type="string" office:string-value="(29,4)">
            <text:p>(29,4)</text:p>
          </table:table-cell>
          <table:table-cell office:value-type="float" office:value="1">
            <text:p>1</text:p>
          </table:table-cell>
          <table:table-cell table:formula="of:=CONCATENATE(&quot;(&quot;;[.A30];&quot;,&quot;;[.$K$1];&quot;)&quot;)" office:value-type="string" office:string-value="(29,5)">
            <text:p>(29,5)</text:p>
          </table:table-cell>
          <table:table-cell/>
          <table:table-cell table:formula="of:=CONCATENATE(&quot;(&quot;;[.A30];&quot;,&quot;;[.$M$1];&quot;)&quot;)" office:value-type="string" office:string-value="(29,6)">
            <text:p>(29,6)</text:p>
          </table:table-cell>
          <table:table-cell office:value-type="float" office:value="1">
            <text:p>1</text:p>
          </table:table-cell>
          <table:table-cell table:formula="of:=CONCATENATE(&quot;(&quot;;[.A30];&quot;,&quot;;[.$O$1];&quot;)&quot;)" office:value-type="string" office:string-value="(29,7)">
            <text:p>(29,7)</text:p>
          </table:table-cell>
          <table:table-cell/>
          <table:table-cell table:formula="of:=CONCATENATE(&quot;(&quot;;[.A30];&quot;,&quot;;[.$Q$1];&quot;)&quot;)" office:value-type="string" office:string-value="(29,8)">
            <text:p>(29,8)</text:p>
          </table:table-cell>
          <table:table-cell/>
          <table:table-cell table:formula="of:=CONCATENATE(&quot;(&quot;;[.A30];&quot;,&quot;;[.$S$1];&quot;)&quot;)" office:value-type="string" office:string-value="(29,9)">
            <text:p>(29,9)</text:p>
          </table:table-cell>
          <table:table-cell/>
          <table:table-cell table:formula="of:=CONCATENATE(&quot;(&quot;;[.A30];&quot;,&quot;;[.$U$1];&quot;)&quot;)" office:value-type="string" office:string-value="(29,10)">
            <text:p>(29,10)</text:p>
          </table:table-cell>
          <table:table-cell/>
          <table:table-cell table:formula="of:=CONCATENATE(&quot;(&quot;;[.A30];&quot;,&quot;;[.$W$1];&quot;)&quot;)" office:value-type="string" office:string-value="(29,11)">
            <text:p>(29,11)</text:p>
          </table:table-cell>
          <table:table-cell/>
          <table:table-cell table:formula="of:=CONCATENATE(&quot;(&quot;;[.A30];&quot;,&quot;;[.$Y$1];&quot;)&quot;)" office:value-type="string" office:string-value="(29,12)">
            <text:p>(29,12)</text:p>
          </table:table-cell>
          <table:table-cell/>
          <table:table-cell table:formula="of:=CONCATENATE(&quot;(&quot;;[.A30];&quot;,&quot;;[.$AA$1];&quot;)&quot;)" office:value-type="string" office:string-value="(29,13)">
            <text:p>(29,13)</text:p>
          </table:table-cell>
          <table:table-cell office:value-type="float" office:value="1">
            <text:p>1</text:p>
          </table:table-cell>
          <table:table-cell table:formula="of:=CONCATENATE(&quot;(&quot;;[.A30];&quot;,&quot;;[.$AC$1];&quot;)&quot;)" office:value-type="string" office:string-value="(29,14)">
            <text:p>(29,14)</text:p>
          </table:table-cell>
          <table:table-cell/>
          <table:table-cell table:formula="of:=CONCATENATE(&quot;(&quot;;[.A30];&quot;,&quot;;[.$AE$1];&quot;)&quot;)" office:value-type="string" office:string-value="(29,15)">
            <text:p>(29,15)</text:p>
          </table:table-cell>
          <table:table-cell office:value-type="float" office:value="1">
            <text:p>1</text:p>
          </table:table-cell>
          <table:table-cell table:formula="of:=CONCATENATE(&quot;(&quot;;[.A30];&quot;,&quot;;[.$AG$1];&quot;)&quot;)" office:value-type="string" office:string-value="(29,16)">
            <text:p>(29,16)</text:p>
          </table:table-cell>
          <table:table-cell office:value-type="float" office:value="1">
            <text:p>1</text:p>
          </table:table-cell>
          <table:table-cell table:formula="of:=CONCATENATE(&quot;(&quot;;[.A30];&quot;,&quot;;[.$AI$1];&quot;)&quot;)" office:value-type="string" office:string-value="(29,17)">
            <text:p>(29,17)</text:p>
          </table:table-cell>
          <table:table-cell office:value-type="float" office:value="1">
            <text:p>1</text:p>
          </table:table-cell>
          <table:table-cell table:formula="of:=CONCATENATE(&quot;(&quot;;[.A30];&quot;,&quot;;[.$AK$1];&quot;)&quot;)" office:value-type="string" office:string-value="(29,18)">
            <text:p>(29,18)</text:p>
          </table:table-cell>
          <table:table-cell/>
          <table:table-cell table:formula="of:=CONCATENATE(&quot;(&quot;;[.A30];&quot;,&quot;;[.$AM$1];&quot;)&quot;)" office:value-type="string" office:string-value="(29,19)">
            <text:p>(29,19)</text:p>
          </table:table-cell>
          <table:table-cell office:value-type="float" office:value="1">
            <text:p>1</text:p>
          </table:table-cell>
          <table:table-cell table:formula="of:=CONCATENATE(&quot;(&quot;;[.A30];&quot;,&quot;;[.$AO$1];&quot;)&quot;)" office:value-type="string" office:string-value="(29,20)">
            <text:p>(29,20)</text:p>
          </table:table-cell>
          <table:table-cell/>
          <table:table-cell table:formula="of:=CONCATENATE(&quot;(&quot;;[.A30];&quot;,&quot;;[.$AQ$1];&quot;)&quot;)" office:value-type="string" office:string-value="(29,21)">
            <text:p>(29,21)</text:p>
          </table:table-cell>
          <table:table-cell/>
          <table:table-cell table:formula="of:=CONCATENATE(&quot;(&quot;;[.A30];&quot;,&quot;;[.$AS$1];&quot;)&quot;)" office:value-type="string" office:string-value="(29,22)">
            <text:p>(29,22)</text:p>
          </table:table-cell>
          <table:table-cell/>
          <table:table-cell table:formula="of:=CONCATENATE(&quot;(&quot;;[.A30];&quot;,&quot;;[.$AU$1];&quot;)&quot;)" office:value-type="string" office:string-value="(29,23)">
            <text:p>(29,23)</text:p>
          </table:table-cell>
          <table:table-cell/>
          <table:table-cell table:formula="of:=CONCATENATE(&quot;(&quot;;[.A30];&quot;,&quot;;[.$AW$1];&quot;)&quot;)" office:value-type="string" office:string-value="(29,24)">
            <text:p>(29,24)</text:p>
          </table:table-cell>
          <table:table-cell/>
          <table:table-cell table:formula="of:=CONCATENATE(&quot;(&quot;;[.A30];&quot;,&quot;;[.$AY$1];&quot;)&quot;)" office:value-type="string" office:string-value="(29,25)">
            <text:p>(29,25)</text:p>
          </table:table-cell>
          <table:table-cell/>
          <table:table-cell table:formula="of:=CONCATENATE(&quot;(&quot;;[.A30];&quot;,&quot;;[.$BA$1];&quot;)&quot;)" office:value-type="string" office:string-value="(29,26)">
            <text:p>(29,26)</text:p>
          </table:table-cell>
          <table:table-cell/>
          <table:table-cell table:formula="of:=CONCATENATE(&quot;(&quot;;[.A30];&quot;,&quot;;[.$BC$1];&quot;)&quot;)" office:value-type="string" office:string-value="(29,27)">
            <text:p>(29,27)</text:p>
          </table:table-cell>
          <table:table-cell/>
          <table:table-cell table:formula="of:=CONCATENATE(&quot;(&quot;;[.A30];&quot;,&quot;;[.$BE$1];&quot;)&quot;)" office:value-type="string" office:string-value="(29,28)">
            <text:p>(29,28)</text:p>
          </table:table-cell>
          <table:table-cell office:value-type="float" office:value="-1">
            <text:p>-1</text:p>
          </table:table-cell>
          <table:table-cell table:formula="of:=CONCATENATE(&quot;(&quot;;[.A30];&quot;,&quot;;[.$BG$1];&quot;)&quot;)" office:value-type="string" office:string-value="(29,29)">
            <text:p>(29,29)</text:p>
          </table:table-cell>
          <table:table-cell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15:3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sele </meta:initial-creator>
    <meta:creation-date>2012-10-21T22:35:57.29</meta:creation-date>
    <dc:date>2012-10-28T15:39:09.03</dc:date>
    <dc:creator>Gisele </dc:creator>
    <meta:editing-duration>PT1H6M31S</meta:editing-duration>
    <meta:editing-cycles>23</meta:editing-cycles>
    <meta:generator>OpenOffice.org/3.3$Win32 OpenOffice.org_project/330m20$Build-9567</meta:generator>
    <meta:document-statistic meta:table-count="3" meta:cell-count="1163" meta:object-count="0"/>
  </office:meta>
</office:document-meta>
</file>